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ie viel Zeit verbringen Sie an einem normalen Wochentag insgesamt mit Fernsehen?</text:p>
          </table:table-cell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enn Sie wieder an einen normalen Wochentag denken, wie viel von Ihrer Fernsehzeit verbringen Sie damit, sich Nachrichten oder Sendungen über Politik und über das aktuelle Geschehen anzusehen?</text:p>
          </table:table-cell>
          <table:table-cell office:value-type="float" office:value="12913" calcext:value-type="float">
            <text:p>12913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ie viel Zeit verbringen Sie an einem normalen Wochentag mit Radiohören?</text:p>
          </table:table-cell>
          <table:table-cell office:value-type="float" office:value="12817" calcext:value-type="float">
            <text:p>12817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Und wie viel von dieser Zeit verbringen Sie damit, Nachrichten oder Sendungen über Politik und über das aktuelle Geschehen zu hören?</text:p>
          </table:table-cell>
          <table:table-cell office:value-type="float" office:value="12914" calcext:value-type="float">
            <text:p>12914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Weiter Karte 1 Wie viel Zeit verbringen Sie an einem normalen Wochentag insgesamt mit dem Lesen von Zeitungen?</text:p>
          </table:table-cell>
          <table:table-cell office:value-type="float" office:value="14869" calcext:value-type="float">
            <text:p>14869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Und wie viel von dieser Zeit verbringen Sie damit, Artikel über politische Themen und über das aktuelle Geschehen zu lesen?</text:p>
          </table:table-cell>
          <table:table-cell office:value-type="float" office:value="12916" calcext:value-type="float">
            <text:p>12916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Wie oft nutzen Sie das Internet, das World Wide Web oder E-Mails – sowohl zu Hause oder am Arbeitsplatz – für Ihren persönlichen Gebrauch?</text:p>
          </table:table-cell>
          <table:table-cell office:value-type="float" office:value="12917" calcext:value-type="float">
            <text:p>12917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Würden Sie ganz generell sagen, dass man den meisten Menschen vertrauen kann oder dass man im Umgang mit den Menschen nicht vorsichtig genug sein kann?</text:p>
          </table:table-cell>
          <table:table-cell office:value-type="float" office:value="12918" calcext:value-type="float">
            <text:p>12918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itte beantworten Sie diese Frage auf einer Skala von 0 bis 10, wobei 0 bedeutet, dass man nicht vorsichtig genug sein kann und 10, dass man den meisten vertrauen kann.</text:p>
          </table:table-cell>
          <table:table-cell office:value-type="float" office:value="12919" calcext:value-type="float">
            <text:p>12919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Glauben Sie, dass die meisten Menschen versuchen, Sie auszunutzen, wenn sie die Möglichkeit dazu hätten, oder würden sie sich Ihnen gegenüber fair verhalten?</text:p>
          </table:table-cell>
          <table:table-cell office:value-type="float" office:value="14870" calcext:value-type="float">
            <text:p>14870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Würden Sie sagen, dass die meisten Menschen im Großen und Ganzen versuchen, hilfsbereit zu sein, oder sind sie meistens nur auf den eigenen Vorteil bedacht?</text:p>
          </table:table-cell>
          <table:table-cell office:value-type="float" office:value="12828" calcext:value-type="float">
            <text:p>12828</text:p>
          </table:table-cell>
        </table:table-row>
        <table:table-row table:style-name="ro1">
          <table:table-cell office:value-type="string" calcext:value-type="string">
            <text:p>ESS_R05_2010_GER_AT_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un würde ich Ihnen gerne ein paar Fragen zu Staat und Politik stellen.</text:p>
          </table:table-cell>
          <table:table-cell office:value-type="float" office:value="14871" calcext:value-type="float">
            <text:p>14871</text:p>
          </table:table-cell>
        </table:table-row>
        <table:table-row table:style-name="ro1">
          <table:table-cell office:value-type="string" calcext:value-type="string">
            <text:p>ESS_R05_2010_GER_AT_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ie sehr sind Sie persönlich an Politik interessiert?</text:p>
          </table:table-cell>
          <table:table-cell office:value-type="float" office:value="12921" calcext:value-type="float">
            <text:p>12921</text:p>
          </table:table-cell>
        </table:table-row>
        <table:table-row table:style-name="ro1">
          <table:table-cell office:value-type="string" calcext:value-type="string">
            <text:p>ESS_R05_2010_GER_AT_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ind Sie ...?</text:p>
          </table:table-cell>
          <table:table-cell office:value-type="float" office:value="12435" calcext:value-type="float">
            <text:p>12435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agen Sie mir bitte – auf einer Skala von 0 bis 10 – wie sehr Sie persönlich jeder dieser Institutionen vertrauen.</text:p>
          </table:table-cell>
          <table:table-cell office:value-type="float" office:value="12923" calcext:value-type="float">
            <text:p>12923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heißt, Sie vertrauen dieser Institution überhaupt nicht, 10 bedeutet, Sie vertrauen ihr vollkommen.</text:p>
          </table:table-cell>
          <table:table-cell office:value-type="float" office:value="12830" calcext:value-type="float">
            <text:p>128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rstens, ...?</text:p>
          </table:table-cell>
          <table:table-cell office:value-type="float" office:value="12924" calcext:value-type="float">
            <text:p>12924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m österrei- chischen Parlament</text:p>
          </table:table-cell>
          <table:table-cell office:value-type="float" office:value="14872" calcext:value-type="float">
            <text:p>14872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r Justiz</text:p>
          </table:table-cell>
          <table:table-cell office:value-type="float" office:value="12444" calcext:value-type="float">
            <text:p>12444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er Polizei</text:p>
          </table:table-cell>
          <table:table-cell office:value-type="float" office:value="12445" calcext:value-type="float">
            <text:p>12445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den Politikern</text:p>
          </table:table-cell>
          <table:table-cell office:value-type="float" office:value="12446" calcext:value-type="float">
            <text:p>12446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en politischen Parteien</text:p>
          </table:table-cell>
          <table:table-cell office:value-type="float" office:value="12927" calcext:value-type="float">
            <text:p>12927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dem Europäischen Parlament</text:p>
          </table:table-cell>
          <table:table-cell office:value-type="float" office:value="12928" calcext:value-type="float">
            <text:p>12928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den Vereinten Nationen</text:p>
          </table:table-cell>
          <table:table-cell office:value-type="float" office:value="12448" calcext:value-type="float">
            <text:p>12448</text:p>
          </table:table-cell>
        </table:table-row>
        <table:table-row table:style-name="ro1">
          <table:table-cell office:value-type="string" calcext:value-type="string">
            <text:p>ESS_R05_2010_GER_AT_18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anche Menschen wählen heutzutage aus verschiedenen Gründen nicht mehr.</text:p>
          </table:table-cell>
          <table:table-cell office:value-type="float" office:value="12929" calcext:value-type="float">
            <text:p>12929</text:p>
          </table:table-cell>
        </table:table-row>
        <table:table-row table:style-name="ro1">
          <table:table-cell office:value-type="string" calcext:value-type="string">
            <text:p>ESS_R05_2010_GER_AT_18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Haben Sie bei den letzten Nationalratswahlen im September 2008 gewählt?</text:p>
          </table:table-cell>
          <table:table-cell office:value-type="float" office:value="12930" calcext:value-type="float">
            <text:p>12930</text:p>
          </table:table-cell>
        </table:table-row>
        <table:table-row table:style-name="ro1">
          <table:table-cell office:value-type="string" calcext:value-type="string">
            <text:p>ESS_R05_2010_GER_AT_1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ür welche Partei haben Sie bei dieser Wahl gestimmt?</text:p>
          </table:table-cell>
          <table:table-cell office:value-type="float" office:value="12931" calcext:value-type="float">
            <text:p>12931</text:p>
          </table:table-cell>
        </table:table-row>
        <table:table-row table:style-name="ro1">
          <table:table-cell office:value-type="string" calcext:value-type="string">
            <text:p>ESS_R05_2010_GER_AT_2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s gibt verschiedene Wege, die Lage in Österreich zu verbessern oder zu versuchen, Fehlentwicklungen zu vermeiden.</text:p>
          </table:table-cell>
          <table:table-cell office:value-type="float" office:value="12932" calcext:value-type="float">
            <text:p>12932</text:p>
          </table:table-cell>
        </table:table-row>
        <table:table-row table:style-name="ro1">
          <table:table-cell office:value-type="string" calcext:value-type="string">
            <text:p>ESS_R05_2010_GER_AT_2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ben Sie während der letzten 12 Monate eine der folgenden Handlungen gesetzt?</text:p>
          </table:table-cell>
          <table:table-cell office:value-type="float" office:value="12933" calcext:value-type="float">
            <text:p>12933</text:p>
          </table:table-cell>
        </table:table-row>
        <table:table-row table:style-name="ro1">
          <table:table-cell office:value-type="string" calcext:value-type="string">
            <text:p>ESS_R05_2010_GER_AT_2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inen Politiker oder einen Vertreter der Bundesregierung, der Landesregierung oder der Gemeindeverwaltung kontaktiert</text:p>
          </table:table-cell>
          <table:table-cell office:value-type="float" office:value="12454" calcext:value-type="float">
            <text:p>12454</text:p>
          </table:table-cell>
        </table:table-row>
        <table:table-row table:style-name="ro1">
          <table:table-cell office:value-type="string" calcext:value-type="string">
            <text:p>ESS_R05_2010_GER_AT_2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 einer politischen Partei oder Gruppierung mitgearbeitet</text:p>
          </table:table-cell>
          <table:table-cell office:value-type="float" office:value="12455" calcext:value-type="float">
            <text:p>12455</text:p>
          </table:table-cell>
        </table:table-row>
        <table:table-row table:style-name="ro1">
          <table:table-cell office:value-type="string" calcext:value-type="string">
            <text:p>ESS_R05_2010_GER_AT_22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 irgendeiner anderen Organisation oder Vereinigung mitgearbeitet</text:p>
          </table:table-cell>
          <table:table-cell office:value-type="float" office:value="12934" calcext:value-type="float">
            <text:p>12934</text:p>
          </table:table-cell>
        </table:table-row>
        <table:table-row table:style-name="ro1">
          <table:table-cell office:value-type="string" calcext:value-type="string">
            <text:p>ESS_R05_2010_GER_AT_23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ein Abzeichen oder einen Aufkleber für eine politische Kampagne getragen oder irgendwo befestigt</text:p>
          </table:table-cell>
          <table:table-cell office:value-type="float" office:value="12935" calcext:value-type="float">
            <text:p>12935</text:p>
          </table:table-cell>
        </table:table-row>
        <table:table-row table:style-name="ro1">
          <table:table-cell office:value-type="string" calcext:value-type="string">
            <text:p>ESS_R05_2010_GER_AT_24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ich an einer Unterschriftensammlung beteiligt</text:p>
          </table:table-cell>
          <table:table-cell office:value-type="float" office:value="12458" calcext:value-type="float">
            <text:p>12458</text:p>
          </table:table-cell>
        </table:table-row>
        <table:table-row table:style-name="ro1">
          <table:table-cell office:value-type="string" calcext:value-type="string">
            <text:p>ESS_R05_2010_GER_AT_25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an einer genehmigten öffentlichen Demonstration teilgenommen</text:p>
          </table:table-cell>
          <table:table-cell office:value-type="float" office:value="12936" calcext:value-type="float">
            <text:p>12936</text:p>
          </table:table-cell>
        </table:table-row>
        <table:table-row table:style-name="ro1">
          <table:table-cell office:value-type="string" calcext:value-type="string">
            <text:p>ESS_R05_2010_GER_AT_26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estimmte Produkte boykottiert</text:p>
          </table:table-cell>
          <table:table-cell office:value-type="float" office:value="12461" calcext:value-type="float">
            <text:p>12461</text:p>
          </table:table-cell>
        </table:table-row>
        <table:table-row table:style-name="ro1">
          <table:table-cell office:value-type="string" calcext:value-type="string">
            <text:p>ESS_R05_2010_GER_AT_27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Gibt es eine bestimmte politische Partei, der Sie sich mehr verbunden fühlen als allen anderen Parteien?</text:p>
          </table:table-cell>
          <table:table-cell office:value-type="float" office:value="12937" calcext:value-type="float">
            <text:p>12937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Welcher?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office:value-type="string" calcext:value-type="string">
            <text:p>ESS_R05_2010_GER_AT_29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Wie nahe fühlen Sie sich dieser Partei?</text:p>
          </table:table-cell>
          <table:table-cell office:value-type="float" office:value="12938" calcext:value-type="float">
            <text:p>12938</text:p>
          </table:table-cell>
        </table:table-row>
        <table:table-row table:style-name="ro1">
          <table:table-cell office:value-type="string" calcext:value-type="string">
            <text:p>ESS_R05_2010_GER_AT_29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Fühlen Sie sich ...?</text:p>
          </table:table-cell>
          <table:table-cell office:value-type="float" office:value="12939" calcext:value-type="float">
            <text:p>12939</text:p>
          </table:table-cell>
        </table:table-row>
        <table:table-row table:style-name="ro1">
          <table:table-cell office:value-type="string" calcext:value-type="string">
            <text:p>ESS_R05_2010_GER_AT_30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Sind Sie ein Mitglied einer politischen Partei?</text:p>
          </table:table-cell>
          <table:table-cell office:value-type="float" office:value="12940" calcext:value-type="float">
            <text:p>1294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ei welcher?</text:p>
          </table:table-cell>
          <table:table-cell office:value-type="float" office:value="12470" calcext:value-type="float">
            <text:p>12470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o auf der Skala auf Liste 9 würden Sie sich selbst einstufen, wenn Karte 9 In der Politik wird manchmal von „links“ und „rechts“ gesprochen.</text:p>
          </table:table-cell>
          <table:table-cell office:value-type="float" office:value="14873" calcext:value-type="float">
            <text:p>14873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o würden Sie sich selbst auf dieser Skala einordnen, wenn 0 für links und 10 für rechts steht.</text:p>
          </table:table-cell>
          <table:table-cell office:value-type="float" office:value="12942" calcext:value-type="float">
            <text:p>12942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Alles in allem betrachtet, wie zufrieden sind Sie derzeit mit Ihrem Leben?</text:p>
          </table:table-cell>
          <table:table-cell office:value-type="float" office:value="12943" calcext:value-type="float">
            <text:p>12943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itte antworten Sie mit Hilfe dieser Karte, wobei 0 äußerst unzufrieden und 10 äußerst zufrieden bedeutet.</text:p>
          </table:table-cell>
          <table:table-cell office:value-type="float" office:value="12944" calcext:value-type="float">
            <text:p>12944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Wie zufrieden sind Sie im Allgemeinen mit der derzeitigen Wirtschaftslage in Österreich?</text:p>
          </table:table-cell>
          <table:table-cell office:value-type="float" office:value="12945" calcext:value-type="float">
            <text:p>12945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Wenn Sie nun an die österreichische Bundesregierung denken, wie zufrieden sind Sie mit der Art und Weise, wie sie ihre Arbeit verrichtet?</text:p>
          </table:table-cell>
          <table:table-cell office:value-type="float" office:value="12946" calcext:value-type="float">
            <text:p>12946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Und wie zufrieden sind Sie im Großen und Ganzen mit der Art und Weise, wie die Demokratie in Österreich funktioniert?</text:p>
          </table:table-cell>
          <table:table-cell office:value-type="float" office:value="12947" calcext:value-type="float">
            <text:p>12947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agen Sie mir bitte, wie Sie – alles in allem – den derzeitigen Zustand des österreichischen Bildungssystems beurteilen?</text:p>
          </table:table-cell>
          <table:table-cell office:value-type="float" office:value="12948" calcext:value-type="float">
            <text:p>12948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agen Sie mir bitte, wie Sie – alles in allem – den derzeitigen Zustand des österreichischen Gesundheitssystems einschätzen?</text:p>
          </table:table-cell>
          <table:table-cell office:value-type="float" office:value="12949" calcext:value-type="float">
            <text:p>12949</text:p>
          </table:table-cell>
        </table:table-row>
        <table:table-row table:style-name="ro1">
          <table:table-cell office:value-type="string" calcext:value-type="string">
            <text:p>ESS_R05_2010_GER_AT_3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Verwenden Sie bitte diese Karte und sagen Sie mir, wie sehr Sie den einzelnen Aussagen zustimmen bzw. wie sehr Sie diese ablehnen.</text:p>
          </table:table-cell>
          <table:table-cell office:value-type="float" office:value="13252" calcext:value-type="float">
            <text:p>13252</text:p>
          </table:table-cell>
        </table:table-row>
        <table:table-row table:style-name="ro1">
          <table:table-cell office:value-type="string" calcext:value-type="string">
            <text:p>ESS_R05_2010_GER_AT_3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er Staat sollte Maßnahmen ergreifen, um Einkommens- unterschiede zu reduzieren.</text:p>
          </table:table-cell>
          <table:table-cell office:value-type="float" office:value="12833" calcext:value-type="float">
            <text:p>12833</text:p>
          </table:table-cell>
        </table:table-row>
        <table:table-row table:style-name="ro1">
          <table:table-cell office:value-type="string" calcext:value-type="string">
            <text:p>ESS_R05_2010_GER_AT_4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chwule und Lesben sollten ihr Leben so führen dürfen, wie sie es wollen.</text:p>
          </table:table-cell>
          <table:table-cell office:value-type="float" office:value="12952" calcext:value-type="float">
            <text:p>12952</text:p>
          </table:table-cell>
        </table:table-row>
        <table:table-row table:style-name="ro1">
          <table:table-cell office:value-type="string" calcext:value-type="string">
            <text:p>ESS_R05_2010_GER_AT_4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Politische Parteien, welche die Demokratie abschaffen wollen, sollten verboten werden.</text:p>
          </table:table-cell>
          <table:table-cell office:value-type="float" office:value="12953" calcext:value-type="float">
            <text:p>12953</text:p>
          </table:table-cell>
        </table:table-row>
        <table:table-row table:style-name="ro1">
          <table:table-cell office:value-type="string" calcext:value-type="string">
            <text:p>ESS_R05_2010_GER_AT_4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an kann darauf vertrauen, dass die moderne Wissenschaft unsere Umweltprobleme lösen wird.</text:p>
          </table:table-cell>
          <table:table-cell office:value-type="float" office:value="12954" calcext:value-type="float">
            <text:p>12954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Jetzt kommen wir zum Thema Europäische Union: Manche Leute meinen, dass die Europäische Einigung weiter gehen sollte.</text:p>
          </table:table-cell>
          <table:table-cell office:value-type="float" office:value="12955" calcext:value-type="float">
            <text:p>12955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Andere hingegen meinen, sie ist bereits zu weit gegangen.</text:p>
          </table:table-cell>
          <table:table-cell office:value-type="float" office:value="12956" calcext:value-type="float">
            <text:p>1295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Welche Zahl auf der Skala beschreibt am besten Ihre eigene Meinung?</text:p>
          </table:table-cell>
          <table:table-cell office:value-type="float" office:value="12957" calcext:value-type="float">
            <text:p>12957</text:p>
          </table:table-cell>
        </table:table-row>
        <table:table-row table:style-name="ro1">
          <table:table-cell office:value-type="string" calcext:value-type="string">
            <text:p>ESS_R05_2010_GER_AT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un einige Fragen in Bezug auf Menschen aus anderen Ländern, die nach Österreich kommen, um hier zu leben.</text:p>
          </table:table-cell>
          <table:table-cell office:value-type="float" office:value="14874" calcext:value-type="float">
            <text:p>14874</text:p>
          </table:table-cell>
        </table:table-row>
        <table:table-row table:style-name="ro1">
          <table:table-cell office:value-type="string" calcext:value-type="string">
            <text:p>ESS_R05_2010_GER_AT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Zunächst geht es um Zuwanderer, die derselben Volks- gruppe oder ethnischen Gruppe wie die meisten Österreicher angehören.</text:p>
          </table:table-cell>
          <table:table-cell office:value-type="float" office:value="14875" calcext:value-type="float">
            <text:p>14875</text:p>
          </table:table-cell>
        </table:table-row>
        <table:table-row table:style-name="ro1">
          <table:table-cell office:value-type="string" calcext:value-type="string">
            <text:p>ESS_R05_2010_GER_AT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Wie vielen von ihnen sollte es Österreich erlauben, sich hier niederzulassen?</text:p>
          </table:table-cell>
          <table:table-cell office:value-type="float" office:value="12959" calcext:value-type="float">
            <text:p>12959</text:p>
          </table:table-cell>
        </table:table-row>
        <table:table-row table:style-name="ro1">
          <table:table-cell office:value-type="string" calcext:value-type="string">
            <text:p>ESS_R05_2010_GER_AT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Wie ist das mit Zuwanderern, die einer anderen Volksgruppe oder ethnischen Gruppe angehören als die Mehrheit der Österreicher?</text:p>
          </table:table-cell>
          <table:table-cell office:value-type="float" office:value="12960" calcext:value-type="float">
            <text:p>12960</text:p>
          </table:table-cell>
        </table:table-row>
        <table:table-row table:style-name="ro1">
          <table:table-cell office:value-type="string" calcext:value-type="string">
            <text:p>ESS_R05_2010_GER_AT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ollte Österreich ?</text:p>
          </table:table-cell>
          <table:table-cell office:value-type="float" office:value="14876" calcext:value-type="float">
            <text:p>14876</text:p>
          </table:table-cell>
        </table:table-row>
        <table:table-row table:style-name="ro1">
          <table:table-cell office:value-type="string" calcext:value-type="string">
            <text:p>ESS_R05_2010_GER_AT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Wie ist das mit Zuwanderern, die aus ärmeren Ländern außerhalb Europas stammen?</text:p>
          </table:table-cell>
          <table:table-cell office:value-type="float" office:value="12962" calcext:value-type="float">
            <text:p>1296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Würden Sie sagen, dass es generell schlecht oder gut für die österreichische Wirtschaft ist, dass Zuwanderer nach Österreich kommen, um hier zu leben?</text:p>
          </table:table-cell>
          <table:table-cell office:value-type="float" office:value="12963" calcext:value-type="float">
            <text:p>12963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Würden Sie sagen, dass das kulturelle Leben in Österreich im Allgemeinen von Zuwanderern, die nach Österreich kommen, untergraben oder bereichert wird?</text:p>
          </table:table-cell>
          <table:table-cell office:value-type="float" office:value="12964" calcext:value-type="float">
            <text:p>12964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Wird Österreich durch Zuwanderer zu einem schlechteren oder besseren Ort zum Leben?</text:p>
          </table:table-cell>
          <table:table-cell office:value-type="float" office:value="12965" calcext:value-type="float">
            <text:p>12965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lles in allem betrachtet, wie glücklich sind Sie?</text:p>
          </table:table-cell>
          <table:table-cell office:value-type="float" office:value="12966" calcext:value-type="float">
            <text:p>12966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ie oft treffen Sie sich mit Freunden, Verwandten oder privat mit Arbeitskollegen?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ESS_R05_2010_GER_AT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aben Sie jemanden, mit dem Sie intime und persönliche Angelegenheiten besprechen können?</text:p>
          </table:table-cell>
          <table:table-cell office:value-type="float" office:value="12967" calcext:value-type="float">
            <text:p>12967</text:p>
          </table:table-cell>
        </table:table-row>
        <table:table-row table:style-name="ro1">
          <table:table-cell office:value-type="string" calcext:value-type="string">
            <text:p>ESS_R05_2010_GER_AT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Wenn Sie sich mit anderen Leuten in Ihrem Alter vergleichen, wie oft nehmen Sie an geselligen Ereignissen oder Treffen teil?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ESS_R05_2010_GER_AT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Waren Sie oder ein Mitglied Ihres Haushalts in den letzten 5 Jahren Opfer eines Einbruchs oder eines Überfalls?</text:p>
          </table:table-cell>
          <table:table-cell office:value-type="float" office:value="12968" calcext:value-type="float">
            <text:p>12968</text:p>
          </table:table-cell>
        </table:table-row>
        <table:table-row table:style-name="ro1">
          <table:table-cell office:value-type="string" calcext:value-type="string">
            <text:p>ESS_R05_2010_GER_AT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Wie sicher fühlen Sie sich – oder würden Sie sich fühlen –, wenn Sie nach Einbruch der Dunkelheit alleine zu Fuß in Ihrer Wohngegend unterwegs sind oder wären?</text:p>
          </table:table-cell>
          <table:table-cell office:value-type="float" office:value="12969" calcext:value-type="float">
            <text:p>12969</text:p>
          </table:table-cell>
        </table:table-row>
        <table:table-row table:style-name="ro1">
          <table:table-cell office:value-type="string" calcext:value-type="string">
            <text:p>ESS_R05_2010_GER_AT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ühlen Sie sich ...?</text:p>
          </table:table-cell>
          <table:table-cell office:value-type="float" office:value="12939" calcext:value-type="float">
            <text:p>12939</text:p>
          </table:table-cell>
        </table:table-row>
        <table:table-row table:style-name="ro1">
          <table:table-cell office:value-type="string" calcext:value-type="string">
            <text:p>ESS_R05_2010_GER_AT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ie oft, wenn überhaupt, machen Sie sich Sorgen, dass bei Ihnen eingebrochen wird?</text:p>
          </table:table-cell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string" calcext:value-type="string">
            <text:p>ESS_R05_2010_GER_AT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Hat die Sorge, dass bei Ihnen eingebrochen werden könnte, ?</text:p>
          </table:table-cell>
          <table:table-cell office:value-type="float" office:value="12971" calcext:value-type="float">
            <text:p>12971</text:p>
          </table:table-cell>
        </table:table-row>
        <table:table-row table:style-name="ro1">
          <table:table-cell office:value-type="string" calcext:value-type="string">
            <text:p>ESS_R05_2010_GER_AT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Wie häufig machen Sie sich Sorgen, dass Sie Opfer einer Gewalttat werden könnten?</text:p>
          </table:table-cell>
          <table:table-cell office:value-type="float" office:value="12972" calcext:value-type="float">
            <text:p>12972</text:p>
          </table:table-cell>
        </table:table-row>
        <table:table-row table:style-name="ro1">
          <table:table-cell office:value-type="string" calcext:value-type="string">
            <text:p>ESS_R05_2010_GER_AT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Hat die Sorge, dass Sie Opfer einer Gewalttat werden könnten, ?</text:p>
          </table:table-cell>
          <table:table-cell office:value-type="float" office:value="12973" calcext:value-type="float">
            <text:p>12973</text:p>
          </table:table-cell>
        </table:table-row>
        <table:table-row table:style-name="ro1">
          <table:table-cell office:value-type="string" calcext:value-type="string">
            <text:p>ESS_R05_2010_GER_AT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n den nächsten Fragen geht es um Sie persönlich.</text:p>
          </table:table-cell>
          <table:table-cell office:value-type="float" office:value="12980" calcext:value-type="float">
            <text:p>12980</text:p>
          </table:table-cell>
        </table:table-row>
        <table:table-row table:style-name="ro1">
          <table:table-cell office:value-type="string" calcext:value-type="string">
            <text:p>ESS_R05_2010_GER_AT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Wie ist Ihr allgemeiner Gesundheitszustand?</text:p>
          </table:table-cell>
          <table:table-cell office:value-type="float" office:value="12505" calcext:value-type="float">
            <text:p>12505</text:p>
          </table:table-cell>
        </table:table-row>
        <table:table-row table:style-name="ro1">
          <table:table-cell office:value-type="string" calcext:value-type="string">
            <text:p>ESS_R05_2010_GER_AT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Würden Sie sagen, er ist ...?</text:p>
          </table:table-cell>
          <table:table-cell office:value-type="float" office:value="12981" calcext:value-type="float">
            <text:p>12981</text:p>
          </table:table-cell>
        </table:table-row>
        <table:table-row table:style-name="ro1">
          <table:table-cell office:value-type="string" calcext:value-type="string">
            <text:p>ESS_R05_2010_GER_AT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erden Sie bei Ihren täglichen Aktivitäten in irgendeiner Form durch eine langwierige Krankheit, eine Behinderung, ein Gebrechen oder durch eine psychische Krankheit beeinträchtigt?</text:p>
          </table:table-cell>
          <table:table-cell office:value-type="float" office:value="12982" calcext:value-type="float">
            <text:p>12982</text:p>
          </table:table-cell>
        </table:table-row>
        <table:table-row table:style-name="ro1">
          <table:table-cell office:value-type="string" calcext:value-type="string">
            <text:p>ESS_R05_2010_GER_AT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enn ja: Gilt das stark oder bis zu einem gewissen Grad?</text:p>
          </table:table-cell>
          <table:table-cell office:value-type="float" office:value="12983" calcext:value-type="float">
            <text:p>12983</text:p>
          </table:table-cell>
        </table:table-row>
        <table:table-row table:style-name="ro1">
          <table:table-cell office:value-type="string" calcext:value-type="string">
            <text:p>ESS_R05_2010_GER_AT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nabhängig davon, ob Sie Mitglied oder Angehörige/r einer Kirche oder Religionsgemeinschaft sind, fühlen Sie sich einer bestimmten Religion oder Konfession zugehörig?</text:p>
          </table:table-cell>
          <table:table-cell office:value-type="float" office:value="12984" calcext:value-type="float">
            <text:p>12984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Welcher?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office:value-type="string" calcext:value-type="string">
            <text:p>ESS_R05_2010_GER_AT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Haben Sie sich jemals einer bestimmten Religion oder Glaubensrichtung zugehörig gefühlt?</text:p>
          </table:table-cell>
          <table:table-cell office:value-type="float" office:value="12985" calcext:value-type="float">
            <text:p>12985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Welcher?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ngeachtet der Tatsache, ob Sie einer bestimmten Religion angehören, für wie religiös halten Sie sich?</text:p>
          </table:table-cell>
          <table:table-cell office:value-type="float" office:value="12986" calcext:value-type="float">
            <text:p>12986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bgesehen von besonderen Anlässen wie Hochzeiten und Begräbnissen, wie oft besuchen Sie derzeit einen Gottesdienst?</text:p>
          </table:table-cell>
          <table:table-cell office:value-type="float" office:value="12987" calcext:value-type="float">
            <text:p>12987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bgesehen von Gottesdiensten, wie oft beten Sie – wenn überhaupt?</text:p>
          </table:table-cell>
          <table:table-cell office:value-type="float" office:value="12988" calcext:value-type="float">
            <text:p>12988</text:p>
          </table:table-cell>
        </table:table-row>
        <table:table-row table:style-name="ro1">
          <table:table-cell office:value-type="string" calcext:value-type="string">
            <text:p>ESS_R05_2010_GER_AT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Würden Sie sich als Angehörige/n einer Gruppe bezeichnen, die in diesem Land diskriminiert wird?</text:p>
          </table:table-cell>
          <table:table-cell office:value-type="float" office:value="12989" calcext:value-type="float">
            <text:p>12989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us welchen Gründen wird Ihre Gruppierung diskriminiert?</text:p>
          </table:table-cell>
          <table:table-cell office:value-type="float" office:value="12991" calcext:value-type="float">
            <text:p>12991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Gibt es noch andere Gründe?</text:p>
          </table:table-cell>
          <table:table-cell office:value-type="float" office:value="14877" calcext:value-type="float">
            <text:p>14877</text:p>
          </table:table-cell>
        </table:table-row>
        <table:table-row table:style-name="ro1">
          <table:table-cell office:value-type="string" calcext:value-type="string">
            <text:p>ESS_R05_2010_GER_AT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Sind Sie österreichische/r Staatsbürger/in?</text:p>
          </table:table-cell>
          <table:table-cell office:value-type="float" office:value="12993" calcext:value-type="float">
            <text:p>12993</text:p>
          </table:table-cell>
        </table:table-row>
        <table:table-row table:style-name="ro1">
          <table:table-cell office:value-type="string" calcext:value-type="string">
            <text:p>ESS_R05_2010_GER_AT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Welche Staatsbürgerschaft haben Sie?</text:p>
          </table:table-cell>
          <table:table-cell office:value-type="float" office:value="12994" calcext:value-type="float">
            <text:p>12994</text:p>
          </table:table-cell>
        </table:table-row>
        <table:table-row table:style-name="ro1">
          <table:table-cell office:value-type="string" calcext:value-type="string">
            <text:p>ESS_R05_2010_GER_AT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Wurden Sie in Österreich geboren?</text:p>
          </table:table-cell>
          <table:table-cell office:value-type="float" office:value="12995" calcext:value-type="float">
            <text:p>12995</text:p>
          </table:table-cell>
        </table:table-row>
        <table:table-row table:style-name="ro1">
          <table:table-cell office:value-type="string" calcext:value-type="string">
            <text:p>ESS_R05_2010_GER_AT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In welchem Land wurden Sie geboren?</text:p>
          </table:table-cell>
          <table:table-cell office:value-type="float" office:value="12996" calcext:value-type="float">
            <text:p>12996</text:p>
          </table:table-cell>
        </table:table-row>
        <table:table-row table:style-name="ro1">
          <table:table-cell office:value-type="string" calcext:value-type="string">
            <text:p>ESS_R05_2010_GER_AT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In welchem Jahr sind Sie zum ersten Mal nach Österreich gekommen, um hier zu leben?</text:p>
          </table:table-cell>
          <table:table-cell office:value-type="float" office:value="14878" calcext:value-type="float">
            <text:p>14878</text:p>
          </table:table-cell>
        </table:table-row>
        <table:table-row table:style-name="ro1">
          <table:table-cell office:value-type="string" calcext:value-type="string">
            <text:p>ESS_R05_2010_GER_AT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Welche Sprache beziehungsweise Sprachen sprechen Sie zu Hause am häufigsten?</text:p>
          </table:table-cell>
          <table:table-cell office:value-type="float" office:value="12998" calcext:value-type="float">
            <text:p>12998</text:p>
          </table:table-cell>
        </table:table-row>
        <table:table-row table:style-name="ro1">
          <table:table-cell office:value-type="string" calcext:value-type="string">
            <text:p>ESS_R05_2010_GER_AT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Gehören Sie einer Volksgruppe oder ethnischen Gruppe an, die in Österreich in der Minderheit ist?</text:p>
          </table:table-cell>
          <table:table-cell office:value-type="float" office:value="12999" calcext:value-type="float">
            <text:p>12999</text:p>
          </table:table-cell>
        </table:table-row>
        <table:table-row table:style-name="ro1">
          <table:table-cell office:value-type="string" calcext:value-type="string">
            <text:p>ESS_R05_2010_GER_AT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Wurde Ihr Vater in Österreich geboren?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ESS_R05_2010_GER_AT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In welchem Land wurde Ihr Vater geboren?</text:p>
          </table:table-cell>
          <table:table-cell office:value-type="float" office:value="13001" calcext:value-type="float">
            <text:p>13001</text:p>
          </table:table-cell>
        </table:table-row>
        <table:table-row table:style-name="ro1">
          <table:table-cell office:value-type="string" calcext:value-type="string">
            <text:p>ESS_R05_2010_GER_AT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Wurde Ihre Mutter in Österreich geboren?</text:p>
          </table:table-cell>
          <table:table-cell office:value-type="float" office:value="13002" calcext:value-type="float">
            <text:p>13002</text:p>
          </table:table-cell>
        </table:table-row>
        <table:table-row table:style-name="ro1">
          <table:table-cell office:value-type="string" calcext:value-type="string">
            <text:p>ESS_R05_2010_GER_AT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In welchem Land wurde Ihre Mutter geboren?</text:p>
          </table:table-cell>
          <table:table-cell office:value-type="float" office:value="13003" calcext:value-type="float">
            <text:p>13003</text:p>
          </table:table-cell>
        </table:table-row>
        <table:table-row table:style-name="ro1">
          <table:table-cell office:value-type="string" calcext:value-type="string">
            <text:p>ESS_R05_2010_GER_AT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ch würde Ihnen nun gerne einige Fragen dazu stellen, für wie schlimm Sie bestimmte Verhaltensweisen halten.</text:p>
          </table:table-cell>
          <table:table-cell office:value-type="float" office:value="14879" calcext:value-type="float">
            <text:p>14879</text:p>
          </table:table-cell>
        </table:table-row>
        <table:table-row table:style-name="ro1">
          <table:table-cell office:value-type="string" calcext:value-type="string">
            <text:p>ESS_R05_2010_GER_AT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ie schlimm ist es ?</text:p>
          </table:table-cell>
          <table:table-cell office:value-type="float" office:value="14880" calcext:value-type="float">
            <text:p>14880</text:p>
          </table:table-cell>
        </table:table-row>
        <table:table-row table:style-name="ro1">
          <table:table-cell office:value-type="string" calcext:value-type="string">
            <text:p>ESS_R05_2010_GER_AT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ine überhöhte oder ungerecht- fertigte Forderung an eine Versicherung zu stellen</text:p>
          </table:table-cell>
          <table:table-cell office:value-type="float" office:value="14881" calcext:value-type="float">
            <text:p>14881</text:p>
          </table:table-cell>
        </table:table-row>
        <table:table-row table:style-name="ro1">
          <table:table-cell office:value-type="string" calcext:value-type="string">
            <text:p>ESS_R05_2010_GER_AT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twas zu kaufen, von dem Sie vermuten, es könnte gestohlen sein</text:p>
          </table:table-cell>
          <table:table-cell office:value-type="float" office:value="14882" calcext:value-type="float">
            <text:p>14882</text:p>
          </table:table-cell>
        </table:table-row>
        <table:table-row table:style-name="ro1">
          <table:table-cell office:value-type="string" calcext:value-type="string">
            <text:p>ESS_R05_2010_GER_AT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in Verkehrsdelikt zu begehen, wie zu schnelles Fahren oder das Überfahren einer roten Ampel</text:p>
          </table:table-cell>
          <table:table-cell office:value-type="float" office:value="14883" calcext:value-type="float">
            <text:p>14883</text:p>
          </table:table-cell>
        </table:table-row>
        <table:table-row table:style-name="ro1">
          <table:table-cell office:value-type="string" calcext:value-type="string">
            <text:p>ESS_R05_2010_GER_AT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un stellen Sie sich vor, Sie würden folgende Dinge in Österreich tun.</text:p>
          </table:table-cell>
          <table:table-cell office:value-type="float" office:value="14884" calcext:value-type="float">
            <text:p>14884</text:p>
          </table:table-cell>
        </table:table-row>
        <table:table-row table:style-name="ro1">
          <table:table-cell office:value-type="string" calcext:value-type="string">
            <text:p>ESS_R05_2010_GER_AT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erwenden Sie bitte diese Karte und sagen Sie mir, wie wahrscheinlich es ist, dass Sie erwischt und bestraft werden, wenn Sie ...?</text:p>
          </table:table-cell>
          <table:table-cell office:value-type="float" office:value="14885" calcext:value-type="float">
            <text:p>14885</text:p>
          </table:table-cell>
        </table:table-row>
        <table:table-row table:style-name="ro1">
          <table:table-cell office:value-type="string" calcext:value-type="string">
            <text:p>ESS_R05_2010_GER_AT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twas kaufen, von dem Sie vermuten, es könnte gestohlen sein</text:p>
          </table:table-cell>
          <table:table-cell office:value-type="float" office:value="14886" calcext:value-type="float">
            <text:p>14886</text:p>
          </table:table-cell>
        </table:table-row>
        <table:table-row table:style-name="ro1">
          <table:table-cell office:value-type="string" calcext:value-type="string">
            <text:p>ESS_R05_2010_GER_AT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in Verkehrsdelikt begehen, wie zu schnelles Fahren oder das Überfahren einer roten Ampel</text:p>
          </table:table-cell>
          <table:table-cell office:value-type="float" office:value="14887" calcext:value-type="float">
            <text:p>14887</text:p>
          </table:table-cell>
        </table:table-row>
        <table:table-row table:style-name="ro1">
          <table:table-cell office:value-type="string" calcext:value-type="string">
            <text:p>ESS_R05_2010_GER_AT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Jetzt einige Fragen über die Polizei in Österreich.</text:p>
          </table:table-cell>
          <table:table-cell office:value-type="float" office:value="14888" calcext:value-type="float">
            <text:p>14888</text:p>
          </table:table-cell>
        </table:table-row>
        <table:table-row table:style-name="ro1">
          <table:table-cell office:value-type="string" calcext:value-type="string">
            <text:p>ESS_R05_2010_GER_AT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enn Sie an alles denken, was von der Polizei erwartet wird, würden Sie sagen, dass die Polizei gute Arbeit oder schlechte Arbeit leistet?</text:p>
          </table:table-cell>
          <table:table-cell office:value-type="float" office:value="14889" calcext:value-type="float">
            <text:p>14889</text:p>
          </table:table-cell>
        </table:table-row>
        <table:table-row table:style-name="ro1">
          <table:table-cell office:value-type="string" calcext:value-type="string">
            <text:p>ESS_R05_2010_GER_AT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Hat sich die Polizei in Österreich in den letzten 2 Jahren aus irgendeinem Grund an Sie gewendet, Sie angehalten oder kontaktiert?</text:p>
          </table:table-cell>
          <table:table-cell office:value-type="float" office:value="14890" calcext:value-type="float">
            <text:p>14890</text:p>
          </table:table-cell>
        </table:table-row>
        <table:table-row table:style-name="ro1">
          <table:table-cell office:value-type="string" calcext:value-type="string">
            <text:p>ESS_R05_2010_GER_AT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ie unzufrieden oder zufrieden waren Sie mit der Art und Weise, wie die Polizei Sie behandelt hat, als dies das letzte Mal passiert ist?</text:p>
          </table:table-cell>
          <table:table-cell office:value-type="float" office:value="14891" calcext:value-type="float">
            <text:p>14891</text:p>
          </table:table-cell>
        </table:table-row>
        <table:table-row table:style-name="ro1">
          <table:table-cell office:value-type="string" calcext:value-type="string">
            <text:p>ESS_R05_2010_GER_AT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un einige Fragen dazu, ob die Polizei in Österreich alle Opfer von Straftaten gleich behandelt oder nicht.</text:p>
          </table:table-cell>
          <table:table-cell office:value-type="float" office:value="14892" calcext:value-type="float">
            <text:p>14892</text:p>
          </table:table-cell>
        </table:table-row>
        <table:table-row table:style-name="ro1">
          <table:table-cell office:value-type="string" calcext:value-type="string">
            <text:p>ESS_R05_2010_GER_AT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itte denken Sie bei Ihrer Antwort an das, was Sie gehört oder selbst erlebt haben.</text:p>
          </table:table-cell>
          <table:table-cell office:value-type="float" office:value="14893" calcext:value-type="float">
            <text:p>14893</text:p>
          </table:table-cell>
        </table:table-row>
        <table:table-row table:style-name="ro1">
          <table:table-cell office:value-type="string" calcext:value-type="string">
            <text:p>ESS_R05_2010_GER_AT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Wenn Opfer zur Polizei gehen, um eine Straftat zu melden: Glauben Sie, dass die Polizei reiche Leute schlechter behandelt, arme Leute schlechter behandelt oder dass beide gleich behandelt werden?</text:p>
          </table:table-cell>
          <table:table-cell office:value-type="float" office:value="14894" calcext:value-type="float">
            <text:p>14894</text:p>
          </table:table-cell>
        </table:table-row>
        <table:table-row table:style-name="ro1">
          <table:table-cell office:value-type="string" calcext:value-type="string">
            <text:p>ESS_R05_2010_GER_AT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nd wenn Opfer eine Straftat anzeigen: Glauben Sie, dass die Polizei manche Leute aufgrund ihrer Zugehörigkeit zu einer Volksgruppe oder ethnischen Gruppe schlechter behandelt oder dass alle gleich behandelt werden?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enn Sie von dem ausgehen, was Sie gehört oder selbst erlebt haben: Was glauben Sie, wie erfolgreich ist die Polizei in Österreich darin, Straftaten zu verhindern, bei denen Gewalt ausgeübt oder angedroht wird?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0 bedeutet äußerst erfolglos und 10 äußerst erfolgreich.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nd was glauben Sie: Wie erfolgreich, ist die Polizei darin, Leute zu fassen, die in Österreich Einbrüche begehen?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0 bedeutet äußerst erfolglos und 10 äußerst erfolgreich.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as glauben Sie: Wenn in der Nähe Ihrer Wohnung ein Gewaltverbrechen passieren und die Polizei angerufen würde, wie langsam oder schnell würde sie am Tatort eintreffen?</text:p>
          </table:table-cell>
          <table:table-cell office:value-type="float" office:value="14899" calcext:value-type="float">
            <text:p>14899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0 bedeutet äußerst langsam und 10 äußerst schnell.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string" calcext:value-type="string">
            <text:p>ESS_R05_2010_GER_AT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un ein paar Fragen dazu, wie die Polizei mit Straftaten wie Einbruch und körperlicher Gewalt umgeht.</text:p>
          </table:table-cell>
          <table:table-cell office:value-type="float" office:value="14901" calcext:value-type="float">
            <text:p>14901</text:p>
          </table:table-cell>
        </table:table-row>
        <table:table-row table:style-name="ro1">
          <table:table-cell office:value-type="string" calcext:value-type="string">
            <text:p>ESS_R05_2010_GER_AT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enn Sie von dem ausgehen, was Sie gehört oder selbst erlebt haben, was würden Sie sagen: Wie oft behandelt die Polizei die Leute in Österreich im Allgemeinen respektvoll?</text:p>
          </table:table-cell>
          <table:table-cell office:value-type="float" office:value="14902" calcext:value-type="float">
            <text:p>14902</text:p>
          </table:table-cell>
        </table:table-row>
        <table:table-row table:style-name="ro1">
          <table:table-cell office:value-type="string" calcext:value-type="string">
            <text:p>ESS_R05_2010_GER_AT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as würden Sie sagen: Wie oft etwa trifft die Polizei in den Fällen, die sie bearbeitet, faire und unparteiische Entscheidungen?</text:p>
          </table:table-cell>
          <table:table-cell office:value-type="float" office:value="14903" calcext:value-type="float">
            <text:p>14903</text:p>
          </table:table-cell>
        </table:table-row>
        <table:table-row table:style-name="ro1">
          <table:table-cell office:value-type="string" calcext:value-type="string">
            <text:p>ESS_R05_2010_GER_AT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ürden Sie sagen ...?</text:p>
          </table:table-cell>
          <table:table-cell office:value-type="float" office:value="14904" calcext:value-type="float">
            <text:p>14904</text:p>
          </table:table-cell>
        </table:table-row>
        <table:table-row table:style-name="ro1">
          <table:table-cell office:value-type="string" calcext:value-type="string">
            <text:p>ESS_R05_2010_GER_AT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Wenn die Polizei in Österreich mit Leuten zu tun hat, was würden Sie sagen: Wie oft erklärt sie im Allgemeinen ihre Entscheidungen und ihr Handeln, wenn sie danach gefragt wird?</text:p>
          </table:table-cell>
          <table:table-cell office:value-type="float" office:value="14905" calcext:value-type="float">
            <text:p>14905</text:p>
          </table:table-cell>
        </table:table-row>
        <table:table-row table:style-name="ro1">
          <table:table-cell office:value-type="string" calcext:value-type="string">
            <text:p>ESS_R05_2010_GER_AT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Würden Sie sagen ...?</text:p>
          </table:table-cell>
          <table:table-cell office:value-type="float" office:value="14904" calcext:value-type="float">
            <text:p>14904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nd nun ein paar Fragen zu Ihren Pflichten, die Sie gegenüber der Polizei in Österreich haben.</text:p>
          </table:table-cell>
          <table:table-cell office:value-type="float" office:value="14906" calcext:value-type="float">
            <text:p>14906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0 bedeutet „überhaupt nicht meine Pflicht“ und 10 „voll und ganz meine Pflicht“.</text:p>
          </table:table-cell>
          <table:table-cell office:value-type="float" office:value="14907" calcext:value-type="float">
            <text:p>14907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In welchem Ausmaß betrachten Sie es als Ihre Pflicht ...?</text:p>
          </table:table-cell>
          <table:table-cell office:value-type="float" office:value="14908" calcext:value-type="float">
            <text:p>14908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ie Entscheidungen der Polizei zu akzeptieren, auch wenn Sie damit nicht einverstanden sind</text:p>
          </table:table-cell>
          <table:table-cell office:value-type="float" office:value="14909" calcext:value-type="float">
            <text:p>1490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zu tun, was die Polizei Ihnen sagt, auch wenn Sie die Gründe nicht verstehen oder mit diesen nicht einverstanden sind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zu tun, was die Polizei Ihnen sagt, auch wenn Sie die Art und Weise, wie die Polizei Sie behandelt, nicht gut finden?</text:p>
          </table:table-cell>
          <table:table-cell office:value-type="float" office:value="14911" calcext:value-type="float">
            <text:p>14911</text:p>
          </table:table-cell>
        </table:table-row>
        <table:table-row table:style-name="ro1">
          <table:table-cell office:value-type="string" calcext:value-type="string">
            <text:p>ESS_R05_2010_GER_AT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Verwenden Sie bitte diese Karte und sagen Sie mir, wie sehr Sie den folgenden Aussagen über die Polizei in Österreich zustimmen oder wie sehr Sie diese ablehnen.</text:p>
          </table:table-cell>
          <table:table-cell office:value-type="float" office:value="14912" calcext:value-type="float">
            <text:p>14912</text:p>
          </table:table-cell>
        </table:table-row>
        <table:table-row table:style-name="ro1">
          <table:table-cell office:value-type="string" calcext:value-type="string">
            <text:p>ESS_R05_2010_GER_AT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e Polizei hat im Allgemeinen den gleichen Sinn für Recht und Unrecht wie ich.</text:p>
          </table:table-cell>
          <table:table-cell office:value-type="float" office:value="14913" calcext:value-type="float">
            <text:p>14913</text:p>
          </table:table-cell>
        </table:table-row>
        <table:table-row table:style-name="ro1">
          <table:table-cell office:value-type="string" calcext:value-type="string">
            <text:p>ESS_R05_2010_GER_AT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e Polizei setzt sich für Werte ein, die für Leute wie mich wichtig sind.</text:p>
          </table:table-cell>
          <table:table-cell office:value-type="float" office:value="14914" calcext:value-type="float">
            <text:p>14914</text:p>
          </table:table-cell>
        </table:table-row>
        <table:table-row table:style-name="ro1">
          <table:table-cell office:value-type="string" calcext:value-type="string">
            <text:p>ESS_R05_2010_GER_AT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ch befürworte im Allgemeinen, wie die Polizei normalerweise handelt</text:p>
          </table:table-cell>
          <table:table-cell office:value-type="float" office:value="14915" calcext:value-type="float">
            <text:p>14915</text:p>
          </table:table-cell>
        </table:table-row>
        <table:table-row table:style-name="ro1">
          <table:table-cell office:value-type="string" calcext:value-type="string">
            <text:p>ESS_R05_2010_GER_AT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e Entscheidungen und Handlungen der Polizei werden durch den Druck von Seiten der politischen Parteien und der Politiker zu sehr beeinflusst.</text:p>
          </table:table-cell>
          <table:table-cell office:value-type="float" office:value="14916" calcext:value-type="float">
            <text:p>14916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un eine letzte Frage zur Polizei und den Dingen, die sie möglicherweise tut oder nicht tut.</text:p>
          </table:table-cell>
          <table:table-cell office:value-type="float" office:value="14917" calcext:value-type="float">
            <text:p>14917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Was würden Sie sagen: Wie oft lässt sich die Polizei in Österreich bestechen?</text:p>
          </table:table-cell>
          <table:table-cell office:value-type="float" office:value="14918" calcext:value-type="float">
            <text:p>14918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Wählen Sie Ihre Antwort, wobei 0 „nie“ und 10 „immer“ bedeutet.</text:p>
          </table:table-cell>
          <table:table-cell office:value-type="float" office:value="14919" calcext:value-type="float">
            <text:p>14919</text:p>
          </table:table-cell>
        </table:table-row>
        <table:table-row table:style-name="ro1">
          <table:table-cell office:value-type="string" calcext:value-type="string">
            <text:p>ESS_R05_2010_GER_AT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Ich werde Ihnen nun einige Fragen über die Gerichte in Österreich stellen, die sich mit Verbrechen wie Einbruch und körperlicher Gewalt befassen.</text:p>
          </table:table-cell>
          <table:table-cell office:value-type="float" office:value="14920" calcext:value-type="float">
            <text:p>14920</text:p>
          </table:table-cell>
        </table:table-row>
        <table:table-row table:style-name="ro1">
          <table:table-cell office:value-type="string" calcext:value-type="string">
            <text:p>ESS_R05_2010_GER_AT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Bitte gehen Sie bei Ihrer Antwort wieder von dem aus, was Sie gehört oder selbst erlebt haben.</text:p>
          </table:table-cell>
          <table:table-cell office:value-type="float" office:value="14921" calcext:value-type="float">
            <text:p>14921</text:p>
          </table:table-cell>
        </table:table-row>
        <table:table-row table:style-name="ro1">
          <table:table-cell office:value-type="string" calcext:value-type="string">
            <text:p>ESS_R05_2010_GER_AT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Wenn Sie an alles denken, was von den Gerichten erwartet wird, würden Sie sagen, dass die Gerichte gute Arbeit oder schlechte Arbeit leisten?</text:p>
          </table:table-cell>
          <table:table-cell office:value-type="float" office:value="14922" calcext:value-type="float">
            <text:p>14922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itte sagen Sie mir, wie oft Gerichte Ihrer Meinung nach Fehler machen, so dass schuldige Personen ungestraft davonkommen?</text:p>
          </table:table-cell>
          <table:table-cell office:value-type="float" office:value="14923" calcext:value-type="float">
            <text:p>14923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0 bedeutet „nie“ und 10 „immer“.</text:p>
          </table:table-cell>
          <table:table-cell office:value-type="float" office:value="14924" calcext:value-type="float">
            <text:p>14924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Was würden Sie sagen, wie oft fällen die Gerichte faire und unparteiische Urteile, die auf den Beweisen beruhen, die ihnen zur Verfügung stehen?</text:p>
          </table:table-cell>
          <table:table-cell office:value-type="float" office:value="14925" calcext:value-type="float">
            <text:p>14925</text:p>
          </table:table-cell>
        </table:table-row>
        <table:table-row table:style-name="ro1">
          <table:table-cell office:value-type="string" calcext:value-type="string">
            <text:p>ESS_R05_2010_GER_AT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un ein paar Fragen zu der Wahrscheinlichkeit, mit der verschiedene Leute in Österreich für eine Straftat verurteilt werden, die sie nicht begangen haben.</text:p>
          </table:table-cell>
          <table:table-cell office:value-type="float" office:value="14926" calcext:value-type="float">
            <text:p>14926</text:p>
          </table:table-cell>
        </table:table-row>
        <table:table-row table:style-name="ro1">
          <table:table-cell office:value-type="string" calcext:value-type="string">
            <text:p>ESS_R05_2010_GER_AT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ngenommen zwei Personen – eine reich und eine arm – erscheinen vor Gericht und werden der gleichen Straftat angeklagt, die sie nicht begangen haben.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string" calcext:value-type="string">
            <text:p>ESS_R05_2010_GER_AT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Wer wird Ihrer Meinung nach mit größerer Wahrscheinlichkeit für schuldig befunden?</text:p>
          </table:table-cell>
          <table:table-cell office:value-type="float" office:value="14928" calcext:value-type="float">
            <text:p>14928</text:p>
          </table:table-cell>
        </table:table-row>
        <table:table-row table:style-name="ro1">
          <table:table-cell office:value-type="string" calcext:value-type="string">
            <text:p>ESS_R05_2010_GER_AT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un stellen Sie sich vor, dass zwei Personen, die unterschiedlichen Volksgruppen oder ethnischen Gruppen angehören, vor Gericht erscheinen und derselben Straftat angeklagt werden, die sie nicht begangen haben.</text:p>
          </table:table-cell>
          <table:table-cell office:value-type="float" office:value="14929" calcext:value-type="float">
            <text:p>14929</text:p>
          </table:table-cell>
        </table:table-row>
        <table:table-row table:style-name="ro1">
          <table:table-cell office:value-type="string" calcext:value-type="string">
            <text:p>ESS_R05_2010_GER_AT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Wer wird Ihrer Meinung nach mit größerer Wahrscheinlichkeit für schuldig befunden?</text:p>
          </table:table-cell>
          <table:table-cell office:value-type="float" office:value="14928" calcext:value-type="float">
            <text:p>14928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Nun eine Frage zu Richtern und den Dingen, die sie möglicherweise tun oder nicht tun.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Was würden Sie sagen: Wie oft lassen sich die Richter in Österreich bestechen?</text:p>
          </table:table-cell>
          <table:table-cell office:value-type="float" office:value="14931" calcext:value-type="float">
            <text:p>14931</text:p>
          </table:table-cell>
        </table:table-row>
        <table:table-row table:style-name="ro1">
          <table:table-cell office:value-type="string" calcext:value-type="string">
            <text:p>ESS_R05_2010_GER_AT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Verwenden Sie bitte diese Karte und sagen Sie mir, wie sehr Sie den folgenden Aussagen über das heutige Österreich zustimmen oder wie sehr Sie diese ablehnen.</text:p>
          </table:table-cell>
          <table:table-cell office:value-type="float" office:value="14932" calcext:value-type="float">
            <text:p>14932</text:p>
          </table:table-cell>
        </table:table-row>
        <table:table-row table:style-name="ro1">
          <table:table-cell office:value-type="string" calcext:value-type="string">
            <text:p>ESS_R05_2010_GER_AT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Im Allgemeinen schützen die Gerichte die Interessen der Reichen und Mächtigen und stellen sie über die Interessen des einfachen Bürgers</text:p>
          </table:table-cell>
          <table:table-cell office:value-type="float" office:value="14933" calcext:value-type="float">
            <text:p>14933</text:p>
          </table:table-cell>
        </table:table-row>
        <table:table-row table:style-name="ro1">
          <table:table-cell office:value-type="string" calcext:value-type="string">
            <text:p>ESS_R05_2010_GER_AT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enschen, die das Gesetz brechen, sollten viel härter bestraft werden, als sie heute bestraft werden.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ESS_R05_2010_GER_AT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Alle haben die Pflicht, ein ab- schließendes Gerichtsurteil zu akzeptieren.</text:p>
          </table:table-cell>
          <table:table-cell office:value-type="float" office:value="14934" calcext:value-type="float">
            <text:p>14934</text:p>
          </table:table-cell>
        </table:table-row>
        <table:table-row table:style-name="ro1">
          <table:table-cell office:value-type="string" calcext:value-type="string">
            <text:p>ESS_R05_2010_GER_AT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Alle Gesetze müssen strikt befolgt werden.</text:p>
          </table:table-cell>
          <table:table-cell office:value-type="float" office:value="14935" calcext:value-type="float">
            <text:p>14935</text:p>
          </table:table-cell>
        </table:table-row>
        <table:table-row table:style-name="ro1">
          <table:table-cell office:value-type="string" calcext:value-type="string">
            <text:p>ESS_R05_2010_GER_AT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Manchmal muss man das Gesetz brechen, um das Richtige zu tun.</text:p>
          </table:table-cell>
          <table:table-cell office:value-type="float" office:value="14936" calcext:value-type="float">
            <text:p>14936</text:p>
          </table:table-cell>
        </table:table-row>
        <table:table-row table:style-name="ro1">
          <table:table-cell office:value-type="string" calcext:value-type="string">
            <text:p>ESS_R05_2010_GER_AT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Die Entscheidungen und Handlun- gen der Gerichte werden durch den Druck von Seiten der poli- tischen Parteien und der Politiker zu sehr beeinflusst.</text:p>
          </table:table-cell>
          <table:table-cell office:value-type="float" office:value="14937" calcext:value-type="float">
            <text:p>14937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s gibt unterschiedliche Vorstellungen darüber, welche Strafen Täter bekommen sollten.</text:p>
          </table:table-cell>
          <table:table-cell office:value-type="float" office:value="14938" calcext:value-type="float">
            <text:p>14938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tellen Sie sich beispielsweise einen 25-Jährigen vor, der zum zweiten Mal wegen Einbruch verurteilt wird.</text:p>
          </table:table-cell>
          <table:table-cell office:value-type="float" office:value="14939" calcext:value-type="float">
            <text:p>14939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Welche der folgenden Strafen sollte er Ihrer Ansicht nach bekommen?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d welche der Antworten kommt der Zeit am nächsten, die er Ihrer Ansicht nach im Gefängnis verbringen sollte?</text:p>
          </table:table-cell>
          <table:table-cell office:value-type="float" office:value="14941" calcext:value-type="float">
            <text:p>14941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Nun kommen ein paar Fragen dazu, was Sie tun würden, wenn Sie der einzige Zeuge/die einzige Zeugin einer Straftat wären.</text:p>
          </table:table-cell>
          <table:table-cell office:value-type="float" office:value="14942" calcext:value-type="float">
            <text:p>14942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Zu den nächsten Fragen gibt es keine Karte.</text:p>
          </table:table-cell>
          <table:table-cell office:value-type="float" office:value="14943" calcext:value-type="float">
            <text:p>14943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Stellen Sie sich vor, Sie wären außer Haus und würden jemanden sehen, der einen Mann zu Boden stößt und seine Geldbörse stiehlt.</text:p>
          </table:table-cell>
          <table:table-cell office:value-type="float" office:value="14944" calcext:value-type="float">
            <text:p>14944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Wie wahrscheinlich wäre es, dass Sie die Polizei anrufen?</text:p>
          </table:table-cell>
          <table:table-cell office:value-type="float" office:value="14945" calcext:value-type="float">
            <text:p>14945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Wäre es?</text:p>
          </table:table-cell>
          <table:table-cell office:value-type="float" office:value="14946" calcext:value-type="float">
            <text:p>14946</text:p>
          </table:table-cell>
        </table:table-row>
        <table:table-row table:style-name="ro1">
          <table:table-cell office:value-type="string" calcext:value-type="string">
            <text:p>ESS_R05_2010_GER_AT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Wie sehr wären Sie dazu bereit, die Person zu identifizieren, die das getan hat?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string" calcext:value-type="string">
            <text:p>ESS_R05_2010_GER_AT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Wäre Sie dazu?</text:p>
          </table:table-cell>
          <table:table-cell office:value-type="float" office:value="14948" calcext:value-type="float">
            <text:p>14948</text:p>
          </table:table-cell>
        </table:table-row>
        <table:table-row table:style-name="ro1">
          <table:table-cell office:value-type="string" calcext:value-type="string">
            <text:p>ESS_R05_2010_GER_AT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Wie sehr wären Sie dazu bereit, gegen den Angeklagten vor Gericht auszusagen?</text:p>
          </table:table-cell>
          <table:table-cell office:value-type="float" office:value="14949" calcext:value-type="float">
            <text:p>14949</text:p>
          </table:table-cell>
        </table:table-row>
        <table:table-row table:style-name="ro1">
          <table:table-cell office:value-type="string" calcext:value-type="string">
            <text:p>ESS_R05_2010_GER_AT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Wären Sie dazu...?</text:p>
          </table:table-cell>
          <table:table-cell office:value-type="float" office:value="14950" calcext:value-type="float">
            <text:p>14950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Und nun noch ein paar Fragen zu Ihrem persönlichen Verhalten.</text:p>
          </table:table-cell>
          <table:table-cell office:value-type="float" office:value="14951" calcext:value-type="float">
            <text:p>14951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Sagen Sie mir, wie oft Sie jedes der folgenden Dinge in den letzten fünf Jahren getan haben?</text:p>
          </table:table-cell>
          <table:table-cell office:value-type="float" office:value="14952" calcext:value-type="float">
            <text:p>14952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Wie oft haben Sie ...?</text:p>
          </table:table-cell>
          <table:table-cell office:value-type="float" office:value="14953" calcext:value-type="float">
            <text:p>14953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eine überhöhte oder ungerecht- fertigte Forderung an eine Versicherung gestellt</text:p>
          </table:table-cell>
          <table:table-cell office:value-type="float" office:value="14954" calcext:value-type="float">
            <text:p>14954</text:p>
          </table:table-cell>
        </table:table-row>
        <table:table-row table:style-name="ro1">
          <table:table-cell office:value-type="string" calcext:value-type="string">
            <text:p>ESS_R05_2010_GER_AT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etwas gekauft, von dem Sie vermuteten, es könnte gestohlen sein</text:p>
          </table:table-cell>
          <table:table-cell office:value-type="float" office:value="14955" calcext:value-type="float">
            <text:p>14955</text:p>
          </table:table-cell>
        </table:table-row>
        <table:table-row table:style-name="ro1">
          <table:table-cell office:value-type="string" calcext:value-type="string">
            <text:p>ESS_R05_2010_GER_AT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ein Verkehrsdelikt begangen, wie zu schnelles Fahren oder das Überfahren einer roten Ampel</text:p>
          </table:table-cell>
          <table:table-cell office:value-type="float" office:value="14956" calcext:value-type="float">
            <text:p>14956</text:p>
          </table:table-cell>
        </table:table-row>
        <table:table-row table:style-name="ro1">
          <table:table-cell office:value-type="string" calcext:value-type="string">
            <text:p>ESS_R05_2010_GER_AT_1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enn Sie sich selbst dazuzählen, wie viele Personen - Kinder eingeschlossen - leben regelmäßig in Ihrem Haushalt?</text:p>
          </table:table-cell>
          <table:table-cell office:value-type="float" office:value="13159" calcext:value-type="float">
            <text:p>13159</text:p>
          </table:table-cell>
        </table:table-row>
        <table:table-row table:style-name="ro1">
          <table:table-cell office:value-type="string" calcext:value-type="string">
            <text:p>ESS_R05_2010_GER_AT_13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Ich hätte nun gerne einige Angaben zu den Personen, die in diesem Haushalt leben.</text:p>
          </table:table-cell>
          <table:table-cell office:value-type="float" office:value="13160" calcext:value-type="float">
            <text:p>13160</text:p>
          </table:table-cell>
        </table:table-row>
        <table:table-row table:style-name="ro1">
          <table:table-cell office:value-type="string" calcext:value-type="string">
            <text:p>ESS_R05_2010_GER_AT_13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eginnen wir mit Ihnen selbst und dann absteigend nach dem Alter der weiteren Personen.</text:p>
          </table:table-cell>
          <table:table-cell office:value-type="float" office:value="13161" calcext:value-type="float">
            <text:p>13161</text:p>
          </table:table-cell>
        </table:table-row>
        <table:table-row table:style-name="ro1">
          <table:table-cell office:value-type="string" calcext:value-type="string">
            <text:p>ESS_R05_2010_GER_AT_13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Welches Geschlecht hat diese Person?</text:p>
          </table:table-cell>
          <table:table-cell office:value-type="float" office:value="12652" calcext:value-type="float">
            <text:p>12652</text:p>
          </table:table-cell>
        </table:table-row>
        <table:table-row table:style-name="ro1">
          <table:table-cell office:value-type="string" calcext:value-type="string">
            <text:p>ESS_R05_2010_GER_AT_13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Und in welchem Jahr wurden Sie/wurde er/sie geboren?</text:p>
          </table:table-cell>
          <table:table-cell office:value-type="float" office:value="13162" calcext:value-type="float">
            <text:p>13162</text:p>
          </table:table-cell>
        </table:table-row>
        <table:table-row table:style-name="ro1">
          <table:table-cell office:value-type="string" calcext:value-type="string">
            <text:p>ESS_R05_2010_GER_AT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arte 45 Wenn Sie auf diese Karte sehen, in welchem Verhältnis steht diese Person zu Ihnen?</text:p>
          </table:table-cell>
          <table:table-cell office:value-type="float" office:value="14957" calcext:value-type="float">
            <text:p>14957</text:p>
          </table:table-cell>
        </table:table-row>
        <table:table-row table:style-name="ro1">
          <table:table-cell office:value-type="string" calcext:value-type="string">
            <text:p>ESS_R05_2010_GER_AT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ie haben mir eben gesagt, dass Sie mit Ihrem/Ihrer Ehemann/Ehefrau/Partner/Partnerin zusammenleben.</text:p>
          </table:table-cell>
          <table:table-cell office:value-type="float" office:value="14958" calcext:value-type="float">
            <text:p>14958</text:p>
          </table:table-cell>
        </table:table-row>
        <table:table-row table:style-name="ro1">
          <table:table-cell office:value-type="string" calcext:value-type="string">
            <text:p>ESS_R05_2010_GER_AT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elche Beschreibung trifft auf Ihre Beziehung zu dieser Person zu?</text:p>
          </table:table-cell>
          <table:table-cell office:value-type="float" office:value="14959" calcext:value-type="float">
            <text:p>14959</text:p>
          </table:table-cell>
        </table:table-row>
        <table:table-row table:style-name="ro1">
          <table:table-cell office:value-type="string" calcext:value-type="string">
            <text:p>ESS_R05_2010_GER_AT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arf ich noch einmal nachfragen: Haben Sie jemals mit einem Partner/einer Partnerin zusammengelebt, ohne mit ihm/ihr verheiratet zu sein oder eine eingetragene Lebenspartnerschaft mit ihm/ihr gehabt zu haben?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string" calcext:value-type="string">
            <text:p>ESS_R05_2010_GER_AT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arf ich noch einmal nachfragen: Sind Sie (davor) jemals geschieden worden oder wurde Ihre eingetragene Lebenspartnerschaft aufgelöst?</text:p>
          </table:table-cell>
          <table:table-cell office:value-type="float" office:value="14961" calcext:value-type="float">
            <text:p>14961</text:p>
          </table:table-cell>
        </table:table-row>
        <table:table-row table:style-name="ro1">
          <table:table-cell office:value-type="string" calcext:value-type="string">
            <text:p>ESS_R05_2010_GER_AT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 dieser Frage geht es um Ihren rechtlichen Familienstand und nicht darum, mit wem Sie zusammenleben oder nicht.</text:p>
          </table:table-cell>
          <table:table-cell office:value-type="float" office:value="14962" calcext:value-type="float">
            <text:p>14962</text:p>
          </table:table-cell>
        </table:table-row>
        <table:table-row table:style-name="ro1">
          <table:table-cell office:value-type="string" calcext:value-type="string">
            <text:p>ESS_R05_2010_GER_AT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Welche Beschreibung trifft auf Ihren gegenwärtigen rechtlichen Familienstand zu?</text:p>
          </table:table-cell>
          <table:table-cell office:value-type="float" office:value="14963" calcext:value-type="float">
            <text:p>14963</text:p>
          </table:table-cell>
        </table:table-row>
        <table:table-row table:style-name="ro1">
          <table:table-cell office:value-type="string" calcext:value-type="string">
            <text:p>ESS_R05_2010_GER_AT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Haben Sie jemals mit eigenen oder adoptierten Kindern, Stiefkindern, Pflegekindern oder Kindern eines Partners/einer Partnerin in Ihrem Haushalt zusammengelebt?</text:p>
          </table:table-cell>
          <table:table-cell office:value-type="float" office:value="13242" calcext:value-type="float">
            <text:p>13242</text:p>
          </table:table-cell>
        </table:table-row>
        <table:table-row table:style-name="ro1">
          <table:table-cell office:value-type="string" calcext:value-type="string">
            <text:p>ESS_R05_2010_GER_AT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Gibt es ein Telefon mit Festnetzanschluss in Ihrem Haushalt?</text:p>
          </table:table-cell>
          <table:table-cell office:value-type="float" office:value="14964" calcext:value-type="float">
            <text:p>14964</text:p>
          </table:table-cell>
        </table:table-row>
        <table:table-row table:style-name="ro1">
          <table:table-cell office:value-type="string" calcext:value-type="string">
            <text:p>ESS_R05_2010_GER_AT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Karte 48 Welche dieser Bezeichnungen beschreibt am besten Ihr Wohngebiet?</text:p>
          </table:table-cell>
          <table:table-cell office:value-type="float" office:value="14965" calcext:value-type="float">
            <text:p>14965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Was ist die höchste Bildungsstufe, die Sie erfolgreich abgeschlossen haben?</text:p>
          </table:table-cell>
          <table:table-cell office:value-type="float" office:value="14966" calcext:value-type="float">
            <text:p>14966</text:p>
          </table:table-cell>
        </table:table-row>
        <table:table-row table:style-name="ro1">
          <table:table-cell office:value-type="string" calcext:value-type="string">
            <text:p>ESS_R05_2010_GER_AT_14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Wie viele Jahre haben Sie insgesamt eine Schule besucht, einschließlich Pflichtschule, Berufsschule, schulische Berufsausbildungen oder Hochschule?</text:p>
          </table:table-cell>
          <table:table-cell office:value-type="float" office:value="13166" calcext:value-type="float">
            <text:p>13166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Unter Verwendung dieser Karte, welche dieser Beschreibungen passt zu dem, was Sie die letzten 7 Tage gemacht haben?</text:p>
          </table:table-cell>
          <table:table-cell office:value-type="float" office:value="13167" calcext:value-type="float">
            <text:p>13167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Was noch?</text:p>
          </table:table-cell>
          <table:table-cell office:value-type="float" office:value="14967" calcext:value-type="float">
            <text:p>14967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Und welche dieser Beschreibungen trifft am besten auf Ihre Situation in den letzten 7 Tagen zu?</text:p>
          </table:table-cell>
          <table:table-cell office:value-type="float" office:value="14968" calcext:value-type="float">
            <text:p>14968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Bitte nur eine Antwort auswählen.</text:p>
          </table:table-cell>
          <table:table-cell office:value-type="float" office:value="14969" calcext:value-type="float">
            <text:p>14969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(Einstufen) Hauptaktivität der befragten Person.</text:p>
          </table:table-cell>
          <table:table-cell office:value-type="float" office:value="14970" calcext:value-type="float">
            <text:p>14970</text:p>
          </table:table-cell>
        </table:table-row>
        <table:table-row table:style-name="ro1">
          <table:table-cell office:value-type="string" calcext:value-type="string">
            <text:p>ESS_R05_2010_GER_AT_14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Darf ich kurz noch einmal nachfragen: Haben Sie in den letzten 7 Tagen eine bezahlte Tätigkeit - für eine Stunde oder länger - ausgeübt?</text:p>
          </table:table-cell>
          <table:table-cell office:value-type="float" office:value="14971" calcext:value-type="float">
            <text:p>14971</text:p>
          </table:table-cell>
        </table:table-row>
        <table:table-row table:style-name="ro1">
          <table:table-cell office:value-type="string" calcext:value-type="string">
            <text:p>ESS_R05_2010_GER_AT_146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Sind Sie jemals einer bezahlten Tätigkeit nachgegangen?</text:p>
          </table:table-cell>
          <table:table-cell office:value-type="float" office:value="13172" calcext:value-type="float">
            <text:p>13172</text:p>
          </table:table-cell>
        </table:table-row>
        <table:table-row table:style-name="ro1">
          <table:table-cell office:value-type="string" calcext:value-type="string">
            <text:p>ESS_R05_2010_GER_AT_147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In welchem Jahr sind Sie zuletzt einer bezahlten Tätigkeit nachgegangen?</text:p>
          </table:table-cell>
          <table:table-cell office:value-type="float" office:value="13173" calcext:value-type="float">
            <text:p>13173</text:p>
          </table:table-cell>
        </table:table-row>
        <table:table-row table:style-name="ro1">
          <table:table-cell office:value-type="string" calcext:value-type="string">
            <text:p>ESS_R05_2010_GER_AT_14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In Ihrer Hauptbeschäftigung sind Sie (waren Sie zuletzt)?</text:p>
          </table:table-cell>
          <table:table-cell office:value-type="float" office:value="13174" calcext:value-type="float">
            <text:p>13174</text:p>
          </table:table-cell>
        </table:table-row>
        <table:table-row table:style-name="ro1">
          <table:table-cell office:value-type="string" calcext:value-type="string">
            <text:p>ESS_R05_2010_GER_AT_149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ie viele Angestellte - wenn überhaupt - haben Sie (hatten Sie)?</text:p>
          </table:table-cell>
          <table:table-cell office:value-type="float" office:value="13175" calcext:value-type="float">
            <text:p>13175</text:p>
          </table:table-cell>
        </table:table-row>
        <table:table-row table:style-name="ro1">
          <table:table-cell office:value-type="string" calcext:value-type="string">
            <text:p>ESS_R05_2010_GER_AT_15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st (war) Ihr Arbeitsvertrag ...?</text:p>
          </table:table-cell>
          <table:table-cell office:value-type="float" office:value="13176" calcext:value-type="float">
            <text:p>13176</text:p>
          </table:table-cell>
        </table:table-row>
        <table:table-row table:style-name="ro1">
          <table:table-cell office:value-type="string" calcext:value-type="string">
            <text:p>ESS_R05_2010_GER_AT_151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Was denken Sie: Als Sie Ihre Stelle angetreten haben, betrachtete Ihr Arbeitgeber Ihre Stelle als ...?</text:p>
          </table:table-cell>
          <table:table-cell office:value-type="float" office:value="14972" calcext:value-type="float">
            <text:p>14972</text:p>
          </table:table-cell>
        </table:table-row>
        <table:table-row table:style-name="ro1">
          <table:table-cell office:value-type="string" calcext:value-type="string">
            <text:p>ESS_R05_2010_GER_AT_15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Sie selbst eingeschlossen, ungefähr wie viele Menschen sind (waren) an Ihrem üblichen Arbeitsplatz beschäftigt?</text:p>
          </table:table-cell>
          <table:table-cell office:value-type="float" office:value="13177" calcext:value-type="float">
            <text:p>13177</text:p>
          </table:table-cell>
        </table:table-row>
        <table:table-row table:style-name="ro1">
          <table:table-cell office:value-type="string" calcext:value-type="string">
            <text:p>ESS_R05_2010_GER_AT_15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Sind (waren) Sie in Ihrer Hauptbeschäftigung für die Beaufsichtigung von anderen Angestellten verantwortlich?</text:p>
          </table:table-cell>
          <table:table-cell office:value-type="float" office:value="13178" calcext:value-type="float">
            <text:p>13178</text:p>
          </table:table-cell>
        </table:table-row>
        <table:table-row table:style-name="ro1">
          <table:table-cell office:value-type="string" calcext:value-type="string">
            <text:p>ESS_R05_2010_GER_AT_15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Für wie viele Leute sind/waren Sie verantwortlich?</text:p>
          </table:table-cell>
          <table:table-cell office:value-type="float" office:value="13179" calcext:value-type="float">
            <text:p>13179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Ich lese Ihnen jetzt einige Aussagen über Ihr Arbeitsleben vor.</text:p>
          </table:table-cell>
          <table:table-cell office:value-type="float" office:value="14973" calcext:value-type="float">
            <text:p>14973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Sagen Sie mir bitte, in welchem Maße es Ihr Arbeitgeber oder Ihre Geschäftsleitung erlaubt (erlaubte), ...?</text:p>
          </table:table-cell>
          <table:table-cell office:value-type="float" office:value="13181" calcext:value-type="float">
            <text:p>13181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dass Sie an Ihrem Arbeitsplatz entscheiden (entschieden), wie Sie Ihre tägliche Arbeit organi- sieren (organisierten)</text:p>
          </table:table-cell>
          <table:table-cell office:value-type="float" office:value="14974" calcext:value-type="float">
            <text:p>14974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dass Sie an Ihrem Arbeitsplatz strategische Entscheidungen über die Tätigkeit Ihres Unter- nehmens oder Ihrer Dienst- stelle beeinflussen (beeinfluss- ten)</text:p>
          </table:table-cell>
          <table:table-cell office:value-type="float" office:value="14975" calcext:value-type="float">
            <text:p>14975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dass Sie Ihr Arbeitstempo selbst bestimmen (bestimm- ten) oder verändern (verän- derten)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1">
          <table:table-cell office:value-type="string" calcext:value-type="string">
            <text:p>ESS_R05_2010_GER_AT_15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Wie viele Stunden sind (waren) Sie in Ihrer Hauptbeschäftigung jede Woche vertraglich verpflichtet zu arbeiten – ohne bezahlte und unbezahlte Überstunden?</text:p>
          </table:table-cell>
          <table:table-cell office:value-type="float" office:value="13184" calcext:value-type="float">
            <text:p>13184</text:p>
          </table:table-cell>
        </table:table-row>
        <table:table-row table:style-name="ro1">
          <table:table-cell office:value-type="string" calcext:value-type="string">
            <text:p>ESS_R05_2010_GER_AT_159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Ungeachtet Ihrer Mindest- oder vertraglichen Arbeitszeit, wie viele Stunden arbeiten (arbeiteten) Sie normalerweise tatsächlich in Ihrer Hauptbeschäftigung in der Woche, inklusive bezahlter und unbezahlter Überstunden?</text:p>
          </table:table-cell>
          <table:table-cell office:value-type="float" office:value="13185" calcext:value-type="float">
            <text:p>13185</text:p>
          </table:table-cell>
        </table:table-row>
        <table:table-row table:style-name="ro1">
          <table:table-cell office:value-type="string" calcext:value-type="string">
            <text:p>ESS_R05_2010_GER_AT_160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as macht (machte) die Firma bzw.</text:p>
          </table:table-cell>
          <table:table-cell office:value-type="float" office:value="14977" calcext:value-type="float">
            <text:p>14977</text:p>
          </table:table-cell>
        </table:table-row>
        <table:table-row table:style-name="ro1">
          <table:table-cell office:value-type="string" calcext:value-type="string">
            <text:p>ESS_R05_2010_GER_AT_160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Organisation, für die Sie arbeiten (arbeiteten), hauptsächlich?</text:p>
          </table:table-cell>
          <table:table-cell office:value-type="float" office:value="14978" calcext:value-type="float">
            <text:p>14978</text:p>
          </table:table-cell>
        </table:table-row>
        <table:table-row table:style-name="ro1">
          <table:table-cell office:value-type="string" calcext:value-type="string">
            <text:p>ESS_R05_2010_GER_AT_160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Branche)</text:p>
          </table:table-cell>
          <table:table-cell office:value-type="float" office:value="13187" calcext:value-type="float">
            <text:p>13187</text:p>
          </table:table-cell>
        </table:table-row>
        <table:table-row table:style-name="ro1">
          <table:table-cell office:value-type="string" calcext:value-type="string">
            <text:p>ESS_R05_2010_GER_AT_16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Für welche Art von Arbeitgeber arbeiten Sie/haben Sie gearbeitet?</text:p>
          </table:table-cell>
          <table:table-cell office:value-type="float" office:value="13188" calcext:value-type="float">
            <text:p>13188</text:p>
          </table:table-cell>
        </table:table-row>
        <table:table-row table:style-name="ro1">
          <table:table-cell office:value-type="string" calcext:value-type="string">
            <text:p>ESS_R05_2010_GER_AT_16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Nur eine Antwort.</text:p>
          </table:table-cell>
          <table:table-cell office:value-type="float" office:value="14979" calcext:value-type="float">
            <text:p>14979</text:p>
          </table:table-cell>
        </table:table-row>
        <table:table-row table:style-name="ro1">
          <table:table-cell office:value-type="string" calcext:value-type="string">
            <text:p>ESS_R05_2010_GER_AT_162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Was ist (war) die Bezeichnung Ihrer Hauptbeschäftigung?</text:p>
          </table:table-cell>
          <table:table-cell office:value-type="float" office:value="13189" calcext:value-type="float">
            <text:p>13189</text:p>
          </table:table-cell>
        </table:table-row>
        <table:table-row table:style-name="ro1">
          <table:table-cell office:value-type="string" calcext:value-type="string">
            <text:p>ESS_R05_2010_GER_AT_163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Welche Tätigkeiten üben (übten) Sie überwiegend in Ihrer Hauptbeschäftigung aus?</text:p>
          </table:table-cell>
          <table:table-cell office:value-type="float" office:value="13190" calcext:value-type="float">
            <text:p>13190</text:p>
          </table:table-cell>
        </table:table-row>
        <table:table-row table:style-name="ro1">
          <table:table-cell office:value-type="string" calcext:value-type="string">
            <text:p>ESS_R05_2010_GER_AT_164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Welche Ausbildung oder Qualifikationen sind (waren) für Ihren Hauptberuf erforderlich?</text:p>
          </table:table-cell>
          <table:table-cell office:value-type="float" office:value="13191" calcext:value-type="float">
            <text:p>13191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Welcher der Gründe entspricht am ehesten dem Hauptgrund für das Verlassen Ihres letzten Arbeitgebers?</text:p>
          </table:table-cell>
          <table:table-cell office:value-type="float" office:value="14980" calcext:value-type="float">
            <text:p>14980</text:p>
          </table:table-cell>
        </table:table-row>
        <table:table-row table:style-name="ro1">
          <table:table-cell office:value-type="string" calcext:value-type="string">
            <text:p>ESS_R05_2010_GER_AT_166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Haben Sie in den letzten 10 Jahren für 6 Monate oder länger eine bezahlte Tätigkeit im Ausland ausgeübt?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ESS_R05_2010_GER_AT_16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Waren Sie jemals über einen längeren Zeitraum als 3 Monate arbeitslos und auf Arbeitssuche?</text:p>
          </table:table-cell>
          <table:table-cell office:value-type="float" office:value="13193" calcext:value-type="float">
            <text:p>13193</text:p>
          </table:table-cell>
        </table:table-row>
        <table:table-row table:style-name="ro1">
          <table:table-cell office:value-type="string" calcext:value-type="string">
            <text:p>ESS_R05_2010_GER_AT_168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Waren Sie einmal ununterbrochen 12 Monate lang oder länger arbeitslos?</text:p>
          </table:table-cell>
          <table:table-cell office:value-type="float" office:value="13194" calcext:value-type="float">
            <text:p>13194</text:p>
          </table:table-cell>
        </table:table-row>
        <table:table-row table:style-name="ro1">
          <table:table-cell office:value-type="string" calcext:value-type="string">
            <text:p>ESS_R05_2010_GER_AT_16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Waren Sie innerhalb der letzten 5 Jahre einmal 3 Monate oder länger arbeitslos und auf Arbeitssuche?</text:p>
          </table:table-cell>
          <table:table-cell office:value-type="float" office:value="13195" calcext:value-type="float">
            <text:p>13195</text:p>
          </table:table-cell>
        </table:table-row>
        <table:table-row table:style-name="ro1">
          <table:table-cell office:value-type="string" calcext:value-type="string">
            <text:p>ESS_R05_2010_GER_AT_17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Sind Sie oder waren Sie jemals Mitglied einer Gewerkschaft oder einer ähnlichen Organisation?</text:p>
          </table:table-cell>
          <table:table-cell office:value-type="float" office:value="13196" calcext:value-type="float">
            <text:p>13196</text:p>
          </table:table-cell>
        </table:table-row>
        <table:table-row table:style-name="ro1">
          <table:table-cell office:value-type="string" calcext:value-type="string">
            <text:p>ESS_R05_2010_GER_AT_17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Wenn ja: Sind Sie es zurzeit oder waren Sie es früher einmal?</text:p>
          </table:table-cell>
          <table:table-cell office:value-type="float" office:value="13197" calcext:value-type="float">
            <text:p>13197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Bitte berücksichtigen Sie nun das Einkommen aller Haushaltsmitglieder und alle Einnahmen, die der Haushalt als Ganzes erhält.</text:p>
          </table:table-cell>
          <table:table-cell office:value-type="float" office:value="13198" calcext:value-type="float">
            <text:p>13198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Was ist die Haupteinkommensquelle des Haushalts?</text:p>
          </table:table-cell>
          <table:table-cell office:value-type="float" office:value="12682" calcext:value-type="float">
            <text:p>1268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Wenn Sie das Einkommen aus allen Quellen zusammen- zählen, welcher Buchstabe bezeichnet am besten das gesamte Nettoeinkommen Ihres Haushalts?</text:p>
          </table:table-cell>
          <table:table-cell office:value-type="float" office:value="14981" calcext:value-type="float">
            <text:p>14981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Wenn Sie die genaue Zahl nicht kennen, geben Sie bitte eine Schätzung ab.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Nutzen Sie den Teil der Tabelle, der Ihnen am geläufigsten ist, also wöchentliche, monatliche oder jährliche Angaben.</text:p>
          </table:table-cell>
          <table:table-cell office:value-type="float" office:value="13201" calcext:value-type="float">
            <text:p>13201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Wenn Sie das Einkommen aus allen Quellen zusammen- zählen, welcher Buchstabe bezeichnet am besten das gesamte Nettoeinkommen Ihres Haushalts?</text:p>
          </table:table-cell>
          <table:table-cell office:value-type="float" office:value="14981" calcext:value-type="float">
            <text:p>14981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Wenn Sie die genaue Zahl nicht kennen, geben Sie bitte eine Schätzung ab.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Nutzen Sie den Teil der Tabelle, der Ihnen am geläufigsten ist, also wöchentliche, monatliche oder jährliche Angaben.</text:p>
          </table:table-cell>
          <table:table-cell office:value-type="float" office:value="13201" calcext:value-type="float">
            <text:p>13201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Monatlich:</text:p>
          </table:table-cell>
          <table:table-cell office:value-type="float" office:value="14982" calcext:value-type="float">
            <text:p>14982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Wenn Sie das Einkommen aus allen Quellen zusammen- zählen, welcher Buchstabe bezeichnet am besten das gesamte Nettoeinkommen Ihres Haushalts?</text:p>
          </table:table-cell>
          <table:table-cell office:value-type="float" office:value="14981" calcext:value-type="float">
            <text:p>14981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Wenn Sie die genaue Zahl nicht kennen, geben Sie bitte eine Schätzung ab.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Nutzen Sie den Teil der Tabelle, der Ihnen am geläufigsten ist, also wöchentliche, monatliche oder jährliche Angaben.</text:p>
          </table:table-cell>
          <table:table-cell office:value-type="float" office:value="13201" calcext:value-type="float">
            <text:p>13201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Wie viel ungefähr tragen Sie persönlich zum Haushaltseinkommen bei?</text:p>
          </table:table-cell>
          <table:table-cell office:value-type="float" office:value="14983" calcext:value-type="float">
            <text:p>14983</text:p>
          </table:table-cell>
        </table:table-row>
        <table:table-row table:style-name="ro1">
          <table:table-cell office:value-type="string" calcext:value-type="string">
            <text:p>ESS_R05_2010_GER_AT_17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Welche der Beschreibungen auf dieser Karte kommt dem am nächsten, wie Sie die derzeitige Einkommenssituation Ihres Haushalts beurteilen?</text:p>
          </table:table-cell>
          <table:table-cell office:value-type="float" office:value="13203" calcext:value-type="float">
            <text:p>13203</text:p>
          </table:table-cell>
        </table:table-row>
        <table:table-row table:style-name="ro1">
          <table:table-cell office:value-type="string" calcext:value-type="string">
            <text:p>ESS_R05_2010_GER_AT_17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Wenn Sie aus irgendeinem Grund in ernste finanzielle Probleme kommen würden und Geld borgen müssten, um über die Runden zu kommen, wie schwierig oder leicht wäre das?</text:p>
          </table:table-cell>
          <table:table-cell office:value-type="float" office:value="13206" calcext:value-type="float">
            <text:p>13206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Was ist der höchste Bildungsabschluss, den Ihr(e) Ehemann/-frau/ bzw.</text:p>
          </table:table-cell>
          <table:table-cell office:value-type="float" office:value="14984" calcext:value-type="float">
            <text:p>1498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Ihr(e) Partner/in erreicht hat?</text:p>
          </table:table-cell>
          <table:table-cell office:value-type="float" office:value="14985" calcext:value-type="float">
            <text:p>14985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Welche der Beschreibungen auf dieser Karte passt zu dem, was er/sie in den letzten 7 Tagen getan hat?</text:p>
          </table:table-cell>
          <table:table-cell office:value-type="float" office:value="13208" calcext:value-type="float">
            <text:p>13208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Was noch?</text:p>
          </table:table-cell>
          <table:table-cell office:value-type="float" office:value="14967" calcext:value-type="float">
            <text:p>14967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Markieren Sie alles, das zutrifft</text:p>
          </table:table-cell>
          <table:table-cell office:value-type="float" office:value="13209" calcext:value-type="float">
            <text:p>13209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Und welche dieser Beschreibungen trifft am besten, was er/sie in den letzten 7 Tagen getan hat?</text:p>
          </table:table-cell>
          <table:table-cell office:value-type="float" office:value="14986" calcext:value-type="float">
            <text:p>14986</text:p>
          </table:table-cell>
        </table:table-row>
        <table:table-row table:style-name="ro1">
          <table:table-cell office:value-type="string" calcext:value-type="string">
            <text:p>ESS_R05_2010_GER_AT_18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Darf ich kurz noch einmal nachfragen: Hat er/sie in den letzten 7 Tagen eine bezahlte Tätigkeit – für eine Stunde oder länger – ausgeübt?</text:p>
          </table:table-cell>
          <table:table-cell office:value-type="float" office:value="14987" calcext:value-type="float">
            <text:p>14987</text:p>
          </table:table-cell>
        </table:table-row>
        <table:table-row table:style-name="ro1">
          <table:table-cell office:value-type="string" calcext:value-type="string">
            <text:p>ESS_R05_2010_GER_AT_18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Was ist die Bezeichnung für seine/ihre Hauptbeschäftigung?</text:p>
          </table:table-cell>
          <table:table-cell office:value-type="float" office:value="13212" calcext:value-type="float">
            <text:p>13212</text:p>
          </table:table-cell>
        </table:table-row>
        <table:table-row table:style-name="ro1">
          <table:table-cell office:value-type="string" calcext:value-type="string">
            <text:p>ESS_R05_2010_GER_AT_18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Im Rahmen seiner/ihrer Hauptbeschäftigung, welche Art von Arbeit macht er/sie hauptsächlich?</text:p>
          </table:table-cell>
          <table:table-cell office:value-type="float" office:value="13213" calcext:value-type="float">
            <text:p>13213</text:p>
          </table:table-cell>
        </table:table-row>
        <table:table-row table:style-name="ro1">
          <table:table-cell office:value-type="string" calcext:value-type="string">
            <text:p>ESS_R05_2010_GER_AT_18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Welche Ausbildung oder Qualifikation ist für diese Arbeit notwendig?</text:p>
          </table:table-cell>
          <table:table-cell office:value-type="float" office:value="13214" calcext:value-type="float">
            <text:p>13214</text:p>
          </table:table-cell>
        </table:table-row>
        <table:table-row table:style-name="ro1">
          <table:table-cell office:value-type="string" calcext:value-type="string">
            <text:p>ESS_R05_2010_GER_AT_18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In seiner/ihrer Hauptbeschäftigung ist er/sie?</text:p>
          </table:table-cell>
          <table:table-cell office:value-type="float" office:value="13215" calcext:value-type="float">
            <text:p>13215</text:p>
          </table:table-cell>
        </table:table-row>
        <table:table-row table:style-name="ro1">
          <table:table-cell office:value-type="string" calcext:value-type="string">
            <text:p>ESS_R05_2010_GER_AT_18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Wie viele Beschäftigte - wenn überhaupt - hat er/sie?</text:p>
          </table:table-cell>
          <table:table-cell office:value-type="float" office:value="13216" calcext:value-type="float">
            <text:p>13216</text:p>
          </table:table-cell>
        </table:table-row>
        <table:table-row table:style-name="ro1">
          <table:table-cell office:value-type="string" calcext:value-type="string">
            <text:p>ESS_R05_2010_GER_AT_18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Wenn Partner/in in bezahltem Job</text:p>
          </table:table-cell>
          <table:table-cell office:value-type="float" office:value="14988" calcext:value-type="float">
            <text:p>14988</text:p>
          </table:table-cell>
        </table:table-row>
        <table:table-row table:style-name="ro1">
          <table:table-cell office:value-type="string" calcext:value-type="string">
            <text:p>ESS_R05_2010_GER_AT_18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Ist Ihr Partner/Ihre Partnerin in seiner/ihrer Hauptbeschäftigung für die Beaufsichtigung von anderen Beschäftigten verantwortlich?</text:p>
          </table:table-cell>
          <table:table-cell office:value-type="float" office:value="13217" calcext:value-type="float">
            <text:p>13217</text:p>
          </table:table-cell>
        </table:table-row>
        <table:table-row table:style-name="ro1">
          <table:table-cell office:value-type="string" calcext:value-type="string">
            <text:p>ESS_R05_2010_GER_AT_18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Für wie viele Leute ist er/sie verantwortlich?</text:p>
          </table:table-cell>
          <table:table-cell office:value-type="float" office:value="13218" calcext:value-type="float">
            <text:p>13218</text:p>
          </table:table-cell>
        </table:table-row>
        <table:table-row table:style-name="ro1">
          <table:table-cell office:value-type="string" calcext:value-type="string">
            <text:p>ESS_R05_2010_GER_AT_189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Wie viele Stunden arbeitet er/sie normalerweise in der Woche in seiner/ihrer Hauptbeschäftigung einschließlich bezahlter oder unbezahlter Überstunden?</text:p>
          </table:table-cell>
          <table:table-cell office:value-type="float" office:value="13224" calcext:value-type="float">
            <text:p>1322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Karte 61 Was ist der höchste Bildungsgrad, den Ihr Vater erreicht hat?</text:p>
          </table:table-cell>
          <table:table-cell office:value-type="float" office:value="14989" calcext:value-type="float">
            <text:p>14989</text:p>
          </table:table-cell>
        </table:table-row>
        <table:table-row table:style-name="ro1">
          <table:table-cell office:value-type="string" calcext:value-type="string">
            <text:p>ESS_R05_2010_GER_AT_191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Als Sie 14 Jahre alt waren, war Ihr Vater damals unselbständig beschäftigt, war er selbständig oder war er nicht erwerbstätig?</text:p>
          </table:table-cell>
          <table:table-cell office:value-type="float" office:value="13226" calcext:value-type="float">
            <text:p>13226</text:p>
          </table:table-cell>
        </table:table-row>
        <table:table-row table:style-name="ro1">
          <table:table-cell office:value-type="string" calcext:value-type="string">
            <text:p>ESS_R05_2010_GER_AT_192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ie viele Beschäftigte hatte er?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string" calcext:value-type="string">
            <text:p>ESS_R05_2010_GER_AT_193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War er für die Beaufsichtigung anderer Mitarbeiter verantwortlich?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ESS_R05_2010_GER_AT_194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as war die Bezeichnung für seine Hauptbeschäftigung?</text:p>
          </table:table-cell>
          <table:table-cell office:value-type="float" office:value="13229" calcext:value-type="float">
            <text:p>13229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Welche der Berufsbezeichnungen auf dieser Karte beschreibt die Arbeit Ihres Vaters, die er ausübte, als Sie 14 Jahre alt waren, am besten?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Was ist der höchste Bildungsabschluss, den Ihre Mutter erreicht hat?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string" calcext:value-type="string">
            <text:p>ESS_R05_2010_GER_AT_197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ls Sie 14 Jahre alt waren, war Ihre Mutter unselbständig beschäftigt, war sie damals selbständig oder hat sie überhaupt nicht gearbeitet?</text:p>
          </table:table-cell>
          <table:table-cell office:value-type="float" office:value="13232" calcext:value-type="float">
            <text:p>13232</text:p>
          </table:table-cell>
        </table:table-row>
        <table:table-row table:style-name="ro1">
          <table:table-cell office:value-type="string" calcext:value-type="string">
            <text:p>ESS_R05_2010_GER_AT_198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Wie viele Beschäftigte hatte sie?</text:p>
          </table:table-cell>
          <table:table-cell office:value-type="float" office:value="12713" calcext:value-type="float">
            <text:p>12713</text:p>
          </table:table-cell>
        </table:table-row>
        <table:table-row table:style-name="ro1">
          <table:table-cell office:value-type="string" calcext:value-type="string">
            <text:p>ESS_R05_2010_GER_AT_199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War sie für die Beaufsichtigung anderer Mitarbeiter verantwortlich?</text:p>
          </table:table-cell>
          <table:table-cell office:value-type="float" office:value="13234" calcext:value-type="float">
            <text:p>13234</text:p>
          </table:table-cell>
        </table:table-row>
        <table:table-row table:style-name="ro1">
          <table:table-cell office:value-type="string" calcext:value-type="string">
            <text:p>ESS_R05_2010_GER_AT_20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Was war die Bezeichnung für ihre Hauptbeschäftigung?</text:p>
          </table:table-cell>
          <table:table-cell office:value-type="float" office:value="13235" calcext:value-type="float">
            <text:p>13235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Welche der Berufsbezeichnungen auf dieser Karte beschreibt die Arbeit Ihrer Mutter, die sie ausübte, als Sie 14 Jahre alt waren, am besten?</text:p>
          </table:table-cell>
          <table:table-cell office:value-type="float" office:value="13236" calcext:value-type="float">
            <text:p>13236</text:p>
          </table:table-cell>
        </table:table-row>
        <table:table-row table:style-name="ro1">
          <table:table-cell office:value-type="string" calcext:value-type="string">
            <text:p>ESS_R05_2010_GER_AT_20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Während der letzten 12 Monate, haben Sie irgendwelche Kurse, Seminare oder Konferenzen besucht, die Ihrer beruflichen Fort- und Weiterbildung dienten?</text:p>
          </table:table-cell>
          <table:table-cell office:value-type="float" office:value="13237" calcext:value-type="float">
            <text:p>13237</text:p>
          </table:table-cell>
        </table:table-row>
        <table:table-row table:style-name="ro1">
          <table:table-cell office:value-type="string" calcext:value-type="string">
            <text:p>ESS_R05_2010_GER_AT_20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Wie viele Tage haben Sie in den letzten 12 Monaten ungefähr mit dieser Art von beruflicher Fort- und Weiterbildung verbracht?</text:p>
          </table:table-cell>
          <table:table-cell office:value-type="float" office:value="14991" calcext:value-type="float">
            <text:p>14991</text:p>
          </table:table-cell>
        </table:table-row>
        <table:table-row table:style-name="ro1">
          <table:table-cell office:value-type="string" calcext:value-type="string">
            <text:p>ESS_R05_2010_GER_AT_20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Bitte zählen Sie zwei halbe Tage als einen ganzen Tag.</text:p>
          </table:table-cell>
          <table:table-cell office:value-type="float" office:value="14992" calcext:value-type="float">
            <text:p>14992</text:p>
          </table:table-cell>
        </table:table-row>
        <table:table-row table:style-name="ro1">
          <table:table-cell office:value-type="string" calcext:value-type="string">
            <text:p>ESS_R05_2010_GER_AT_20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Zählen Sie Abendkurse als Vierteltage.</text:p>
          </table:table-cell>
          <table:table-cell office:value-type="float" office:value="14993" calcext:value-type="float">
            <text:p>14993</text:p>
          </table:table-cell>
        </table:table-row>
        <table:table-row table:style-name="ro1">
          <table:table-cell office:value-type="string" calcext:value-type="string">
            <text:p>ESS_R05_2010_GER_AT_20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Ergebnis runden.</text:p>
          </table:table-cell>
          <table:table-cell office:value-type="float" office:value="14994" calcext:value-type="float">
            <text:p>14994</text:p>
          </table:table-cell>
        </table:table-row>
        <table:table-row table:style-name="ro1">
          <table:table-cell office:value-type="string" calcext:value-type="string">
            <text:p>ESS_R05_2010_GER_AT_20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Bitte denken Sie nun daran, was Sie bei dieser Fort- und Weiterbildung gelernt haben.</text:p>
          </table:table-cell>
          <table:table-cell office:value-type="float" office:value="14995" calcext:value-type="float">
            <text:p>14995</text:p>
          </table:table-cell>
        </table:table-row>
        <table:table-row table:style-name="ro1">
          <table:table-cell office:value-type="string" calcext:value-type="string">
            <text:p>ESS_R05_2010_GER_AT_20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Wie nützlich wäre das Gelernte, wenn Sie bei einem an-deren Arbeitgeber oder einer anderen Firma arbeiten wollen?</text:p>
          </table:table-cell>
          <table:table-cell office:value-type="float" office:value="14996" calcext:value-type="float">
            <text:p>14996</text:p>
          </table:table-cell>
        </table:table-row>
        <table:table-row table:style-name="ro1">
          <table:table-cell office:value-type="string" calcext:value-type="string">
            <text:p>ESS_R05_2010_GER_AT_205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Wie viel von den Kosten dieser Fort- und Weiterbildung wurde von Ihrem Arbeitgeber übernommen?</text:p>
          </table:table-cell>
          <table:table-cell office:value-type="float" office:value="14997" calcext:value-type="float">
            <text:p>14997</text:p>
          </table:table-cell>
        </table:table-row>
        <table:table-row table:style-name="ro1">
          <table:table-cell office:value-type="string" calcext:value-type="string">
            <text:p>ESS_R05_2010_GER_AT_205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Wenn die Fort- und Weiterbildung für den Arbeitgeber oder die Firma kostenlos war, „nichts“ eintragen.</text:p>
          </table:table-cell>
          <table:table-cell office:value-type="float" office:value="14998" calcext:value-type="float">
            <text:p>14998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Die ersten Fragen beziehen sich auf die Dauer, die Sie mit Fernsehen, Radio hören und Zeitung lesen verbringen.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Wie viel Zeit verbringen Sie an einem gewöhnlichen Werktag insgesamt mit Fernsehen?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Bitte beziehen Sie auch die Zeit ein, die Sie mit Fernsehen über das Internet verbringen.</text:p>
          </table:table-cell>
          <table:table-cell office:value-type="float" office:value="15001" calcext:value-type="float">
            <text:p>15001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Wie viel Zeit verbringen Sie an einem gewöhnlichen Werktag insgesamt mit Radio hören?</text:p>
          </table:table-cell>
          <table:table-cell office:value-type="float" office:value="15002" calcext:value-type="float">
            <text:p>15002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Bitte beziehen Sie auch die Zeit ein, die Sie mit Radio hören über das Internet verbringen.</text:p>
          </table:table-cell>
          <table:table-cell office:value-type="float" office:value="15003" calcext:value-type="float">
            <text:p>15003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Und wie viel Zeit verbringen Sie an einem gewöhnlichen Werktag insgesamt mit dem Lesen von Zeitungen?</text:p>
          </table:table-cell>
          <table:table-cell office:value-type="float" office:value="15004" calcext:value-type="float">
            <text:p>15004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Bitte beziehen Sie auch die Zeit ein, die Sie mit Zeitung lesen über das Internet verbringen.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string" calcext:value-type="string">
            <text:p>ESS_R05_2010_GER_AT_209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Nun würde ich Ihnen gerne einige Fragen zu Politik und Regierung stellen.</text:p>
          </table:table-cell>
          <table:table-cell office:value-type="float" office:value="15006" calcext:value-type="float">
            <text:p>15006</text:p>
          </table:table-cell>
        </table:table-row>
        <table:table-row table:style-name="ro1">
          <table:table-cell office:value-type="string" calcext:value-type="string">
            <text:p>ESS_R05_2010_GER_AT_209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Was würden Sie sagen: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string" calcext:value-type="string">
            <text:p>ESS_R05_2010_GER_AT_209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In welchem Ausmaß ermöglicht das politische System Österreichs Menschen wie Ihnen ein Mitspracherecht in Regierungsangelegenheiten?</text:p>
          </table:table-cell>
          <table:table-cell office:value-type="float" office:value="15008" calcext:value-type="float">
            <text:p>15008</text:p>
          </table:table-cell>
        </table:table-row>
        <table:table-row table:style-name="ro1">
          <table:table-cell office:value-type="string" calcext:value-type="string">
            <text:p>ESS_R05_2010_GER_AT_210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Denken Sie, Sie könnten eine aktive Rolle in einer Gruppe übernehmen, die sich für politische Themen engagiert?</text:p>
          </table:table-cell>
          <table:table-cell office:value-type="float" office:value="15009" calcext:value-type="float">
            <text:p>15009</text:p>
          </table:table-cell>
        </table:table-row>
        <table:table-row table:style-name="ro1">
          <table:table-cell office:value-type="string" calcext:value-type="string">
            <text:p>ESS_R05_2010_GER_AT_211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In welchem Ausmaß ermöglicht das politische System Österreichs Menschen wie Ihnen direkten Einfluss auf die Politik auszuüben?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string" calcext:value-type="string">
            <text:p>ESS_R05_2010_GER_AT_212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Was würden Sie sagen: Wie überzeugt sind Sie von Ihren eigenen Fähigkeiten, sich am politischen Geschehen zu beteiligen?</text:p>
          </table:table-cell>
          <table:table-cell office:value-type="float" office:value="15011" calcext:value-type="float">
            <text:p>15011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Die ersten Fragen beziehen sich auf die Dauer, die Sie mit Fernsehen, Radio hören und Zeitung lesen verbringen.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Wie viel Zeit verbringen Sie an einem gewöhnlichen Werktag insgesamt mit Fernsehen?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Bitte beziehen Sie auch die Zeit ein, die Sie mit Fernsehen über das Internet verbringen.</text:p>
          </table:table-cell>
          <table:table-cell office:value-type="float" office:value="15001" calcext:value-type="float">
            <text:p>15001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Und wie viel von dieser Zeit verbringen Sie damit, sich Nachrichten oder Sendungen über Politik und aktuelle politische Ereignisse anzusehen?</text:p>
          </table:table-cell>
          <table:table-cell office:value-type="float" office:value="15012" calcext:value-type="float">
            <text:p>15012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Wie viel Zeit verbringen Sie an einem gewöhnlichen Werktag insgesamt mit Radio hören?</text:p>
          </table:table-cell>
          <table:table-cell office:value-type="float" office:value="15002" calcext:value-type="float">
            <text:p>15002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Bitte beziehen Sie auch die Zeit ein, die Sie mit Radio hören über das Internet verbringen.</text:p>
          </table:table-cell>
          <table:table-cell office:value-type="float" office:value="15003" calcext:value-type="float">
            <text:p>15003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Und wie viel von dieser Zeit verbringen Sie damit, sich Nachrichten oder Sendungen über Politik und aktuelle politische Ereignisse anzuhören?</text:p>
          </table:table-cell>
          <table:table-cell office:value-type="float" office:value="15013" calcext:value-type="float">
            <text:p>15013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Wie viel Zeit verbringen Sie an einem gewöhnlichen Werktag insgesamt mit dem Lesen von Zeitungen zu lesen?</text:p>
          </table:table-cell>
          <table:table-cell office:value-type="float" office:value="15014" calcext:value-type="float">
            <text:p>15014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Bitte beziehen Sie auch die Zeit ein, die Sie mit Zeitung lesen über das Internet verbringen.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Und wie viel von dieser Zeit verbringen Sie damit, Artikel über Politik und aktuelle politische Ereignisse zu lesen?</text:p>
          </table:table-cell>
          <table:table-cell office:value-type="float" office:value="15015" calcext:value-type="float">
            <text:p>15015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Nun geht es ausschließlich darum, das Internet zu benutzen um fernzusehen, Radio zu hören oder Zeitungen zu lesen.</text:p>
          </table:table-cell>
          <table:table-cell office:value-type="float" office:value="15016" calcext:value-type="float">
            <text:p>1501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Wie viel Zeit verbringen Sie an einem gewöhnlichen Werktag insgesamt mit Fernsehen über das Internet?</text:p>
          </table:table-cell>
          <table:table-cell office:value-type="float" office:value="15017" calcext:value-type="float">
            <text:p>15017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Und wie viel von dieser Zeit verbringen Sie damit, sich Nachrichten oder Sendungen über Politik und aktuelle politische Ereignisse anzusehen?</text:p>
          </table:table-cell>
          <table:table-cell office:value-type="float" office:value="15012" calcext:value-type="float">
            <text:p>15012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Wie viel Zeit verbringen Sie an einem gewöhnlichen Werktag insgesamt mit Radio hören über das Internet?</text:p>
          </table:table-cell>
          <table:table-cell office:value-type="float" office:value="15018" calcext:value-type="float">
            <text:p>15018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Und wie viel von dieser Zeit verbringen Sie damit, sich Nachrichten oder Sendungen über Politik und aktuelle politische Ereignisse anzuhören?</text:p>
          </table:table-cell>
          <table:table-cell office:value-type="float" office:value="15013" calcext:value-type="float">
            <text:p>15013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Wie viel Zeit verbringen Sie an einem gewöhnlichen Werktag insgesamt damit, Online- Zeitungen über das Internet zu lesen?</text:p>
          </table:table-cell>
          <table:table-cell office:value-type="float" office:value="15019" calcext:value-type="float">
            <text:p>15019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Und wie viel von dieser Zeit verbringen Sie damit, Artikel über Politik und aktuelle politische Ereignisse zu lesen?</text:p>
          </table:table-cell>
          <table:table-cell office:value-type="float" office:value="15015" calcext:value-type="float">
            <text:p>15015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Wie viel Zeit verbringen Sie an einem gewöhnlichen Werktag insgesamt damit, das Internet für andere Dinge als Fernsehen, Radio hören oder Zeitung lesen zu benutzen?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Und wie viel von dieser Zeit verbringen Sie mit Politik und aktuellen politische Ereignissen?</text:p>
          </table:table-cell>
          <table:table-cell office:value-type="float" office:value="15021" calcext:value-type="float">
            <text:p>15021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enn Sie von dem ausgehen, was Sie gehört oder selbst erlebt haben: Was glauben Sie, wie erfolgreich ist die Polizei in Österreich darin, Straftaten zu verhindern, bei denen Gewalt ausgeübt oder angedroht wird?</text:p>
          </table:table-cell>
          <table:table-cell office:value-type="float" office:value="15022" calcext:value-type="float">
            <text:p>15022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ählen Sie Ihre Antwort auf dieser Karte.</text:p>
          </table:table-cell>
          <table:table-cell office:value-type="float" office:value="15023" calcext:value-type="float">
            <text:p>15023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0 bedeutet äußerst erfolglos und 10 äußerst erfolgreich.</text:p>
          </table:table-cell>
          <table:table-cell office:value-type="float" office:value="15024" calcext:value-type="float">
            <text:p>15024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nd was glauben Sie: Wie erfolgreich, ist die Polizei darin, Leute zu fassen, die in Österreich Einbrüche begehen?</text:p>
          </table:table-cell>
          <table:table-cell office:value-type="float" office:value="15025" calcext:value-type="float">
            <text:p>15025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0 bedeutet äußerst erfolglos und 10 äußerst erfolgreich.</text:p>
          </table:table-cell>
          <table:table-cell office:value-type="float" office:value="15024" calcext:value-type="float">
            <text:p>15024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as glauben Sie: Wenn in der Nähe Ihrer Wohnung ein Gewaltverbrechen passieren und die Polizei angerufen würde, wie langsam oder schnell würde sie am Tatort eintreffen?</text:p>
          </table:table-cell>
          <table:table-cell office:value-type="float" office:value="15026" calcext:value-type="float">
            <text:p>15026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ählen Sie Ihre Antwort auf dieser Karte.</text:p>
          </table:table-cell>
          <table:table-cell office:value-type="float" office:value="15023" calcext:value-type="float">
            <text:p>15023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0 bedeutet äußerst langsam und 10 äußerst schnell.</text:p>
          </table:table-cell>
          <table:table-cell office:value-type="float" office:value="15027" calcext:value-type="float">
            <text:p>15027</text:p>
          </table:table-cell>
        </table:table-row>
        <table:table-row table:style-name="ro1">
          <table:table-cell office:value-type="string" calcext:value-type="string">
            <text:p>ESS_R05_2010_GER_AT_23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enn Sie von dem ausgehen, was Sie gehört oder selbst erlebt haben, was würden Sie sagen: Wie oft behandelt die Polizei die Leute in Österreich im Allgemeinen respektvoll?</text:p>
          </table:table-cell>
          <table:table-cell office:value-type="float" office:value="15028" calcext:value-type="float">
            <text:p>15028</text:p>
          </table:table-cell>
        </table:table-row>
        <table:table-row table:style-name="ro1">
          <table:table-cell office:value-type="string" calcext:value-type="string">
            <text:p>ESS_R05_2010_GER_AT_23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as würden Sie sagen: Wie oft etwa trifft die Polizei in den Fällen, die sie bearbeitet, faire und unparteiische Entscheidungen?</text:p>
          </table:table-cell>
          <table:table-cell office:value-type="float" office:value="15029" calcext:value-type="float">
            <text:p>15029</text:p>
          </table:table-cell>
        </table:table-row>
        <table:table-row table:style-name="ro1">
          <table:table-cell office:value-type="string" calcext:value-type="string">
            <text:p>ESS_R05_2010_GER_AT_23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ürden Sie sagen ...?</text:p>
          </table:table-cell>
          <table:table-cell office:value-type="float" office:value="15030" calcext:value-type="float">
            <text:p>15030</text:p>
          </table:table-cell>
        </table:table-row>
        <table:table-row table:style-name="ro1">
          <table:table-cell office:value-type="string" calcext:value-type="string">
            <text:p>ESS_R05_2010_GER_AT_23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Wenn die Polizei in Österreich mit Leuten zu tun hat, was würden Sie sagen: Wie oft erklärt sie im Allgemeinen ihre Entscheidungen und ihr Handeln, wenn sie danach gefragt wird?</text:p>
          </table:table-cell>
          <table:table-cell office:value-type="float" office:value="15031" calcext:value-type="float">
            <text:p>15031</text:p>
          </table:table-cell>
        </table:table-row>
        <table:table-row table:style-name="ro1">
          <table:table-cell office:value-type="string" calcext:value-type="string">
            <text:p>ESS_R05_2010_GER_AT_23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Würden Sie sagen...?</text:p>
          </table:table-cell>
          <table:table-cell office:value-type="float" office:value="15032" calcext:value-type="float">
            <text:p>15032</text:p>
          </table:table-cell>
        </table:table-row>
        <table:table-row table:style-name="ro1">
          <table:table-cell office:value-type="string" calcext:value-type="string">
            <text:p>ESS_R05_2010_GER_AT_23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erwenden Sie bitte diese Karte und sagen Sie mir, wie wahrscheinlich es ist, dass Sie erwischt und bestraft werden, wenn Sie?</text:p>
          </table:table-cell>
          <table:table-cell office:value-type="float" office:value="15033" calcext:value-type="float">
            <text:p>15033</text:p>
          </table:table-cell>
        </table:table-row>
        <table:table-row table:style-name="ro1">
          <table:table-cell office:value-type="string" calcext:value-type="string">
            <text:p>ESS_R05_2010_GER_AT_23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eine überhöhte oder ungerechtfertigte Forderung an eine Versicherung stellen.</text:p>
          </table:table-cell>
          <table:table-cell office:value-type="float" office:value="15034" calcext:value-type="float">
            <text:p>15034</text:p>
          </table:table-cell>
        </table:table-row>
        <table:table-row table:style-name="ro1">
          <table:table-cell office:value-type="string" calcext:value-type="string">
            <text:p>ESS_R05_2010_GER_AT_23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etwas kaufen, von dem Sie vermuten, es könnte gestohlen sein</text:p>
          </table:table-cell>
          <table:table-cell office:value-type="float" office:value="15035" calcext:value-type="float">
            <text:p>15035</text:p>
          </table:table-cell>
        </table:table-row>
        <table:table-row table:style-name="ro1">
          <table:table-cell office:value-type="string" calcext:value-type="string">
            <text:p>ESS_R05_2010_GER_AT_23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ein Verkehrsdelikt begehen, wie zu schnelles Fahren oder das Überfahren einer roten Ampel</text:p>
          </table:table-cell>
          <table:table-cell office:value-type="float" office:value="15036" calcext:value-type="float">
            <text:p>15036</text:p>
          </table:table-cell>
        </table:table-row>
        <table:table-row table:style-name="ro1">
          <table:table-cell office:value-type="string" calcext:value-type="string">
            <text:p>ESS_R05_2010_GER_AT_236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Wie wahrscheinlich ist es, dass Sie erwischt oder bestraft werden, wenn Sie eine überhöhte oder ungerechtfertigte Forderung an eine Versicherung stellen?</text:p>
          </table:table-cell>
          <table:table-cell office:value-type="float" office:value="15037" calcext:value-type="float">
            <text:p>15037</text:p>
          </table:table-cell>
        </table:table-row>
        <table:table-row table:style-name="ro1">
          <table:table-cell office:value-type="string" calcext:value-type="string">
            <text:p>ESS_R05_2010_GER_AT_237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Wie wahrscheinlich ist es, dass Sie erwischt oder bestraft werden, wenn Sie etwas kaufen, von dem Sie vermuten, es könnte gestohlen sein?</text:p>
          </table:table-cell>
          <table:table-cell office:value-type="float" office:value="15038" calcext:value-type="float">
            <text:p>15038</text:p>
          </table:table-cell>
        </table:table-row>
        <table:table-row table:style-name="ro1">
          <table:table-cell office:value-type="string" calcext:value-type="string">
            <text:p>ESS_R05_2010_GER_AT_238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Wie wahrscheinlich ist es, dass Sie erwischt oder bestraft werden, wenn Sie ein Verkehrsdelikt begehen, wie zu schnelles Fahren oder das Überfahren einer roten Ampel?</text:p>
          </table:table-cell>
          <table:table-cell office:value-type="float" office:value="15039" calcext:value-type="float">
            <text:p>15039</text:p>
          </table:table-cell>
        </table:table-row>
        <table:table-row table:style-name="ro1">
          <table:table-cell office:value-type="string" calcext:value-type="string">
            <text:p>ESS_R05_2010_GER_AT_239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Wenn Sie vom dem ausgehen, was Sie gehört oder selbst erlebt haben: Was glauben Sie, wie erfolglos oder erfolgreich ist die Polizei in Österreich darin, Straftaten zu verhindern, bei denen Gewalt ausgeübt oder angedroht wird?</text:p>
          </table:table-cell>
          <table:table-cell office:value-type="float" office:value="15040" calcext:value-type="float">
            <text:p>15040</text:p>
          </table:table-cell>
        </table:table-row>
        <table:table-row table:style-name="ro1">
          <table:table-cell office:value-type="string" calcext:value-type="string">
            <text:p>ESS_R05_2010_GER_AT_240</text:p>
          </table:table-cell>
          <table:table-cell office:value-type="string" calcext:value-type="string">
            <text:p>IS14</text:p>
          </table:table-cell>
          <table:table-cell office:value-type="string" calcext:value-type="string">
            <text:p>Und was glauben Sie: Wie erfolglos oder erfolgreich ist die Polizei darin, Leute zu fassen, die in Österreich Einbrüche begehen?</text:p>
          </table:table-cell>
          <table:table-cell office:value-type="float" office:value="15041" calcext:value-type="float">
            <text:p>15041</text:p>
          </table:table-cell>
        </table:table-row>
        <table:table-row table:style-name="ro1">
          <table:table-cell office:value-type="string" calcext:value-type="string">
            <text:p>ESS_R05_2010_GER_AT_241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Was glauben Sie: Wenn in der Nähe Ihrer Wohnung ein Gewaltverbrechen passieren und die Polizei angerufen würde, wie langsam oder schnell würde sie am Tatort eintreffen?</text:p>
          </table:table-cell>
          <table:table-cell office:value-type="float" office:value="15026" calcext:value-type="float">
            <text:p>1502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Wenn Sie von dem ausgehen, was Sie gehört oder selbst erlebt haben: Wie oft behandelt die Polizei die Leute in Österreich im Allgemeinen respektvoll?</text:p>
          </table:table-cell>
          <table:table-cell office:value-type="float" office:value="15042" calcext:value-type="float">
            <text:p>15042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Was würden Sie sagen: Wie oft etwa trifft die Polizei in den Fällen, die sie bearbeitet, faire und unparteiische Entscheidungen?</text:p>
          </table:table-cell>
          <table:table-cell office:value-type="float" office:value="15029" calcext:value-type="float">
            <text:p>15029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string" calcext:value-type="string">
            <text:p>Und wenn die Polizei in Österreich mit Leuten zu tun hat, was würden Sie sagen: Wie oft erklärt sie im Allgemeinen ihre Entscheidungen und ihr Handeln, wenn sie danach gefragt wird?</text:p>
          </table:table-cell>
          <table:table-cell office:value-type="float" office:value="15043" calcext:value-type="float">
            <text:p>15043</text:p>
          </table:table-cell>
        </table:table-row>
        <table:table-row table:style-name="ro1">
          <table:table-cell office:value-type="string" calcext:value-type="string">
            <text:p>ESS_R05_2010_GER_AT_245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Wie wahrscheinlich es ist, dass Sie erwischt oder bestraft werden, wenn Sie eine überhöhte oder ungerechtfertigte Forderung an eine Versicherung stellen?</text:p>
          </table:table-cell>
          <table:table-cell office:value-type="float" office:value="15044" calcext:value-type="float">
            <text:p>15044</text:p>
          </table:table-cell>
        </table:table-row>
        <table:table-row table:style-name="ro1">
          <table:table-cell office:value-type="string" calcext:value-type="string">
            <text:p>ESS_R05_2010_GER_AT_246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Wie wahrscheinlich es ist, dass Sie erwischt oder bestraft werden, wenn Sie etwas kaufen, von dem Sie vermuten, es könnte gestohlen sein?</text:p>
          </table:table-cell>
          <table:table-cell office:value-type="float" office:value="15045" calcext:value-type="float">
            <text:p>15045</text:p>
          </table:table-cell>
        </table:table-row>
        <table:table-row table:style-name="ro1">
          <table:table-cell office:value-type="string" calcext:value-type="string">
            <text:p>ESS_R05_2010_GER_AT_247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Wie wahrscheinlich es ist, dass Sie erwischt oder bestraft werden, wenn Sie ein Verkehrsdelikt begehen, wie zu schnelles Fahren oder das Überfahren einer roten Ampel?</text:p>
          </table:table-cell>
          <table:table-cell office:value-type="float" office:value="15046" calcext:value-type="float">
            <text:p>15046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Wenn Sie vom dem ausgehen, was Sie gehört oder selbst erlebt haben: Was glauben Sie, wie erfolgreich ist die Polizei in Österreich darin, Straftaten zu verhindern, bei denen Gewalt ausgeübt oder angedroht wird?</text:p>
          </table:table-cell>
          <table:table-cell office:value-type="float" office:value="15047" calcext:value-type="float">
            <text:p>15047</text:p>
          </table:table-cell>
        </table:table-row>
        <table:table-row table:style-name="ro1">
          <table:table-cell office:value-type="string" calcext:value-type="string">
            <text:p>ESS_R05_2010_GER_AT_249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Und was glauben Sie: Wie erfolgreich ist die Polizei darin, Leute zu fassen, die in Österreich Einbrüche begehen?</text:p>
          </table:table-cell>
          <table:table-cell office:value-type="float" office:value="15048" calcext:value-type="float">
            <text:p>15048</text:p>
          </table:table-cell>
        </table:table-row>
        <table:table-row table:style-name="ro1">
          <table:table-cell office:value-type="string" calcext:value-type="string">
            <text:p>ESS_R05_2010_GER_AT_250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Und was glauben Sie: Wenn in der Nähe Ihrer Wohnung ein Gewaltverbrechen passieren und die Polizei angerufen würde, wie langsam oder schnell würde sie am Tatort eintreffen?</text:p>
          </table:table-cell>
          <table:table-cell office:value-type="float" office:value="15049" calcext:value-type="float">
            <text:p>15049</text:p>
          </table:table-cell>
        </table:table-row>
        <table:table-row table:style-name="ro1">
          <table:table-cell office:value-type="string" calcext:value-type="string">
            <text:p>ESS_R05_2010_GER_AT_251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Wenn Sie von dem ausgehen, was Sie gehört oder selbst erlebt haben: Wie oft behandelt die Polizei die Leute in Österreich im Allgemeinen respektvoll?</text:p>
          </table:table-cell>
          <table:table-cell office:value-type="float" office:value="15042" calcext:value-type="float">
            <text:p>15042</text:p>
          </table:table-cell>
        </table:table-row>
        <table:table-row table:style-name="ro1">
          <table:table-cell office:value-type="string" calcext:value-type="string">
            <text:p>ESS_R05_2010_GER_AT_252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Was würden Sie sagen: Wie oft etwa trifft die Polizei in den Fällen, die sie bearbeitet, faire und unparteiische Entscheidungen?</text:p>
          </table:table-cell>
          <table:table-cell office:value-type="float" office:value="15029" calcext:value-type="float">
            <text:p>15029</text:p>
          </table:table-cell>
        </table:table-row>
        <table:table-row table:style-name="ro1">
          <table:table-cell office:value-type="string" calcext:value-type="string">
            <text:p>ESS_R05_2010_GER_AT_253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Und wenn die Polizei in Österreich mit Leuten zu tun hat, was würden Sie sagen: Wie oft erklärt sie im Allgemeinen ihre Entscheidungen und ihr Handeln, wenn sie danach gefragt wird?</text:p>
          </table:table-cell>
          <table:table-cell office:value-type="float" office:value="15043" calcext:value-type="float">
            <text:p>15043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ar keine Zeit</text:p>
          </table:table-cell>
          <table:table-cell office:value-type="float" office:value="39247" calcext:value-type="float">
            <text:p>39247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eniger als 1⁄2 Stunde</text:p>
          </table:table-cell>
          <table:table-cell office:value-type="float" office:value="39248" calcext:value-type="float">
            <text:p>39248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1⁄2 Stunde bis 1 Stunde</text:p>
          </table:table-cell>
          <table:table-cell office:value-type="float" office:value="39249" calcext:value-type="float">
            <text:p>39249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250" calcext:value-type="float">
            <text:p>39250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 1⁄2 Stunden, bis zu 2 Stunden</text:p>
          </table:table-cell>
          <table:table-cell office:value-type="float" office:value="39251" calcext:value-type="float">
            <text:p>39251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 Stunden, bis zu 2 1⁄2 Stunden</text:p>
          </table:table-cell>
          <table:table-cell office:value-type="float" office:value="39252" calcext:value-type="float">
            <text:p>39252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 1⁄2 Stunden, bis zu 3 Stunden</text:p>
          </table:table-cell>
          <table:table-cell office:value-type="float" office:value="39253" calcext:value-type="float">
            <text:p>39253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3 Stunden und mehr</text:p>
          </table:table-cell>
          <table:table-cell office:value-type="float" office:value="39254" calcext:value-type="float">
            <text:p>39254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Weiß nicht)</text:p>
          </table:table-cell>
          <table:table-cell office:value-type="float" office:value="39255" calcext:value-type="float">
            <text:p>39255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ar keine Zeit</text:p>
          </table:table-cell>
          <table:table-cell office:value-type="float" office:value="39256" calcext:value-type="float">
            <text:p>39256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9257" calcext:value-type="float">
            <text:p>39257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/2 bis zu 1 Stunde</text:p>
          </table:table-cell>
          <table:table-cell office:value-type="float" office:value="39258" calcext:value-type="float">
            <text:p>39258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 Stunde, bis zu 1 1/2 Stunden</text:p>
          </table:table-cell>
          <table:table-cell office:value-type="float" office:value="39259" calcext:value-type="float">
            <text:p>39259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 1/2 Stunden, bis zu 2 Stunden</text:p>
          </table:table-cell>
          <table:table-cell office:value-type="float" office:value="39260" calcext:value-type="float">
            <text:p>39260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 Stunden, bis zu 2 1/2 Stunden</text:p>
          </table:table-cell>
          <table:table-cell office:value-type="float" office:value="39261" calcext:value-type="float">
            <text:p>39261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 1/2 Stunden, bis zu 3 Stunden</text:p>
          </table:table-cell>
          <table:table-cell office:value-type="float" office:value="39262" calcext:value-type="float">
            <text:p>39262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3 Stunden und mehr</text:p>
          </table:table-cell>
          <table:table-cell office:value-type="float" office:value="39263" calcext:value-type="float">
            <text:p>39263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Weiß nicht)</text:p>
          </table:table-cell>
          <table:table-cell office:value-type="float" office:value="39264" calcext:value-type="float">
            <text:p>39264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ar keine Zeit</text:p>
          </table:table-cell>
          <table:table-cell office:value-type="float" office:value="39256" calcext:value-type="float">
            <text:p>39256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9257" calcext:value-type="float">
            <text:p>39257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1/2 bis zu 1 Stunde</text:p>
          </table:table-cell>
          <table:table-cell office:value-type="float" office:value="39258" calcext:value-type="float">
            <text:p>39258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 Stunde, bis zu 1 1/2 Stunden</text:p>
          </table:table-cell>
          <table:table-cell office:value-type="float" office:value="39259" calcext:value-type="float">
            <text:p>39259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 1/2 Stunden, bis zu 2 Stunden</text:p>
          </table:table-cell>
          <table:table-cell office:value-type="float" office:value="39260" calcext:value-type="float">
            <text:p>39260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 Stunden, bis zu 2 1/2 Stunden</text:p>
          </table:table-cell>
          <table:table-cell office:value-type="float" office:value="39261" calcext:value-type="float">
            <text:p>39261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 1/2 Stunden, bis zu 3 Stunden</text:p>
          </table:table-cell>
          <table:table-cell office:value-type="float" office:value="39262" calcext:value-type="float">
            <text:p>39262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 Stunden und mehr</text:p>
          </table:table-cell>
          <table:table-cell office:value-type="float" office:value="39263" calcext:value-type="float">
            <text:p>39263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Weiß nicht)</text:p>
          </table:table-cell>
          <table:table-cell office:value-type="float" office:value="39264" calcext:value-type="float">
            <text:p>39264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ar keine Zeit</text:p>
          </table:table-cell>
          <table:table-cell office:value-type="float" office:value="39256" calcext:value-type="float">
            <text:p>39256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9257" calcext:value-type="float">
            <text:p>39257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1/2 bis zu 1 Stunde</text:p>
          </table:table-cell>
          <table:table-cell office:value-type="float" office:value="39258" calcext:value-type="float">
            <text:p>39258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 Stunde, bis zu 1 1/2 Stunden</text:p>
          </table:table-cell>
          <table:table-cell office:value-type="float" office:value="39259" calcext:value-type="float">
            <text:p>39259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 1/2 Stunden, bis zu 2 Stunden</text:p>
          </table:table-cell>
          <table:table-cell office:value-type="float" office:value="39260" calcext:value-type="float">
            <text:p>39260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 Stunden, bis zu 2 1/2 Stunden</text:p>
          </table:table-cell>
          <table:table-cell office:value-type="float" office:value="39261" calcext:value-type="float">
            <text:p>39261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 1/2 Stunden, bis zu 3 Stunden</text:p>
          </table:table-cell>
          <table:table-cell office:value-type="float" office:value="39262" calcext:value-type="float">
            <text:p>39262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 Stunden und mehr</text:p>
          </table:table-cell>
          <table:table-cell office:value-type="float" office:value="39263" calcext:value-type="float">
            <text:p>39263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Weiß nicht)</text:p>
          </table:table-cell>
          <table:table-cell office:value-type="float" office:value="39264" calcext:value-type="float">
            <text:p>39264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ar keine Zeit</text:p>
          </table:table-cell>
          <table:table-cell office:value-type="float" office:value="39256" calcext:value-type="float">
            <text:p>39256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9257" calcext:value-type="float">
            <text:p>39257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1/2 bis zu 1 Stunde</text:p>
          </table:table-cell>
          <table:table-cell office:value-type="float" office:value="39258" calcext:value-type="float">
            <text:p>39258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 Stunde, bis zu 1 1/2 Stunden</text:p>
          </table:table-cell>
          <table:table-cell office:value-type="float" office:value="39259" calcext:value-type="float">
            <text:p>39259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 1/2 Stunden, bis zu 2 Stunden</text:p>
          </table:table-cell>
          <table:table-cell office:value-type="float" office:value="39260" calcext:value-type="float">
            <text:p>39260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 Stunden, bis zu 2 1/2 Stunden</text:p>
          </table:table-cell>
          <table:table-cell office:value-type="float" office:value="39261" calcext:value-type="float">
            <text:p>39261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 1/2 Stunden, bis zu 3 Stunden</text:p>
          </table:table-cell>
          <table:table-cell office:value-type="float" office:value="39262" calcext:value-type="float">
            <text:p>39262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3 Stunden und mehr</text:p>
          </table:table-cell>
          <table:table-cell office:value-type="float" office:value="39263" calcext:value-type="float">
            <text:p>39263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Weiß nicht)</text:p>
          </table:table-cell>
          <table:table-cell office:value-type="float" office:value="39264" calcext:value-type="float">
            <text:p>39264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ar keine Zeit</text:p>
          </table:table-cell>
          <table:table-cell office:value-type="float" office:value="39256" calcext:value-type="float">
            <text:p>39256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9257" calcext:value-type="float">
            <text:p>39257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1/2 bis zu 1 Stunde</text:p>
          </table:table-cell>
          <table:table-cell office:value-type="float" office:value="39258" calcext:value-type="float">
            <text:p>39258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 Stunde, bis zu 1 1/2 Stunden</text:p>
          </table:table-cell>
          <table:table-cell office:value-type="float" office:value="39259" calcext:value-type="float">
            <text:p>39259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 1/2 Stunden, bis zu 2 Stunden</text:p>
          </table:table-cell>
          <table:table-cell office:value-type="float" office:value="39260" calcext:value-type="float">
            <text:p>39260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 Stunden, bis zu 2 1/2 Stunden</text:p>
          </table:table-cell>
          <table:table-cell office:value-type="float" office:value="39261" calcext:value-type="float">
            <text:p>39261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 1/2 Stunden, bis zu 3 Stunden</text:p>
          </table:table-cell>
          <table:table-cell office:value-type="float" office:value="39262" calcext:value-type="float">
            <text:p>39262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 Stunden und mehr</text:p>
          </table:table-cell>
          <table:table-cell office:value-type="float" office:value="39263" calcext:value-type="float">
            <text:p>39263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Weiß nicht)</text:p>
          </table:table-cell>
          <table:table-cell office:value-type="float" office:value="39264" calcext:value-type="float">
            <text:p>39264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ein Zugang zu Hause oder am Arbeitsplatz</text:p>
          </table:table-cell>
          <table:table-cell office:value-type="float" office:value="39265" calcext:value-type="float">
            <text:p>39265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ie</text:p>
          </table:table-cell>
          <table:table-cell office:value-type="float" office:value="39266" calcext:value-type="float">
            <text:p>39266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weniger als einmal im Monat</text:p>
          </table:table-cell>
          <table:table-cell office:value-type="float" office:value="39267" calcext:value-type="float">
            <text:p>39267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im Monat</text:p>
          </table:table-cell>
          <table:table-cell office:value-type="float" office:value="39268" calcext:value-type="float">
            <text:p>39268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im Monat</text:p>
          </table:table-cell>
          <table:table-cell office:value-type="float" office:value="39269" calcext:value-type="float">
            <text:p>39269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in der Woche</text:p>
          </table:table-cell>
          <table:table-cell office:value-type="float" office:value="39270" calcext:value-type="float">
            <text:p>39270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in der Woche</text:p>
          </table:table-cell>
          <table:table-cell office:value-type="float" office:value="39271" calcext:value-type="float">
            <text:p>39271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äglich</text:p>
          </table:table-cell>
          <table:table-cell office:value-type="float" office:value="39272" calcext:value-type="float">
            <text:p>39272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Weiß nicht)</text:p>
          </table:table-cell>
          <table:table-cell office:value-type="float" office:value="39273" calcext:value-type="float">
            <text:p>39273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an kann nicht vorsichtig genug sein</text:p>
          </table:table-cell>
          <table:table-cell office:value-type="float" office:value="33007" calcext:value-type="float">
            <text:p>33007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3008" calcext:value-type="float">
            <text:p>33008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3009" calcext:value-type="float">
            <text:p>33009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3010" calcext:value-type="float">
            <text:p>33010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3011" calcext:value-type="float">
            <text:p>33011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3012" calcext:value-type="float">
            <text:p>3301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3013" calcext:value-type="float">
            <text:p>33013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3014" calcext:value-type="float">
            <text:p>33014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3015" calcext:value-type="float">
            <text:p>3301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3016" calcext:value-type="float">
            <text:p>33016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den meisten Menschen kann man vertrauen</text:p>
          </table:table-cell>
          <table:table-cell office:value-type="float" office:value="33017" calcext:value-type="float">
            <text:p>33017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Weiß nicht)</text:p>
          </table:table-cell>
          <table:table-cell office:value-type="float" office:value="33018" calcext:value-type="float">
            <text:p>33018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würden versuchen, mich auszunutzen</text:p>
          </table:table-cell>
          <table:table-cell office:value-type="float" office:value="39274" calcext:value-type="float">
            <text:p>39274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39275" calcext:value-type="float">
            <text:p>39275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39276" calcext:value-type="float">
            <text:p>39276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9277" calcext:value-type="float">
            <text:p>39277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39278" calcext:value-type="float">
            <text:p>39278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39279" calcext:value-type="float">
            <text:p>39279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39280" calcext:value-type="float">
            <text:p>39280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39281" calcext:value-type="float">
            <text:p>39281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39282" calcext:value-type="float">
            <text:p>39282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39283" calcext:value-type="float">
            <text:p>39283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würden versuchen, sich fair zu verhalten</text:p>
          </table:table-cell>
          <table:table-cell office:value-type="float" office:value="39284" calcext:value-type="float">
            <text:p>39284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Weiß nicht)</text:p>
          </table:table-cell>
          <table:table-cell office:value-type="float" office:value="39285" calcext:value-type="float">
            <text:p>39285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isten Menschen sind nur auf den eigenen Vorteil bedacht</text:p>
          </table:table-cell>
          <table:table-cell office:value-type="float" office:value="33031" calcext:value-type="float">
            <text:p>33031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33032" calcext:value-type="float">
            <text:p>33032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33033" calcext:value-type="float">
            <text:p>33033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3034" calcext:value-type="float">
            <text:p>33034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33036" calcext:value-type="float">
            <text:p>33036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33037" calcext:value-type="float">
            <text:p>33037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33038" calcext:value-type="float">
            <text:p>33038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33039" calcext:value-type="float">
            <text:p>33039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33040" calcext:value-type="float">
            <text:p>33040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isten Menschen versuchen, hilfsbereit zu sein</text:p>
          </table:table-cell>
          <table:table-cell office:value-type="float" office:value="33041" calcext:value-type="float">
            <text:p>33041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Weiß nicht)</text:p>
          </table:table-cell>
          <table:table-cell office:value-type="float" office:value="33042" calcext:value-type="float">
            <text:p>33042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ESS_R05_2010_GER_AT_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ehr interessiert</text:p>
          </table:table-cell>
          <table:table-cell office:value-type="float" office:value="39286" calcext:value-type="float">
            <text:p>39286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string" calcext:value-type="string">
            <text:p>ESS_R05_2010_GER_AT_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iemlich interessiert</text:p>
          </table:table-cell>
          <table:table-cell office:value-type="float" office:value="39287" calcext:value-type="float">
            <text:p>39287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string" calcext:value-type="string">
            <text:p>ESS_R05_2010_GER_AT_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kaum interessiert</text:p>
          </table:table-cell>
          <table:table-cell office:value-type="float" office:value="39288" calcext:value-type="float">
            <text:p>39288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string" calcext:value-type="string">
            <text:p>ESS_R05_2010_GER_AT_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der überhaupt nicht interessiert</text:p>
          </table:table-cell>
          <table:table-cell office:value-type="float" office:value="39289" calcext:value-type="float">
            <text:p>39289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string" calcext:value-type="string">
            <text:p>ESS_R05_2010_GER_AT_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Weiß nicht)</text:p>
          </table:table-cell>
          <table:table-cell office:value-type="float" office:value="39290" calcext:value-type="float">
            <text:p>39290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überhaupt kein Vertrauen</text:p>
          </table:table-cell>
          <table:table-cell office:value-type="float" office:value="34133" calcext:value-type="float">
            <text:p>3413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4134" calcext:value-type="float">
            <text:p>3413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4135" calcext:value-type="float">
            <text:p>34135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4136" calcext:value-type="float">
            <text:p>34136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4137" calcext:value-type="float">
            <text:p>34137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4138" calcext:value-type="float">
            <text:p>3413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4139" calcext:value-type="float">
            <text:p>34139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4140" calcext:value-type="float">
            <text:p>3414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4141" calcext:value-type="float">
            <text:p>34141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4142" calcext:value-type="float">
            <text:p>34142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vollkommenes Vertrauen</text:p>
          </table:table-cell>
          <table:table-cell office:value-type="float" office:value="34143" calcext:value-type="float">
            <text:p>3414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Weiß nicht)</text:p>
          </table:table-cell>
          <table:table-cell office:value-type="float" office:value="34144" calcext:value-type="float">
            <text:p>3414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überhaupt kein Vertrauen</text:p>
          </table:table-cell>
          <table:table-cell office:value-type="float" office:value="34133" calcext:value-type="float">
            <text:p>3413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4134" calcext:value-type="float">
            <text:p>3413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4135" calcext:value-type="float">
            <text:p>34135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4136" calcext:value-type="float">
            <text:p>34136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4137" calcext:value-type="float">
            <text:p>34137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4138" calcext:value-type="float">
            <text:p>3413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4139" calcext:value-type="float">
            <text:p>34139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4140" calcext:value-type="float">
            <text:p>3414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4141" calcext:value-type="float">
            <text:p>34141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4142" calcext:value-type="float">
            <text:p>34142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ollkommenes Vertrauen</text:p>
          </table:table-cell>
          <table:table-cell office:value-type="float" office:value="34143" calcext:value-type="float">
            <text:p>3414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Weiß nicht)</text:p>
          </table:table-cell>
          <table:table-cell office:value-type="float" office:value="34144" calcext:value-type="float">
            <text:p>3414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überhaupt kein Vertrauen</text:p>
          </table:table-cell>
          <table:table-cell office:value-type="float" office:value="34133" calcext:value-type="float">
            <text:p>3413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34134" calcext:value-type="float">
            <text:p>3413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34135" calcext:value-type="float">
            <text:p>34135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34136" calcext:value-type="float">
            <text:p>34136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34137" calcext:value-type="float">
            <text:p>34137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4138" calcext:value-type="float">
            <text:p>3413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34139" calcext:value-type="float">
            <text:p>34139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34140" calcext:value-type="float">
            <text:p>3414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34141" calcext:value-type="float">
            <text:p>34141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34142" calcext:value-type="float">
            <text:p>34142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vollkommenes Vertrauen</text:p>
          </table:table-cell>
          <table:table-cell office:value-type="float" office:value="34143" calcext:value-type="float">
            <text:p>3414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3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Weiß nicht)</text:p>
          </table:table-cell>
          <table:table-cell office:value-type="float" office:value="34144" calcext:value-type="float">
            <text:p>3414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überhaupt kein Vertrauen</text:p>
          </table:table-cell>
          <table:table-cell office:value-type="float" office:value="34133" calcext:value-type="float">
            <text:p>3413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34134" calcext:value-type="float">
            <text:p>3413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34135" calcext:value-type="float">
            <text:p>34135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34136" calcext:value-type="float">
            <text:p>34136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34137" calcext:value-type="float">
            <text:p>34137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34138" calcext:value-type="float">
            <text:p>3413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34139" calcext:value-type="float">
            <text:p>34139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34140" calcext:value-type="float">
            <text:p>3414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34141" calcext:value-type="float">
            <text:p>34141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34142" calcext:value-type="float">
            <text:p>34142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vollkommenes Vertrauen</text:p>
          </table:table-cell>
          <table:table-cell office:value-type="float" office:value="34143" calcext:value-type="float">
            <text:p>3414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Weiß nicht)</text:p>
          </table:table-cell>
          <table:table-cell office:value-type="float" office:value="34144" calcext:value-type="float">
            <text:p>3414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überhaupt kein Vertrauen</text:p>
          </table:table-cell>
          <table:table-cell office:value-type="float" office:value="34133" calcext:value-type="float">
            <text:p>3413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34134" calcext:value-type="float">
            <text:p>3413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34135" calcext:value-type="float">
            <text:p>34135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4136" calcext:value-type="float">
            <text:p>34136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34137" calcext:value-type="float">
            <text:p>34137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34138" calcext:value-type="float">
            <text:p>3413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34139" calcext:value-type="float">
            <text:p>34139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34140" calcext:value-type="float">
            <text:p>3414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34141" calcext:value-type="float">
            <text:p>34141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34142" calcext:value-type="float">
            <text:p>34142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vollkommenes Vertrauen</text:p>
          </table:table-cell>
          <table:table-cell office:value-type="float" office:value="34143" calcext:value-type="float">
            <text:p>3414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Weiß nicht)</text:p>
          </table:table-cell>
          <table:table-cell office:value-type="float" office:value="34144" calcext:value-type="float">
            <text:p>3414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überhaupt kein Vertrauen</text:p>
          </table:table-cell>
          <table:table-cell office:value-type="float" office:value="34133" calcext:value-type="float">
            <text:p>3413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34134" calcext:value-type="float">
            <text:p>3413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34135" calcext:value-type="float">
            <text:p>34135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34136" calcext:value-type="float">
            <text:p>34136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34137" calcext:value-type="float">
            <text:p>34137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34138" calcext:value-type="float">
            <text:p>3413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34139" calcext:value-type="float">
            <text:p>34139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34140" calcext:value-type="float">
            <text:p>3414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34141" calcext:value-type="float">
            <text:p>34141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34142" calcext:value-type="float">
            <text:p>34142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vollkommenes Vertrauen</text:p>
          </table:table-cell>
          <table:table-cell office:value-type="float" office:value="34143" calcext:value-type="float">
            <text:p>3414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Weiß nicht)</text:p>
          </table:table-cell>
          <table:table-cell office:value-type="float" office:value="34144" calcext:value-type="float">
            <text:p>3414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überhaupt kein Vertrauen</text:p>
          </table:table-cell>
          <table:table-cell office:value-type="float" office:value="34133" calcext:value-type="float">
            <text:p>3413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34134" calcext:value-type="float">
            <text:p>3413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34135" calcext:value-type="float">
            <text:p>34135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34136" calcext:value-type="float">
            <text:p>34136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34137" calcext:value-type="float">
            <text:p>34137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34138" calcext:value-type="float">
            <text:p>3413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34139" calcext:value-type="float">
            <text:p>34139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34140" calcext:value-type="float">
            <text:p>3414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34141" calcext:value-type="float">
            <text:p>34141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34142" calcext:value-type="float">
            <text:p>34142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vollkommenes Vertrauen</text:p>
          </table:table-cell>
          <table:table-cell office:value-type="float" office:value="34143" calcext:value-type="float">
            <text:p>34143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7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Weiß nicht)</text:p>
          </table:table-cell>
          <table:table-cell office:value-type="float" office:value="34144" calcext:value-type="float">
            <text:p>34144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ESS_R05_2010_GER_AT_18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a</text:p>
          </table:table-cell>
          <table:table-cell office:value-type="float" office:value="33090" calcext:value-type="float">
            <text:p>33090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string" calcext:value-type="string">
            <text:p>ESS_R05_2010_GER_AT_18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ein</text:p>
          </table:table-cell>
          <table:table-cell office:value-type="float" office:value="33091" calcext:value-type="float">
            <text:p>33091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string" calcext:value-type="string">
            <text:p>ESS_R05_2010_GER_AT_18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icht wahlberechtigt</text:p>
          </table:table-cell>
          <table:table-cell office:value-type="float" office:value="33092" calcext:value-type="float">
            <text:p>33092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string" calcext:value-type="string">
            <text:p>ESS_R05_2010_GER_AT_18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Weiß nicht)</text:p>
          </table:table-cell>
          <table:table-cell office:value-type="float" office:value="33093" calcext:value-type="float">
            <text:p>33093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string" calcext:value-type="string">
            <text:p>ESS_R05_2010_GER_AT_1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PÖ</text:p>
          </table:table-cell>
          <table:table-cell office:value-type="float" office:value="34145" calcext:value-type="float">
            <text:p>34145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string" calcext:value-type="string">
            <text:p>ESS_R05_2010_GER_AT_1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ÖVP</text:p>
          </table:table-cell>
          <table:table-cell office:value-type="float" office:value="34146" calcext:value-type="float">
            <text:p>34146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string" calcext:value-type="string">
            <text:p>ESS_R05_2010_GER_AT_1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PÖ</text:p>
          </table:table-cell>
          <table:table-cell office:value-type="float" office:value="34147" calcext:value-type="float">
            <text:p>34147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string" calcext:value-type="string">
            <text:p>ESS_R05_2010_GER_AT_1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ZÖ</text:p>
          </table:table-cell>
          <table:table-cell office:value-type="float" office:value="34148" calcext:value-type="float">
            <text:p>34148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string" calcext:value-type="string">
            <text:p>ESS_R05_2010_GER_AT_1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üne</text:p>
          </table:table-cell>
          <table:table-cell office:value-type="float" office:value="34149" calcext:value-type="float">
            <text:p>34149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string" calcext:value-type="string">
            <text:p>ESS_R05_2010_GER_AT_1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IF</text:p>
          </table:table-cell>
          <table:table-cell office:value-type="float" office:value="34150" calcext:value-type="float">
            <text:p>34150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string" calcext:value-type="string">
            <text:p>ESS_R05_2010_GER_AT_1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KPÖ</text:p>
          </table:table-cell>
          <table:table-cell office:value-type="float" office:value="34151" calcext:value-type="float">
            <text:p>34151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string" calcext:value-type="string">
            <text:p>ESS_R05_2010_GER_AT_1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ndere</text:p>
          </table:table-cell>
          <table:table-cell office:value-type="float" office:value="34152" calcext:value-type="float">
            <text:p>34152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string" calcext:value-type="string">
            <text:p>ESS_R05_2010_GER_AT_1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Weiß nicht)</text:p>
          </table:table-cell>
          <table:table-cell office:value-type="float" office:value="34153" calcext:value-type="float">
            <text:p>34153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string" calcext:value-type="string">
            <text:p>ESS_R05_2010_GER_AT_2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2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2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2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3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3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3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4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4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4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5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5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5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6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6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6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7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7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7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PÖ</text:p>
          </table:table-cell>
          <table:table-cell office:value-type="float" office:value="39291" calcext:value-type="float">
            <text:p>39291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ÖVP</text:p>
          </table:table-cell>
          <table:table-cell office:value-type="float" office:value="39292" calcext:value-type="float">
            <text:p>39292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PÖ</text:p>
          </table:table-cell>
          <table:table-cell office:value-type="float" office:value="39293" calcext:value-type="float">
            <text:p>39293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BZÖ</text:p>
          </table:table-cell>
          <table:table-cell office:value-type="float" office:value="39294" calcext:value-type="float">
            <text:p>39294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Grüne</text:p>
          </table:table-cell>
          <table:table-cell office:value-type="float" office:value="39295" calcext:value-type="float">
            <text:p>39295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IF</text:p>
          </table:table-cell>
          <table:table-cell office:value-type="float" office:value="39296" calcext:value-type="float">
            <text:p>39296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KPÖ</text:p>
          </table:table-cell>
          <table:table-cell office:value-type="float" office:value="39297" calcext:value-type="float">
            <text:p>39297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Team Stronach</text:p>
          </table:table-cell>
          <table:table-cell office:value-type="float" office:value="39298" calcext:value-type="float">
            <text:p>39298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Piratenpartei</text:p>
          </table:table-cell>
          <table:table-cell office:value-type="float" office:value="39299" calcext:value-type="float">
            <text:p>39299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andere</text:p>
          </table:table-cell>
          <table:table-cell office:value-type="float" office:value="39300" calcext:value-type="float">
            <text:p>39300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8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Weiß nicht)</text:p>
          </table:table-cell>
          <table:table-cell office:value-type="float" office:value="39301" calcext:value-type="float">
            <text:p>39301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29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ehr nahe</text:p>
          </table:table-cell>
          <table:table-cell office:value-type="float" office:value="39302" calcext:value-type="float">
            <text:p>39302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string" calcext:value-type="string">
            <text:p>ESS_R05_2010_GER_AT_29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ziemlich nahe</text:p>
          </table:table-cell>
          <table:table-cell office:value-type="float" office:value="39303" calcext:value-type="float">
            <text:p>39303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string" calcext:value-type="string">
            <text:p>ESS_R05_2010_GER_AT_29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icht nahe</text:p>
          </table:table-cell>
          <table:table-cell office:value-type="float" office:value="39304" calcext:value-type="float">
            <text:p>39304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string" calcext:value-type="string">
            <text:p>ESS_R05_2010_GER_AT_29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oder ganz und gar nicht nahe.</text:p>
          </table:table-cell>
          <table:table-cell office:value-type="float" office:value="39305" calcext:value-type="float">
            <text:p>39305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string" calcext:value-type="string">
            <text:p>ESS_R05_2010_GER_AT_29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Weiß nicht)</text:p>
          </table:table-cell>
          <table:table-cell office:value-type="float" office:value="39306" calcext:value-type="float">
            <text:p>39306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string" calcext:value-type="string">
            <text:p>ESS_R05_2010_GER_AT_30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AT_30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AT_30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PÖ</text:p>
          </table:table-cell>
          <table:table-cell office:value-type="float" office:value="39291" calcext:value-type="float">
            <text:p>39291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ÖVP</text:p>
          </table:table-cell>
          <table:table-cell office:value-type="float" office:value="39292" calcext:value-type="float">
            <text:p>39292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PÖ</text:p>
          </table:table-cell>
          <table:table-cell office:value-type="float" office:value="39293" calcext:value-type="float">
            <text:p>39293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ZÖ</text:p>
          </table:table-cell>
          <table:table-cell office:value-type="float" office:value="39294" calcext:value-type="float">
            <text:p>39294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rüne</text:p>
          </table:table-cell>
          <table:table-cell office:value-type="float" office:value="39295" calcext:value-type="float">
            <text:p>39295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IF</text:p>
          </table:table-cell>
          <table:table-cell office:value-type="float" office:value="39296" calcext:value-type="float">
            <text:p>39296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KPÖ</text:p>
          </table:table-cell>
          <table:table-cell office:value-type="float" office:value="39297" calcext:value-type="float">
            <text:p>39297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Team Stronach</text:p>
          </table:table-cell>
          <table:table-cell office:value-type="float" office:value="39298" calcext:value-type="float">
            <text:p>39298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Piratenpartei</text:p>
          </table:table-cell>
          <table:table-cell office:value-type="float" office:value="39299" calcext:value-type="float">
            <text:p>39299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andere</text:p>
          </table:table-cell>
          <table:table-cell office:value-type="float" office:value="39300" calcext:value-type="float">
            <text:p>39300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Weiß nicht)</text:p>
          </table:table-cell>
          <table:table-cell office:value-type="float" office:value="39301" calcext:value-type="float">
            <text:p>39301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inks</text:p>
          </table:table-cell>
          <table:table-cell office:value-type="float" office:value="34162" calcext:value-type="float">
            <text:p>34162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34163" calcext:value-type="float">
            <text:p>34163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34164" calcext:value-type="float">
            <text:p>34164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34165" calcext:value-type="float">
            <text:p>34165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34166" calcext:value-type="float">
            <text:p>34166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34167" calcext:value-type="float">
            <text:p>34167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34168" calcext:value-type="float">
            <text:p>34168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34169" calcext:value-type="float">
            <text:p>34169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34170" calcext:value-type="float">
            <text:p>34170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34171" calcext:value-type="float">
            <text:p>34171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echts</text:p>
          </table:table-cell>
          <table:table-cell office:value-type="float" office:value="34172" calcext:value-type="float">
            <text:p>34172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Weiß nicht)</text:p>
          </table:table-cell>
          <table:table-cell office:value-type="float" office:value="34173" calcext:value-type="float">
            <text:p>34173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äußerst unzufrieden</text:p>
          </table:table-cell>
          <table:table-cell office:value-type="float" office:value="33484" calcext:value-type="float">
            <text:p>3348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33485" calcext:value-type="float">
            <text:p>3348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33486" calcext:value-type="float">
            <text:p>33486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33487" calcext:value-type="float">
            <text:p>33487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33488" calcext:value-type="float">
            <text:p>33488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33489" calcext:value-type="float">
            <text:p>33489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33490" calcext:value-type="float">
            <text:p>3349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33491" calcext:value-type="float">
            <text:p>33491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33492" calcext:value-type="float">
            <text:p>33492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33493" calcext:value-type="float">
            <text:p>33493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äußerst zufrieden</text:p>
          </table:table-cell>
          <table:table-cell office:value-type="float" office:value="33494" calcext:value-type="float">
            <text:p>3349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Weiß nicht)</text:p>
          </table:table-cell>
          <table:table-cell office:value-type="float" office:value="33495" calcext:value-type="float">
            <text:p>3349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äußerst unzufrieden</text:p>
          </table:table-cell>
          <table:table-cell office:value-type="float" office:value="33484" calcext:value-type="float">
            <text:p>3348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33485" calcext:value-type="float">
            <text:p>3348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33486" calcext:value-type="float">
            <text:p>33486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33487" calcext:value-type="float">
            <text:p>33487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33488" calcext:value-type="float">
            <text:p>33488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33489" calcext:value-type="float">
            <text:p>33489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33490" calcext:value-type="float">
            <text:p>3349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33491" calcext:value-type="float">
            <text:p>33491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33492" calcext:value-type="float">
            <text:p>33492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33493" calcext:value-type="float">
            <text:p>33493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äußerst zufrieden</text:p>
          </table:table-cell>
          <table:table-cell office:value-type="float" office:value="33494" calcext:value-type="float">
            <text:p>3349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Weiß nicht)</text:p>
          </table:table-cell>
          <table:table-cell office:value-type="float" office:value="33495" calcext:value-type="float">
            <text:p>3349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äußerst unzufrieden</text:p>
          </table:table-cell>
          <table:table-cell office:value-type="float" office:value="33484" calcext:value-type="float">
            <text:p>3348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33485" calcext:value-type="float">
            <text:p>3348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33486" calcext:value-type="float">
            <text:p>33486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33487" calcext:value-type="float">
            <text:p>33487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33488" calcext:value-type="float">
            <text:p>33488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33489" calcext:value-type="float">
            <text:p>33489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33490" calcext:value-type="float">
            <text:p>3349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33491" calcext:value-type="float">
            <text:p>33491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33492" calcext:value-type="float">
            <text:p>33492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33493" calcext:value-type="float">
            <text:p>33493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äußerst zufrieden</text:p>
          </table:table-cell>
          <table:table-cell office:value-type="float" office:value="33494" calcext:value-type="float">
            <text:p>3349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Weiß nicht)</text:p>
          </table:table-cell>
          <table:table-cell office:value-type="float" office:value="33495" calcext:value-type="float">
            <text:p>3349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äußerst unzufrieden</text:p>
          </table:table-cell>
          <table:table-cell office:value-type="float" office:value="33484" calcext:value-type="float">
            <text:p>3348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33485" calcext:value-type="float">
            <text:p>3348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33486" calcext:value-type="float">
            <text:p>33486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33487" calcext:value-type="float">
            <text:p>33487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33488" calcext:value-type="float">
            <text:p>33488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33489" calcext:value-type="float">
            <text:p>33489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33490" calcext:value-type="float">
            <text:p>3349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33491" calcext:value-type="float">
            <text:p>33491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33492" calcext:value-type="float">
            <text:p>33492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33493" calcext:value-type="float">
            <text:p>33493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äußerst zufrieden</text:p>
          </table:table-cell>
          <table:table-cell office:value-type="float" office:value="33494" calcext:value-type="float">
            <text:p>3349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ß nicht)</text:p>
          </table:table-cell>
          <table:table-cell office:value-type="float" office:value="33495" calcext:value-type="float">
            <text:p>3349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äußerst unzufrieden</text:p>
          </table:table-cell>
          <table:table-cell office:value-type="float" office:value="33484" calcext:value-type="float">
            <text:p>3348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33485" calcext:value-type="float">
            <text:p>3348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33486" calcext:value-type="float">
            <text:p>33486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33487" calcext:value-type="float">
            <text:p>33487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33488" calcext:value-type="float">
            <text:p>33488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33489" calcext:value-type="float">
            <text:p>33489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33490" calcext:value-type="float">
            <text:p>3349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33491" calcext:value-type="float">
            <text:p>33491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33492" calcext:value-type="float">
            <text:p>33492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33493" calcext:value-type="float">
            <text:p>33493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äußerst zufrieden</text:p>
          </table:table-cell>
          <table:table-cell office:value-type="float" office:value="33494" calcext:value-type="float">
            <text:p>3349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Weiß nicht)</text:p>
          </table:table-cell>
          <table:table-cell office:value-type="float" office:value="33495" calcext:value-type="float">
            <text:p>3349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äußerst unzufrieden</text:p>
          </table:table-cell>
          <table:table-cell office:value-type="float" office:value="33484" calcext:value-type="float">
            <text:p>3348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33485" calcext:value-type="float">
            <text:p>3348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33486" calcext:value-type="float">
            <text:p>33486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33487" calcext:value-type="float">
            <text:p>33487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33488" calcext:value-type="float">
            <text:p>33488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33489" calcext:value-type="float">
            <text:p>33489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33490" calcext:value-type="float">
            <text:p>3349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33491" calcext:value-type="float">
            <text:p>33491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33492" calcext:value-type="float">
            <text:p>33492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33493" calcext:value-type="float">
            <text:p>33493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äußerst zufrieden</text:p>
          </table:table-cell>
          <table:table-cell office:value-type="float" office:value="33494" calcext:value-type="float">
            <text:p>33494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Weiß nicht)</text:p>
          </table:table-cell>
          <table:table-cell office:value-type="float" office:value="33495" calcext:value-type="float">
            <text:p>33495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ESS_R05_2010_GER_AT_3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3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3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3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3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3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Einigung ist bereits zu weit gegangen</text:p>
          </table:table-cell>
          <table:table-cell office:value-type="float" office:value="34180" calcext:value-type="float">
            <text:p>34180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34181" calcext:value-type="float">
            <text:p>34181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34182" calcext:value-type="float">
            <text:p>34182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34183" calcext:value-type="float">
            <text:p>34183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34184" calcext:value-type="float">
            <text:p>34184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34185" calcext:value-type="float">
            <text:p>34185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34186" calcext:value-type="float">
            <text:p>34186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34187" calcext:value-type="float">
            <text:p>34187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34188" calcext:value-type="float">
            <text:p>34188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34189" calcext:value-type="float">
            <text:p>34189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Einigung sollte weiter gehen</text:p>
          </table:table-cell>
          <table:table-cell office:value-type="float" office:value="34190" calcext:value-type="float">
            <text:p>34190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Weiß nicht)</text:p>
          </table:table-cell>
          <table:table-cell office:value-type="float" office:value="34191" calcext:value-type="float">
            <text:p>34191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SS_R05_2010_GER_AT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s vielen erlauben, sich hier niederzulassen</text:p>
          </table:table-cell>
          <table:table-cell office:value-type="float" office:value="34192" calcext:value-type="float">
            <text:p>34192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s einigen erlauben</text:p>
          </table:table-cell>
          <table:table-cell office:value-type="float" office:value="34193" calcext:value-type="float">
            <text:p>34193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s wenigen erlauben</text:p>
          </table:table-cell>
          <table:table-cell office:value-type="float" office:value="34194" calcext:value-type="float">
            <text:p>34194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s keinem erlauben</text:p>
          </table:table-cell>
          <table:table-cell office:value-type="float" office:value="34195" calcext:value-type="float">
            <text:p>34195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Weiß nicht)</text:p>
          </table:table-cell>
          <table:table-cell office:value-type="float" office:value="34196" calcext:value-type="float">
            <text:p>34196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s vielen erlauben, sich hier niederzulassen</text:p>
          </table:table-cell>
          <table:table-cell office:value-type="float" office:value="34192" calcext:value-type="float">
            <text:p>34192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s einigen erlauben</text:p>
          </table:table-cell>
          <table:table-cell office:value-type="float" office:value="34193" calcext:value-type="float">
            <text:p>34193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s wenigen erlauben</text:p>
          </table:table-cell>
          <table:table-cell office:value-type="float" office:value="34194" calcext:value-type="float">
            <text:p>34194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s keinem erlauben</text:p>
          </table:table-cell>
          <table:table-cell office:value-type="float" office:value="34195" calcext:value-type="float">
            <text:p>34195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Weiß nicht)</text:p>
          </table:table-cell>
          <table:table-cell office:value-type="float" office:value="34196" calcext:value-type="float">
            <text:p>34196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s vielen erlauben, sich hier niederzulassen</text:p>
          </table:table-cell>
          <table:table-cell office:value-type="float" office:value="34192" calcext:value-type="float">
            <text:p>34192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s einigen erlauben</text:p>
          </table:table-cell>
          <table:table-cell office:value-type="float" office:value="34193" calcext:value-type="float">
            <text:p>34193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s wenigen erlauben</text:p>
          </table:table-cell>
          <table:table-cell office:value-type="float" office:value="34194" calcext:value-type="float">
            <text:p>34194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s keinem erlauben</text:p>
          </table:table-cell>
          <table:table-cell office:value-type="float" office:value="34195" calcext:value-type="float">
            <text:p>34195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Weiß nicht)</text:p>
          </table:table-cell>
          <table:table-cell office:value-type="float" office:value="34196" calcext:value-type="float">
            <text:p>34196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schlecht für die Wirtschaft</text:p>
          </table:table-cell>
          <table:table-cell office:value-type="float" office:value="39307" calcext:value-type="float">
            <text:p>39307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39308" calcext:value-type="float">
            <text:p>39308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39309" calcext:value-type="float">
            <text:p>39309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39310" calcext:value-type="float">
            <text:p>39310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39311" calcext:value-type="float">
            <text:p>39311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39312" calcext:value-type="float">
            <text:p>39312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39313" calcext:value-type="float">
            <text:p>39313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39314" calcext:value-type="float">
            <text:p>39314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39315" calcext:value-type="float">
            <text:p>39315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39316" calcext:value-type="float">
            <text:p>39316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ut für die Wirtschaft</text:p>
          </table:table-cell>
          <table:table-cell office:value-type="float" office:value="39317" calcext:value-type="float">
            <text:p>39317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Weiß nicht)</text:p>
          </table:table-cell>
          <table:table-cell office:value-type="float" office:value="39318" calcext:value-type="float">
            <text:p>39318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kulturelles Leben wird untergraben</text:p>
          </table:table-cell>
          <table:table-cell office:value-type="float" office:value="33339" calcext:value-type="float">
            <text:p>33339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33340" calcext:value-type="float">
            <text:p>33340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33341" calcext:value-type="float">
            <text:p>33341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33342" calcext:value-type="float">
            <text:p>33342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33343" calcext:value-type="float">
            <text:p>33343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33344" calcext:value-type="float">
            <text:p>33344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33345" calcext:value-type="float">
            <text:p>33345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33346" calcext:value-type="float">
            <text:p>33346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33347" calcext:value-type="float">
            <text:p>33347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33348" calcext:value-type="float">
            <text:p>33348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kulturelles Leben wird bereichert</text:p>
          </table:table-cell>
          <table:table-cell office:value-type="float" office:value="33349" calcext:value-type="float">
            <text:p>33349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Weiß nicht)</text:p>
          </table:table-cell>
          <table:table-cell office:value-type="float" office:value="33350" calcext:value-type="float">
            <text:p>33350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ird zu einem schlechteren Ort zum Leben</text:p>
          </table:table-cell>
          <table:table-cell office:value-type="float" office:value="34221" calcext:value-type="float">
            <text:p>34221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34222" calcext:value-type="float">
            <text:p>3422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34223" calcext:value-type="float">
            <text:p>34223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34224" calcext:value-type="float">
            <text:p>34224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34225" calcext:value-type="float">
            <text:p>34225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34226" calcext:value-type="float">
            <text:p>34226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34227" calcext:value-type="float">
            <text:p>34227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34228" calcext:value-type="float">
            <text:p>34228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34229" calcext:value-type="float">
            <text:p>34229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34230" calcext:value-type="float">
            <text:p>3423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ird zu einem besseren Ort zum Leben</text:p>
          </table:table-cell>
          <table:table-cell office:value-type="float" office:value="34231" calcext:value-type="float">
            <text:p>34231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Weiß nicht)</text:p>
          </table:table-cell>
          <table:table-cell office:value-type="float" office:value="34232" calcext:value-type="float">
            <text:p>3423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̈ußerst unglücklich</text:p>
          </table:table-cell>
          <table:table-cell office:value-type="float" office:value="39319" calcext:value-type="float">
            <text:p>39319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39320" calcext:value-type="float">
            <text:p>39320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39321" calcext:value-type="float">
            <text:p>39321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39322" calcext:value-type="float">
            <text:p>39322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39323" calcext:value-type="float">
            <text:p>39323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39324" calcext:value-type="float">
            <text:p>39324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39325" calcext:value-type="float">
            <text:p>39325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39326" calcext:value-type="float">
            <text:p>39326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39327" calcext:value-type="float">
            <text:p>39327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39328" calcext:value-type="float">
            <text:p>39328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̈ußerst glücklich</text:p>
          </table:table-cell>
          <table:table-cell office:value-type="float" office:value="39329" calcext:value-type="float">
            <text:p>39329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Weiß nicht)</text:p>
          </table:table-cell>
          <table:table-cell office:value-type="float" office:value="39330" calcext:value-type="float">
            <text:p>39330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ie</text:p>
          </table:table-cell>
          <table:table-cell office:value-type="float" office:value="39331" calcext:value-type="float">
            <text:p>39331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eniger als einmal im Monat</text:p>
          </table:table-cell>
          <table:table-cell office:value-type="float" office:value="39332" calcext:value-type="float">
            <text:p>39332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im Monat</text:p>
          </table:table-cell>
          <table:table-cell office:value-type="float" office:value="39333" calcext:value-type="float">
            <text:p>39333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im Monat</text:p>
          </table:table-cell>
          <table:table-cell office:value-type="float" office:value="39334" calcext:value-type="float">
            <text:p>39334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in der Woche</text:p>
          </table:table-cell>
          <table:table-cell office:value-type="float" office:value="39335" calcext:value-type="float">
            <text:p>39335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in der Woche</text:p>
          </table:table-cell>
          <table:table-cell office:value-type="float" office:value="39336" calcext:value-type="float">
            <text:p>39336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̈glich</text:p>
          </table:table-cell>
          <table:table-cell office:value-type="float" office:value="39337" calcext:value-type="float">
            <text:p>39337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Weiß nicht)</text:p>
          </table:table-cell>
          <table:table-cell office:value-type="float" office:value="39338" calcext:value-type="float">
            <text:p>39338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ESS_R05_2010_GER_AT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weniger als die meisten</text:p>
          </table:table-cell>
          <table:table-cell office:value-type="float" office:value="34241" calcext:value-type="float">
            <text:p>34241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string" calcext:value-type="string">
            <text:p>ESS_R05_2010_GER_AT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weniger als die meisten</text:p>
          </table:table-cell>
          <table:table-cell office:value-type="float" office:value="34242" calcext:value-type="float">
            <text:p>34242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string" calcext:value-type="string">
            <text:p>ESS_R05_2010_GER_AT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ungefähr gleich oft</text:p>
          </table:table-cell>
          <table:table-cell office:value-type="float" office:value="34243" calcext:value-type="float">
            <text:p>34243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string" calcext:value-type="string">
            <text:p>ESS_R05_2010_GER_AT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häufiger als die meisten</text:p>
          </table:table-cell>
          <table:table-cell office:value-type="float" office:value="34244" calcext:value-type="float">
            <text:p>34244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string" calcext:value-type="string">
            <text:p>ESS_R05_2010_GER_AT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häufiger als die meisten</text:p>
          </table:table-cell>
          <table:table-cell office:value-type="float" office:value="34245" calcext:value-type="float">
            <text:p>34245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string" calcext:value-type="string">
            <text:p>ESS_R05_2010_GER_AT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Weiß nicht)</text:p>
          </table:table-cell>
          <table:table-cell office:value-type="float" office:value="34246" calcext:value-type="float">
            <text:p>34246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string" calcext:value-type="string">
            <text:p>ESS_R05_2010_GER_AT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hr sicher</text:p>
          </table:table-cell>
          <table:table-cell office:value-type="float" office:value="37255" calcext:value-type="float">
            <text:p>37255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GER_AT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icher</text:p>
          </table:table-cell>
          <table:table-cell office:value-type="float" office:value="37256" calcext:value-type="float">
            <text:p>37256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GER_AT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icher</text:p>
          </table:table-cell>
          <table:table-cell office:value-type="float" office:value="37257" calcext:value-type="float">
            <text:p>37257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GER_AT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oder sehr unsicher?</text:p>
          </table:table-cell>
          <table:table-cell office:value-type="float" office:value="37258" calcext:value-type="float">
            <text:p>37258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GER_AT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Weiß nicht)</text:p>
          </table:table-cell>
          <table:table-cell office:value-type="float" office:value="37259" calcext:value-type="float">
            <text:p>37259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GER_AT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immer oder meistens</text:p>
          </table:table-cell>
          <table:table-cell office:value-type="float" office:value="39339" calcext:value-type="float">
            <text:p>39339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string" calcext:value-type="string">
            <text:p>ESS_R05_2010_GER_AT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anchmal</text:p>
          </table:table-cell>
          <table:table-cell office:value-type="float" office:value="39340" calcext:value-type="float">
            <text:p>39340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string" calcext:value-type="string">
            <text:p>ESS_R05_2010_GER_AT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ur gelegentlich</text:p>
          </table:table-cell>
          <table:table-cell office:value-type="float" office:value="39341" calcext:value-type="float">
            <text:p>39341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string" calcext:value-type="string">
            <text:p>ESS_R05_2010_GER_AT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ie</text:p>
          </table:table-cell>
          <table:table-cell office:value-type="float" office:value="39342" calcext:value-type="float">
            <text:p>39342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string" calcext:value-type="string">
            <text:p>ESS_R05_2010_GER_AT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Weiß nicht)</text:p>
          </table:table-cell>
          <table:table-cell office:value-type="float" office:value="39343" calcext:value-type="float">
            <text:p>39343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string" calcext:value-type="string">
            <text:p>ESS_R05_2010_GER_AT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große Auswirkungen auf Ihre Lebensqualität</text:p>
          </table:table-cell>
          <table:table-cell office:value-type="float" office:value="34252" calcext:value-type="float">
            <text:p>34252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string" calcext:value-type="string">
            <text:p>ESS_R05_2010_GER_AT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eine gewisse Auswirkung</text:p>
          </table:table-cell>
          <table:table-cell office:value-type="float" office:value="34253" calcext:value-type="float">
            <text:p>34253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string" calcext:value-type="string">
            <text:p>ESS_R05_2010_GER_AT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oder keine nennenswerten Auswirkungen auf Ihre Lebensqualität</text:p>
          </table:table-cell>
          <table:table-cell office:value-type="float" office:value="34254" calcext:value-type="float">
            <text:p>34254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string" calcext:value-type="string">
            <text:p>ESS_R05_2010_GER_AT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Weiß nicht)</text:p>
          </table:table-cell>
          <table:table-cell office:value-type="float" office:value="34255" calcext:value-type="float">
            <text:p>34255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string" calcext:value-type="string">
            <text:p>ESS_R05_2010_GER_AT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immer oder fast immer</text:p>
          </table:table-cell>
          <table:table-cell office:value-type="float" office:value="34247" calcext:value-type="float">
            <text:p>34247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string" calcext:value-type="string">
            <text:p>ESS_R05_2010_GER_AT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manchmal</text:p>
          </table:table-cell>
          <table:table-cell office:value-type="float" office:value="34248" calcext:value-type="float">
            <text:p>34248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string" calcext:value-type="string">
            <text:p>ESS_R05_2010_GER_AT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ur gelegentlich</text:p>
          </table:table-cell>
          <table:table-cell office:value-type="float" office:value="34249" calcext:value-type="float">
            <text:p>34249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string" calcext:value-type="string">
            <text:p>ESS_R05_2010_GER_AT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ie</text:p>
          </table:table-cell>
          <table:table-cell office:value-type="float" office:value="34250" calcext:value-type="float">
            <text:p>34250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string" calcext:value-type="string">
            <text:p>ESS_R05_2010_GER_AT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Weiß nicht)</text:p>
          </table:table-cell>
          <table:table-cell office:value-type="float" office:value="34251" calcext:value-type="float">
            <text:p>34251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string" calcext:value-type="string">
            <text:p>ESS_R05_2010_GER_AT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große Auswirkungen auf Ihre Lebensqualität</text:p>
          </table:table-cell>
          <table:table-cell office:value-type="float" office:value="34252" calcext:value-type="float">
            <text:p>34252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string" calcext:value-type="string">
            <text:p>ESS_R05_2010_GER_AT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eine gewisse Auswirkung</text:p>
          </table:table-cell>
          <table:table-cell office:value-type="float" office:value="34253" calcext:value-type="float">
            <text:p>34253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string" calcext:value-type="string">
            <text:p>ESS_R05_2010_GER_AT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der keine nennenswerten Auswirkungen auf Ihre Lebensqualität</text:p>
          </table:table-cell>
          <table:table-cell office:value-type="float" office:value="34254" calcext:value-type="float">
            <text:p>34254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string" calcext:value-type="string">
            <text:p>ESS_R05_2010_GER_AT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Weiß nicht)</text:p>
          </table:table-cell>
          <table:table-cell office:value-type="float" office:value="34255" calcext:value-type="float">
            <text:p>34255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string" calcext:value-type="string">
            <text:p>ESS_R05_2010_GER_AT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ehr gut</text:p>
          </table:table-cell>
          <table:table-cell office:value-type="float" office:value="39344" calcext:value-type="float">
            <text:p>39344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string" calcext:value-type="string">
            <text:p>ESS_R05_2010_GER_AT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gut</text:p>
          </table:table-cell>
          <table:table-cell office:value-type="float" office:value="39345" calcext:value-type="float">
            <text:p>39345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string" calcext:value-type="string">
            <text:p>ESS_R05_2010_GER_AT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ittelmäßig</text:p>
          </table:table-cell>
          <table:table-cell office:value-type="float" office:value="39346" calcext:value-type="float">
            <text:p>39346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string" calcext:value-type="string">
            <text:p>ESS_R05_2010_GER_AT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chlecht</text:p>
          </table:table-cell>
          <table:table-cell office:value-type="float" office:value="39347" calcext:value-type="float">
            <text:p>39347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string" calcext:value-type="string">
            <text:p>ESS_R05_2010_GER_AT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der sehr schlecht?</text:p>
          </table:table-cell>
          <table:table-cell office:value-type="float" office:value="39348" calcext:value-type="float">
            <text:p>39348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string" calcext:value-type="string">
            <text:p>ESS_R05_2010_GER_AT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Weiß nicht)</text:p>
          </table:table-cell>
          <table:table-cell office:value-type="float" office:value="39349" calcext:value-type="float">
            <text:p>39349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string" calcext:value-type="string">
            <text:p>ESS_R05_2010_GER_AT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, stark</text:p>
          </table:table-cell>
          <table:table-cell office:value-type="float" office:value="39350" calcext:value-type="float">
            <text:p>39350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string" calcext:value-type="string">
            <text:p>ESS_R05_2010_GER_AT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, bis zu einem gewissen Grad</text:p>
          </table:table-cell>
          <table:table-cell office:value-type="float" office:value="39351" calcext:value-type="float">
            <text:p>39351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string" calcext:value-type="string">
            <text:p>ESS_R05_2010_GER_AT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ein</text:p>
          </table:table-cell>
          <table:table-cell office:value-type="float" office:value="39352" calcext:value-type="float">
            <text:p>39352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string" calcext:value-type="string">
            <text:p>ESS_R05_2010_GER_AT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Weiß nicht)</text:p>
          </table:table-cell>
          <table:table-cell office:value-type="float" office:value="39353" calcext:value-type="float">
            <text:p>39353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string" calcext:value-type="string">
            <text:p>ESS_R05_2010_GER_AT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Römisch-katholischer Ritus</text:p>
          </table:table-cell>
          <table:table-cell office:value-type="float" office:value="39354" calcext:value-type="float">
            <text:p>3935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Griechisch-katholischer Ritus</text:p>
          </table:table-cell>
          <table:table-cell office:value-type="float" office:value="39355" calcext:value-type="float">
            <text:p>39355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rmenisch-katholischer Ritus</text:p>
          </table:table-cell>
          <table:table-cell office:value-type="float" office:value="39356" calcext:value-type="float">
            <text:p>39356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r katholischer Ritus</text:p>
          </table:table-cell>
          <table:table-cell office:value-type="float" office:value="39357" calcext:value-type="float">
            <text:p>39357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Evangelische Kirche Augsburger Bekenntnisses (AB)</text:p>
          </table:table-cell>
          <table:table-cell office:value-type="float" office:value="39358" calcext:value-type="float">
            <text:p>39358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Evangelische Kirche Helvetischen Bekenntnisses (HB)</text:p>
          </table:table-cell>
          <table:table-cell office:value-type="float" office:value="39359" calcext:value-type="float">
            <text:p>39359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r evangelischer/protestantischer Ritus</text:p>
          </table:table-cell>
          <table:table-cell office:value-type="float" office:value="39360" calcext:value-type="float">
            <text:p>39360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Griechisch-orientalische Kirchengemeinde</text:p>
          </table:table-cell>
          <table:table-cell office:value-type="float" office:value="39361" calcext:value-type="float">
            <text:p>39361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Russisch-orthodoxe Kirchengemeinde zum Hl. Nikolaus</text:p>
          </table:table-cell>
          <table:table-cell office:value-type="float" office:value="39362" calcext:value-type="float">
            <text:p>39362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Rumänisch-griechisch-orientalische Kirchengemeinde zur Hl. Auferstehung.</text:p>
          </table:table-cell>
          <table:table-cell office:value-type="float" office:value="39363" calcext:value-type="float">
            <text:p>39363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Serbisch-griechisch-orientalische Kirchengemeinde zum Hl. Sava</text:p>
          </table:table-cell>
          <table:table-cell office:value-type="float" office:value="39364" calcext:value-type="float">
            <text:p>3936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ulgarisch-orthodoxe Kirchengemeinde zum Hl. Iwan Rilski</text:p>
          </table:table-cell>
          <table:table-cell office:value-type="float" office:value="39365" calcext:value-type="float">
            <text:p>39365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r griechisch-orientalischer (orthodoxer) Ritus</text:p>
          </table:table-cell>
          <table:table-cell office:value-type="float" office:value="39366" calcext:value-type="float">
            <text:p>39366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Kirche Jesu Christi der Heiligen der Letzten Tage (Mormonen) in Österreich</text:p>
          </table:table-cell>
          <table:table-cell office:value-type="float" office:value="39367" calcext:value-type="float">
            <text:p>39367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Zeugen Jehovas</text:p>
          </table:table-cell>
          <table:table-cell office:value-type="float" office:value="39368" calcext:value-type="float">
            <text:p>39368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ltkatholische Kirche Österreichs</text:p>
          </table:table-cell>
          <table:table-cell office:value-type="float" office:value="39369" calcext:value-type="float">
            <text:p>39369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rmenisch-apostolische Kirche in Österreich</text:p>
          </table:table-cell>
          <table:table-cell office:value-type="float" office:value="39370" calcext:value-type="float">
            <text:p>39370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Evangelisch-methodistische Kirche in Österreich</text:p>
          </table:table-cell>
          <table:table-cell office:value-type="float" office:value="39371" calcext:value-type="float">
            <text:p>39371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Koptisch-orthodoxe Kirche in Österreich</text:p>
          </table:table-cell>
          <table:table-cell office:value-type="float" office:value="39372" calcext:value-type="float">
            <text:p>39372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euapostolische Kirche in Österreich</text:p>
          </table:table-cell>
          <table:table-cell office:value-type="float" office:value="39373" calcext:value-type="float">
            <text:p>39373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Syrisch-orthodoxe Kirche in Österreich</text:p>
          </table:table-cell>
          <table:table-cell office:value-type="float" office:value="39374" calcext:value-type="float">
            <text:p>3937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Herrnhuter Brüdergemeinde</text:p>
          </table:table-cell>
          <table:table-cell office:value-type="float" office:value="39375" calcext:value-type="float">
            <text:p>39375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r christlicher Ritus</text:p>
          </table:table-cell>
          <table:table-cell office:value-type="float" office:value="39376" calcext:value-type="float">
            <text:p>39376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Israelitische Religionsgesellschaft in Österreich</text:p>
          </table:table-cell>
          <table:table-cell office:value-type="float" office:value="39377" calcext:value-type="float">
            <text:p>39377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r israelitischer Ritus</text:p>
          </table:table-cell>
          <table:table-cell office:value-type="float" office:value="39378" calcext:value-type="float">
            <text:p>39378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Islamische Glaubensgemeinschaft in Österreich</text:p>
          </table:table-cell>
          <table:table-cell office:value-type="float" office:value="39379" calcext:value-type="float">
            <text:p>39379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r islamischer Ritus</text:p>
          </table:table-cell>
          <table:table-cell office:value-type="float" office:value="39380" calcext:value-type="float">
            <text:p>39380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Österreichische Buddhistische Religionsgemeinschaft</text:p>
          </table:table-cell>
          <table:table-cell office:value-type="float" office:value="39381" calcext:value-type="float">
            <text:p>39381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 östliche (asiatische) Religionsgemeinschaft</text:p>
          </table:table-cell>
          <table:table-cell office:value-type="float" office:value="39382" calcext:value-type="float">
            <text:p>39382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ere Religionen</text:p>
          </table:table-cell>
          <table:table-cell office:value-type="float" office:value="39383" calcext:value-type="float">
            <text:p>39383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Weiß nicht)</text:p>
          </table:table-cell>
          <table:table-cell office:value-type="float" office:value="39384" calcext:value-type="float">
            <text:p>3938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Römisch-katholischer Ritus</text:p>
          </table:table-cell>
          <table:table-cell office:value-type="float" office:value="39354" calcext:value-type="float">
            <text:p>3935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Griechisch-katholischer Ritus</text:p>
          </table:table-cell>
          <table:table-cell office:value-type="float" office:value="39355" calcext:value-type="float">
            <text:p>39355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rmenisch-katholischer Ritus</text:p>
          </table:table-cell>
          <table:table-cell office:value-type="float" office:value="39356" calcext:value-type="float">
            <text:p>39356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r katholischer Ritus</text:p>
          </table:table-cell>
          <table:table-cell office:value-type="float" office:value="39357" calcext:value-type="float">
            <text:p>39357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Evangelische Kirche Augsburger Bekenntnisses (AB)</text:p>
          </table:table-cell>
          <table:table-cell office:value-type="float" office:value="39358" calcext:value-type="float">
            <text:p>39358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Evangelische Kirche Helvetischen Bekenntnisses (HB)</text:p>
          </table:table-cell>
          <table:table-cell office:value-type="float" office:value="39359" calcext:value-type="float">
            <text:p>39359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r evangelischer/protestantischer Ritus</text:p>
          </table:table-cell>
          <table:table-cell office:value-type="float" office:value="39360" calcext:value-type="float">
            <text:p>39360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Griechisch-orientalische Kirchengemeinde</text:p>
          </table:table-cell>
          <table:table-cell office:value-type="float" office:value="39361" calcext:value-type="float">
            <text:p>39361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Russisch-orthodoxe Kirchengemeinde zum Hl. Nikolaus</text:p>
          </table:table-cell>
          <table:table-cell office:value-type="float" office:value="39362" calcext:value-type="float">
            <text:p>39362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Rumänisch-griechisch-orientalische Kirchengemeinde zur Hl. Auferstehung.</text:p>
          </table:table-cell>
          <table:table-cell office:value-type="float" office:value="39363" calcext:value-type="float">
            <text:p>39363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erbisch-griechisch-orientalische Kirchengemeinde zum Hl. Sava</text:p>
          </table:table-cell>
          <table:table-cell office:value-type="float" office:value="39364" calcext:value-type="float">
            <text:p>3936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ulgarisch-orthodoxe Kirchengemeinde zum Hl. Iwan Rilski</text:p>
          </table:table-cell>
          <table:table-cell office:value-type="float" office:value="39365" calcext:value-type="float">
            <text:p>39365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r griechisch-orientalischer (orthodoxer) Ritus</text:p>
          </table:table-cell>
          <table:table-cell office:value-type="float" office:value="39366" calcext:value-type="float">
            <text:p>39366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Kirche Jesu Christi der Heiligen der Letzten Tage (Mormonen) in Österreich</text:p>
          </table:table-cell>
          <table:table-cell office:value-type="float" office:value="39367" calcext:value-type="float">
            <text:p>39367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Zeugen Jehovas</text:p>
          </table:table-cell>
          <table:table-cell office:value-type="float" office:value="39368" calcext:value-type="float">
            <text:p>39368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ltkatholische Kirche Österreichs</text:p>
          </table:table-cell>
          <table:table-cell office:value-type="float" office:value="39369" calcext:value-type="float">
            <text:p>39369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rmenisch-apostolische Kirche in Österreich</text:p>
          </table:table-cell>
          <table:table-cell office:value-type="float" office:value="39370" calcext:value-type="float">
            <text:p>39370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Evangelisch-methodistische Kirche in Österreich</text:p>
          </table:table-cell>
          <table:table-cell office:value-type="float" office:value="39371" calcext:value-type="float">
            <text:p>39371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Koptisch-orthodoxe Kirche in Österreich</text:p>
          </table:table-cell>
          <table:table-cell office:value-type="float" office:value="39372" calcext:value-type="float">
            <text:p>39372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euapostolische Kirche in Österreich</text:p>
          </table:table-cell>
          <table:table-cell office:value-type="float" office:value="39373" calcext:value-type="float">
            <text:p>39373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yrisch-orthodoxe Kirche in Österreich</text:p>
          </table:table-cell>
          <table:table-cell office:value-type="float" office:value="39374" calcext:value-type="float">
            <text:p>3937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Herrnhuter Brüdergemeinde</text:p>
          </table:table-cell>
          <table:table-cell office:value-type="float" office:value="39375" calcext:value-type="float">
            <text:p>39375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r christlicher Ritus</text:p>
          </table:table-cell>
          <table:table-cell office:value-type="float" office:value="39376" calcext:value-type="float">
            <text:p>39376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Israelitische Religionsgesellschaft in Österreich</text:p>
          </table:table-cell>
          <table:table-cell office:value-type="float" office:value="39377" calcext:value-type="float">
            <text:p>39377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r israelitischer Ritus</text:p>
          </table:table-cell>
          <table:table-cell office:value-type="float" office:value="39378" calcext:value-type="float">
            <text:p>39378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Islamische Glaubensgemeinschaft in Österreich</text:p>
          </table:table-cell>
          <table:table-cell office:value-type="float" office:value="39379" calcext:value-type="float">
            <text:p>39379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r islamischer Ritus</text:p>
          </table:table-cell>
          <table:table-cell office:value-type="float" office:value="39380" calcext:value-type="float">
            <text:p>39380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Österreichische Buddhistische Religionsgemeinschaft</text:p>
          </table:table-cell>
          <table:table-cell office:value-type="float" office:value="39381" calcext:value-type="float">
            <text:p>39381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 östliche (asiatische) Religionsgemeinschaft</text:p>
          </table:table-cell>
          <table:table-cell office:value-type="float" office:value="39382" calcext:value-type="float">
            <text:p>39382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ere Religionen</text:p>
          </table:table-cell>
          <table:table-cell office:value-type="float" office:value="39383" calcext:value-type="float">
            <text:p>39383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Weiß nicht)</text:p>
          </table:table-cell>
          <table:table-cell office:value-type="float" office:value="39384" calcext:value-type="float">
            <text:p>3938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überhaupt nicht religiös</text:p>
          </table:table-cell>
          <table:table-cell office:value-type="float" office:value="39385" calcext:value-type="float">
            <text:p>39385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39386" calcext:value-type="float">
            <text:p>39386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39387" calcext:value-type="float">
            <text:p>39387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39388" calcext:value-type="float">
            <text:p>39388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39389" calcext:value-type="float">
            <text:p>39389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39390" calcext:value-type="float">
            <text:p>39390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39391" calcext:value-type="float">
            <text:p>39391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39392" calcext:value-type="float">
            <text:p>39392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39393" calcext:value-type="float">
            <text:p>39393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39394" calcext:value-type="float">
            <text:p>39394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sehr religiös</text:p>
          </table:table-cell>
          <table:table-cell office:value-type="float" office:value="39395" calcext:value-type="float">
            <text:p>39395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eiß nicht)</text:p>
          </table:table-cell>
          <table:table-cell office:value-type="float" office:value="39396" calcext:value-type="float">
            <text:p>39396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täglich</text:p>
          </table:table-cell>
          <table:table-cell office:value-type="float" office:value="34286" calcext:value-type="float">
            <text:p>34286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äufiger als einmal in der Woche</text:p>
          </table:table-cell>
          <table:table-cell office:value-type="float" office:value="34287" calcext:value-type="float">
            <text:p>34287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inmal in der Woche</text:p>
          </table:table-cell>
          <table:table-cell office:value-type="float" office:value="34288" calcext:value-type="float">
            <text:p>34288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indestens einmal im Monat</text:p>
          </table:table-cell>
          <table:table-cell office:value-type="float" office:value="34289" calcext:value-type="float">
            <text:p>34289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4290" calcext:value-type="float">
            <text:p>34290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eltener</text:p>
          </table:table-cell>
          <table:table-cell office:value-type="float" office:value="34291" calcext:value-type="float">
            <text:p>34291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nie</text:p>
          </table:table-cell>
          <table:table-cell office:value-type="float" office:value="34292" calcext:value-type="float">
            <text:p>34292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Weiß nicht)</text:p>
          </table:table-cell>
          <table:table-cell office:value-type="float" office:value="34293" calcext:value-type="float">
            <text:p>34293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täglich</text:p>
          </table:table-cell>
          <table:table-cell office:value-type="float" office:value="34286" calcext:value-type="float">
            <text:p>34286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häufiger als einmal in der Woche</text:p>
          </table:table-cell>
          <table:table-cell office:value-type="float" office:value="34287" calcext:value-type="float">
            <text:p>34287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einmal in der Woche</text:p>
          </table:table-cell>
          <table:table-cell office:value-type="float" office:value="34288" calcext:value-type="float">
            <text:p>34288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indestens einmal im Monat</text:p>
          </table:table-cell>
          <table:table-cell office:value-type="float" office:value="34289" calcext:value-type="float">
            <text:p>34289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4290" calcext:value-type="float">
            <text:p>34290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eltener</text:p>
          </table:table-cell>
          <table:table-cell office:value-type="float" office:value="34291" calcext:value-type="float">
            <text:p>34291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nie</text:p>
          </table:table-cell>
          <table:table-cell office:value-type="float" office:value="34292" calcext:value-type="float">
            <text:p>34292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Weiß nicht)</text:p>
          </table:table-cell>
          <table:table-cell office:value-type="float" office:value="34293" calcext:value-type="float">
            <text:p>34293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ESS_R05_2010_GER_AT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Hautfarbe</text:p>
          </table:table-cell>
          <table:table-cell office:value-type="float" office:value="33240" calcext:value-type="float">
            <text:p>33240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ationalität</text:p>
          </table:table-cell>
          <table:table-cell office:value-type="float" office:value="33241" calcext:value-type="float">
            <text:p>33241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Religion</text:p>
          </table:table-cell>
          <table:table-cell office:value-type="float" office:value="33242" calcext:value-type="float">
            <text:p>33242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prache</text:p>
          </table:table-cell>
          <table:table-cell office:value-type="float" office:value="33243" calcext:value-type="float">
            <text:p>33243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Volksgruppe oder ethnische Gruppe</text:p>
          </table:table-cell>
          <table:table-cell office:value-type="float" office:value="33244" calcext:value-type="float">
            <text:p>33244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lter</text:p>
          </table:table-cell>
          <table:table-cell office:value-type="float" office:value="33245" calcext:value-type="float">
            <text:p>33245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Geschlecht</text:p>
          </table:table-cell>
          <table:table-cell office:value-type="float" office:value="33246" calcext:value-type="float">
            <text:p>33246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exuelle Neigungen</text:p>
          </table:table-cell>
          <table:table-cell office:value-type="float" office:value="33247" calcext:value-type="float">
            <text:p>33247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Behinderung</text:p>
          </table:table-cell>
          <table:table-cell office:value-type="float" office:value="33248" calcext:value-type="float">
            <text:p>33248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ndere</text:p>
          </table:table-cell>
          <table:table-cell office:value-type="float" office:value="33249" calcext:value-type="float">
            <text:p>33249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Weiß nicht)</text:p>
          </table:table-cell>
          <table:table-cell office:value-type="float" office:value="33250" calcext:value-type="float">
            <text:p>33250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ESS_R05_2010_GER_AT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̈berhaupt nicht schlimm</text:p>
          </table:table-cell>
          <table:table-cell office:value-type="float" office:value="39397" calcext:value-type="float">
            <text:p>39397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icht besonders schlimm</text:p>
          </table:table-cell>
          <table:table-cell office:value-type="float" office:value="39398" calcext:value-type="float">
            <text:p>39398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limm</text:p>
          </table:table-cell>
          <table:table-cell office:value-type="float" office:value="39399" calcext:value-type="float">
            <text:p>39399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hr schlimm</text:p>
          </table:table-cell>
          <table:table-cell office:value-type="float" office:value="39400" calcext:value-type="float">
            <text:p>3940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Weiß nicht)</text:p>
          </table:table-cell>
          <table:table-cell office:value-type="float" office:value="39401" calcext:value-type="float">
            <text:p>39401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überhaupt nicht schlimm</text:p>
          </table:table-cell>
          <table:table-cell office:value-type="float" office:value="39397" calcext:value-type="float">
            <text:p>39397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icht besonders schlimm</text:p>
          </table:table-cell>
          <table:table-cell office:value-type="float" office:value="39398" calcext:value-type="float">
            <text:p>39398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chlimm</text:p>
          </table:table-cell>
          <table:table-cell office:value-type="float" office:value="39399" calcext:value-type="float">
            <text:p>39399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hr schlimm</text:p>
          </table:table-cell>
          <table:table-cell office:value-type="float" office:value="39400" calcext:value-type="float">
            <text:p>3940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Weiß nicht)</text:p>
          </table:table-cell>
          <table:table-cell office:value-type="float" office:value="39401" calcext:value-type="float">
            <text:p>39401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überhaupt nicht schlimm</text:p>
          </table:table-cell>
          <table:table-cell office:value-type="float" office:value="39397" calcext:value-type="float">
            <text:p>39397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icht besonders schlimm</text:p>
          </table:table-cell>
          <table:table-cell office:value-type="float" office:value="39398" calcext:value-type="float">
            <text:p>39398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chlimm</text:p>
          </table:table-cell>
          <table:table-cell office:value-type="float" office:value="39399" calcext:value-type="float">
            <text:p>39399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ehr schlimm</text:p>
          </table:table-cell>
          <table:table-cell office:value-type="float" office:value="39400" calcext:value-type="float">
            <text:p>3940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Weiß nicht)</text:p>
          </table:table-cell>
          <table:table-cell office:value-type="float" office:value="39401" calcext:value-type="float">
            <text:p>39401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GER_AT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überhaupt nicht wahrscheinlich</text:p>
          </table:table-cell>
          <table:table-cell office:value-type="float" office:value="39402" calcext:value-type="float">
            <text:p>39402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icht sehr wahrscheinlich</text:p>
          </table:table-cell>
          <table:table-cell office:value-type="float" office:value="39403" calcext:value-type="float">
            <text:p>39403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her wahrscheinlich</text:p>
          </table:table-cell>
          <table:table-cell office:value-type="float" office:value="39404" calcext:value-type="float">
            <text:p>39404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ehr wahrscheinlich</text:p>
          </table:table-cell>
          <table:table-cell office:value-type="float" office:value="39405" calcext:value-type="float">
            <text:p>39405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Weiß nicht)</text:p>
          </table:table-cell>
          <table:table-cell office:value-type="float" office:value="39406" calcext:value-type="float">
            <text:p>39406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überhaupt nicht wahrscheinlich</text:p>
          </table:table-cell>
          <table:table-cell office:value-type="float" office:value="39402" calcext:value-type="float">
            <text:p>39402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icht sehr wahrscheinlich</text:p>
          </table:table-cell>
          <table:table-cell office:value-type="float" office:value="39403" calcext:value-type="float">
            <text:p>39403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her wahrscheinlich</text:p>
          </table:table-cell>
          <table:table-cell office:value-type="float" office:value="39404" calcext:value-type="float">
            <text:p>39404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ehr wahrscheinlich</text:p>
          </table:table-cell>
          <table:table-cell office:value-type="float" office:value="39405" calcext:value-type="float">
            <text:p>39405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Weiß nicht)</text:p>
          </table:table-cell>
          <table:table-cell office:value-type="float" office:value="39406" calcext:value-type="float">
            <text:p>39406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überhaupt nicht wahrscheinlich</text:p>
          </table:table-cell>
          <table:table-cell office:value-type="float" office:value="39402" calcext:value-type="float">
            <text:p>39402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icht sehr wahrscheinlich</text:p>
          </table:table-cell>
          <table:table-cell office:value-type="float" office:value="39403" calcext:value-type="float">
            <text:p>39403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her wahrscheinlich</text:p>
          </table:table-cell>
          <table:table-cell office:value-type="float" office:value="39404" calcext:value-type="float">
            <text:p>39404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ehr wahrscheinlich</text:p>
          </table:table-cell>
          <table:table-cell office:value-type="float" office:value="39405" calcext:value-type="float">
            <text:p>39405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Weiß nicht)</text:p>
          </table:table-cell>
          <table:table-cell office:value-type="float" office:value="39406" calcext:value-type="float">
            <text:p>39406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GER_AT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ehr gute Arbeit</text:p>
          </table:table-cell>
          <table:table-cell office:value-type="float" office:value="39407" calcext:value-type="float">
            <text:p>39407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SS_R05_2010_GER_AT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gute Arbeit</text:p>
          </table:table-cell>
          <table:table-cell office:value-type="float" office:value="39408" calcext:value-type="float">
            <text:p>39408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SS_R05_2010_GER_AT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eder gut noch schlechte Arbeit</text:p>
          </table:table-cell>
          <table:table-cell office:value-type="float" office:value="39409" calcext:value-type="float">
            <text:p>39409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SS_R05_2010_GER_AT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chlechte Arbeit</text:p>
          </table:table-cell>
          <table:table-cell office:value-type="float" office:value="39410" calcext:value-type="float">
            <text:p>39410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SS_R05_2010_GER_AT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ehr schlechte Arbeit</text:p>
          </table:table-cell>
          <table:table-cell office:value-type="float" office:value="39411" calcext:value-type="float">
            <text:p>39411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SS_R05_2010_GER_AT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Weiß nicht)</text:p>
          </table:table-cell>
          <table:table-cell office:value-type="float" office:value="39412" calcext:value-type="float">
            <text:p>39412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SS_R05_2010_GER_AT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ehr unzufrieden</text:p>
          </table:table-cell>
          <table:table-cell office:value-type="float" office:value="39413" calcext:value-type="float">
            <text:p>39413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string" calcext:value-type="string">
            <text:p>ESS_R05_2010_GER_AT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nzufrieden</text:p>
          </table:table-cell>
          <table:table-cell office:value-type="float" office:value="39414" calcext:value-type="float">
            <text:p>39414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string" calcext:value-type="string">
            <text:p>ESS_R05_2010_GER_AT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eder unzufrieden noch zufrieden</text:p>
          </table:table-cell>
          <table:table-cell office:value-type="float" office:value="39415" calcext:value-type="float">
            <text:p>39415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string" calcext:value-type="string">
            <text:p>ESS_R05_2010_GER_AT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zufrieden</text:p>
          </table:table-cell>
          <table:table-cell office:value-type="float" office:value="39416" calcext:value-type="float">
            <text:p>39416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string" calcext:value-type="string">
            <text:p>ESS_R05_2010_GER_AT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ehr zufrieden</text:p>
          </table:table-cell>
          <table:table-cell office:value-type="float" office:value="39417" calcext:value-type="float">
            <text:p>39417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string" calcext:value-type="string">
            <text:p>ESS_R05_2010_GER_AT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Weiß nicht)</text:p>
          </table:table-cell>
          <table:table-cell office:value-type="float" office:value="39418" calcext:value-type="float">
            <text:p>39418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string" calcext:value-type="string">
            <text:p>ESS_R05_2010_GER_AT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reiche Leute werden schlechter behandelt</text:p>
          </table:table-cell>
          <table:table-cell office:value-type="float" office:value="39419" calcext:value-type="float">
            <text:p>39419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string" calcext:value-type="string">
            <text:p>ESS_R05_2010_GER_AT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rme Leute werden schlechter behandelt</text:p>
          </table:table-cell>
          <table:table-cell office:value-type="float" office:value="39420" calcext:value-type="float">
            <text:p>39420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string" calcext:value-type="string">
            <text:p>ESS_R05_2010_GER_AT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reiche und arme Leute werden gleich behandelt</text:p>
          </table:table-cell>
          <table:table-cell office:value-type="float" office:value="39421" calcext:value-type="float">
            <text:p>39421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string" calcext:value-type="string">
            <text:p>ESS_R05_2010_GER_AT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Weiß nicht)</text:p>
          </table:table-cell>
          <table:table-cell office:value-type="float" office:value="39422" calcext:value-type="float">
            <text:p>39422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string" calcext:value-type="string">
            <text:p>ESS_R05_2010_GER_AT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enschen, die einer anderen Volksgruppe oder ethnischen Gruppe angehören als die Mehrheit der Österreicher, werden schlechter behandelt</text:p>
          </table:table-cell>
          <table:table-cell office:value-type="float" office:value="39423" calcext:value-type="float">
            <text:p>39423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string" calcext:value-type="string">
            <text:p>ESS_R05_2010_GER_AT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enschen, die derselben Volksgruppe oder ethnischen Gruppe angehören wie die Mehrheit der Österreicher, werden schlechter behandelt</text:p>
          </table:table-cell>
          <table:table-cell office:value-type="float" office:value="39424" calcext:value-type="float">
            <text:p>39424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string" calcext:value-type="string">
            <text:p>ESS_R05_2010_GER_AT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Alle werden gleich behandelt, unabhängig von ihrer Zugehörigkeit zu einer Volksgruppe oder ethnischen Gruppe</text:p>
          </table:table-cell>
          <table:table-cell office:value-type="float" office:value="39425" calcext:value-type="float">
            <text:p>39425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string" calcext:value-type="string">
            <text:p>ESS_R05_2010_GER_AT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Weiß nicht)</text:p>
          </table:table-cell>
          <table:table-cell office:value-type="float" office:value="39426" calcext:value-type="float">
            <text:p>39426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äußerst erfolglos</text:p>
          </table:table-cell>
          <table:table-cell office:value-type="float" office:value="39427" calcext:value-type="float">
            <text:p>39427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39428" calcext:value-type="float">
            <text:p>39428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39429" calcext:value-type="float">
            <text:p>39429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39430" calcext:value-type="float">
            <text:p>39430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39431" calcext:value-type="float">
            <text:p>39431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39432" calcext:value-type="float">
            <text:p>39432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39433" calcext:value-type="float">
            <text:p>39433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39434" calcext:value-type="float">
            <text:p>39434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39435" calcext:value-type="float">
            <text:p>39435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39436" calcext:value-type="float">
            <text:p>39436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äußerst erfolgreich</text:p>
          </table:table-cell>
          <table:table-cell office:value-type="float" office:value="39437" calcext:value-type="float">
            <text:p>39437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Weiß nicht)</text:p>
          </table:table-cell>
          <table:table-cell office:value-type="float" office:value="39438" calcext:value-type="float">
            <text:p>39438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äußerst erfolglos</text:p>
          </table:table-cell>
          <table:table-cell office:value-type="float" office:value="39427" calcext:value-type="float">
            <text:p>39427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39428" calcext:value-type="float">
            <text:p>39428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39429" calcext:value-type="float">
            <text:p>39429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39430" calcext:value-type="float">
            <text:p>39430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39431" calcext:value-type="float">
            <text:p>39431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39432" calcext:value-type="float">
            <text:p>39432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39433" calcext:value-type="float">
            <text:p>39433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39434" calcext:value-type="float">
            <text:p>39434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39435" calcext:value-type="float">
            <text:p>39435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39436" calcext:value-type="float">
            <text:p>39436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äußerst erfolgreich</text:p>
          </table:table-cell>
          <table:table-cell office:value-type="float" office:value="39437" calcext:value-type="float">
            <text:p>39437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Weiß nicht)</text:p>
          </table:table-cell>
          <table:table-cell office:value-type="float" office:value="39438" calcext:value-type="float">
            <text:p>39438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äußerst erfolglos</text:p>
          </table:table-cell>
          <table:table-cell office:value-type="float" office:value="39427" calcext:value-type="float">
            <text:p>39427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39428" calcext:value-type="float">
            <text:p>39428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39429" calcext:value-type="float">
            <text:p>39429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39430" calcext:value-type="float">
            <text:p>39430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39431" calcext:value-type="float">
            <text:p>39431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39432" calcext:value-type="float">
            <text:p>39432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39433" calcext:value-type="float">
            <text:p>39433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39434" calcext:value-type="float">
            <text:p>39434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39435" calcext:value-type="float">
            <text:p>39435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39436" calcext:value-type="float">
            <text:p>39436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äußerst erfolgreich</text:p>
          </table:table-cell>
          <table:table-cell office:value-type="float" office:value="39437" calcext:value-type="float">
            <text:p>39437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Weiß nicht)</text:p>
          </table:table-cell>
          <table:table-cell office:value-type="float" office:value="39438" calcext:value-type="float">
            <text:p>39438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GER_AT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̈berhaupt nicht oft</text:p>
          </table:table-cell>
          <table:table-cell office:value-type="float" office:value="39439" calcext:value-type="float">
            <text:p>39439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GER_AT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icht sehr oft</text:p>
          </table:table-cell>
          <table:table-cell office:value-type="float" office:value="39440" calcext:value-type="float">
            <text:p>39440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GER_AT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ft</text:p>
          </table:table-cell>
          <table:table-cell office:value-type="float" office:value="39441" calcext:value-type="float">
            <text:p>39441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GER_AT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der sehr oft</text:p>
          </table:table-cell>
          <table:table-cell office:value-type="float" office:value="39442" calcext:value-type="float">
            <text:p>39442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GER_AT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Weiß nicht)</text:p>
          </table:table-cell>
          <table:table-cell office:value-type="float" office:value="39443" calcext:value-type="float">
            <text:p>39443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GER_AT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überhaupt nicht oft</text:p>
          </table:table-cell>
          <table:table-cell office:value-type="float" office:value="39439" calcext:value-type="float">
            <text:p>39439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GER_AT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nicht sehr oft</text:p>
          </table:table-cell>
          <table:table-cell office:value-type="float" office:value="39440" calcext:value-type="float">
            <text:p>39440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GER_AT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ft</text:p>
          </table:table-cell>
          <table:table-cell office:value-type="float" office:value="39441" calcext:value-type="float">
            <text:p>39441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GER_AT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der sehr oft</text:p>
          </table:table-cell>
          <table:table-cell office:value-type="float" office:value="39442" calcext:value-type="float">
            <text:p>39442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GER_AT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Weiß nicht)</text:p>
          </table:table-cell>
          <table:table-cell office:value-type="float" office:value="39443" calcext:value-type="float">
            <text:p>39443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GER_AT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überhaupt nicht oft</text:p>
          </table:table-cell>
          <table:table-cell office:value-type="float" office:value="39444" calcext:value-type="float">
            <text:p>39444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ESS_R05_2010_GER_AT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icht sehr oft</text:p>
          </table:table-cell>
          <table:table-cell office:value-type="float" office:value="39445" calcext:value-type="float">
            <text:p>39445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ESS_R05_2010_GER_AT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ft</text:p>
          </table:table-cell>
          <table:table-cell office:value-type="float" office:value="39446" calcext:value-type="float">
            <text:p>39446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ESS_R05_2010_GER_AT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der sehr oft</text:p>
          </table:table-cell>
          <table:table-cell office:value-type="float" office:value="39447" calcext:value-type="float">
            <text:p>39447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ESS_R05_2010_GER_AT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iemand bittet die Polizei ihre Entscheidungen und Handlungen zu erklären.</text:p>
          </table:table-cell>
          <table:table-cell office:value-type="float" office:value="39448" calcext:value-type="float">
            <text:p>39448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ESS_R05_2010_GER_AT_9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Weiß nicht)</text:p>
          </table:table-cell>
          <table:table-cell office:value-type="float" office:value="39449" calcext:value-type="float">
            <text:p>39449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überhaupt nicht meine Pflicht</text:p>
          </table:table-cell>
          <table:table-cell office:value-type="float" office:value="39450" calcext:value-type="float">
            <text:p>39450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39451" calcext:value-type="float">
            <text:p>39451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39452" calcext:value-type="float">
            <text:p>39452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39453" calcext:value-type="float">
            <text:p>39453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39454" calcext:value-type="float">
            <text:p>39454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39455" calcext:value-type="float">
            <text:p>39455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39456" calcext:value-type="float">
            <text:p>39456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39457" calcext:value-type="float">
            <text:p>39457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39458" calcext:value-type="float">
            <text:p>39458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39459" calcext:value-type="float">
            <text:p>39459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voll und ganz meine Pflicht</text:p>
          </table:table-cell>
          <table:table-cell office:value-type="float" office:value="39460" calcext:value-type="float">
            <text:p>39460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Weiß nicht)</text:p>
          </table:table-cell>
          <table:table-cell office:value-type="float" office:value="39461" calcext:value-type="float">
            <text:p>39461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überhaupt nicht meine Pflicht</text:p>
          </table:table-cell>
          <table:table-cell office:value-type="float" office:value="39450" calcext:value-type="float">
            <text:p>39450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39451" calcext:value-type="float">
            <text:p>39451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39452" calcext:value-type="float">
            <text:p>39452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39453" calcext:value-type="float">
            <text:p>39453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39454" calcext:value-type="float">
            <text:p>39454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39455" calcext:value-type="float">
            <text:p>39455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39456" calcext:value-type="float">
            <text:p>39456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39457" calcext:value-type="float">
            <text:p>39457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39458" calcext:value-type="float">
            <text:p>39458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39459" calcext:value-type="float">
            <text:p>39459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voll und ganz meine Pflicht</text:p>
          </table:table-cell>
          <table:table-cell office:value-type="float" office:value="39460" calcext:value-type="float">
            <text:p>39460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Weiß nicht)</text:p>
          </table:table-cell>
          <table:table-cell office:value-type="float" office:value="39461" calcext:value-type="float">
            <text:p>39461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überhaupt nicht meine Pflicht</text:p>
          </table:table-cell>
          <table:table-cell office:value-type="float" office:value="39450" calcext:value-type="float">
            <text:p>39450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39451" calcext:value-type="float">
            <text:p>39451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39452" calcext:value-type="float">
            <text:p>39452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39453" calcext:value-type="float">
            <text:p>39453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39454" calcext:value-type="float">
            <text:p>39454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39455" calcext:value-type="float">
            <text:p>39455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39456" calcext:value-type="float">
            <text:p>39456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39457" calcext:value-type="float">
            <text:p>39457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39458" calcext:value-type="float">
            <text:p>39458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39459" calcext:value-type="float">
            <text:p>39459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voll und ganz meine Pflicht</text:p>
          </table:table-cell>
          <table:table-cell office:value-type="float" office:value="39460" calcext:value-type="float">
            <text:p>39460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Weiß nicht)</text:p>
          </table:table-cell>
          <table:table-cell office:value-type="float" office:value="39461" calcext:value-type="float">
            <text:p>39461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GER_AT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nie</text:p>
          </table:table-cell>
          <table:table-cell office:value-type="float" office:value="39462" calcext:value-type="float">
            <text:p>39462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39463" calcext:value-type="float">
            <text:p>39463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39464" calcext:value-type="float">
            <text:p>39464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39465" calcext:value-type="float">
            <text:p>39465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39466" calcext:value-type="float">
            <text:p>39466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39467" calcext:value-type="float">
            <text:p>39467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39468" calcext:value-type="float">
            <text:p>39468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39469" calcext:value-type="float">
            <text:p>39469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39470" calcext:value-type="float">
            <text:p>39470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39471" calcext:value-type="float">
            <text:p>39471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immer</text:p>
          </table:table-cell>
          <table:table-cell office:value-type="float" office:value="39472" calcext:value-type="float">
            <text:p>39472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Weiß nicht)</text:p>
          </table:table-cell>
          <table:table-cell office:value-type="float" office:value="39473" calcext:value-type="float">
            <text:p>39473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ehr gute Arbeit</text:p>
          </table:table-cell>
          <table:table-cell office:value-type="float" office:value="39474" calcext:value-type="float">
            <text:p>39474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ESS_R05_2010_GER_AT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ute Arbeit</text:p>
          </table:table-cell>
          <table:table-cell office:value-type="float" office:value="39475" calcext:value-type="float">
            <text:p>39475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ESS_R05_2010_GER_AT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weder gute noch schlechte Arbeit</text:p>
          </table:table-cell>
          <table:table-cell office:value-type="float" office:value="39476" calcext:value-type="float">
            <text:p>39476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ESS_R05_2010_GER_AT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chlechte Arbeit</text:p>
          </table:table-cell>
          <table:table-cell office:value-type="float" office:value="39477" calcext:value-type="float">
            <text:p>39477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ESS_R05_2010_GER_AT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ehr schlechte Arbeit</text:p>
          </table:table-cell>
          <table:table-cell office:value-type="float" office:value="39478" calcext:value-type="float">
            <text:p>39478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ESS_R05_2010_GER_AT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Weiß nicht)</text:p>
          </table:table-cell>
          <table:table-cell office:value-type="float" office:value="39479" calcext:value-type="float">
            <text:p>39479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nie</text:p>
          </table:table-cell>
          <table:table-cell office:value-type="float" office:value="39462" calcext:value-type="float">
            <text:p>39462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39463" calcext:value-type="float">
            <text:p>39463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39464" calcext:value-type="float">
            <text:p>39464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39465" calcext:value-type="float">
            <text:p>39465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39466" calcext:value-type="float">
            <text:p>39466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39467" calcext:value-type="float">
            <text:p>39467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39468" calcext:value-type="float">
            <text:p>39468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39469" calcext:value-type="float">
            <text:p>39469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39470" calcext:value-type="float">
            <text:p>39470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39471" calcext:value-type="float">
            <text:p>39471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immer</text:p>
          </table:table-cell>
          <table:table-cell office:value-type="float" office:value="39472" calcext:value-type="float">
            <text:p>39472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Weiß nicht)</text:p>
          </table:table-cell>
          <table:table-cell office:value-type="float" office:value="39473" calcext:value-type="float">
            <text:p>39473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nie</text:p>
          </table:table-cell>
          <table:table-cell office:value-type="float" office:value="39462" calcext:value-type="float">
            <text:p>39462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39463" calcext:value-type="float">
            <text:p>39463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39464" calcext:value-type="float">
            <text:p>39464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39465" calcext:value-type="float">
            <text:p>39465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39466" calcext:value-type="float">
            <text:p>39466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39467" calcext:value-type="float">
            <text:p>39467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39468" calcext:value-type="float">
            <text:p>39468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39469" calcext:value-type="float">
            <text:p>39469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39470" calcext:value-type="float">
            <text:p>39470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39471" calcext:value-type="float">
            <text:p>39471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immer</text:p>
          </table:table-cell>
          <table:table-cell office:value-type="float" office:value="39472" calcext:value-type="float">
            <text:p>39472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Weiß nicht)</text:p>
          </table:table-cell>
          <table:table-cell office:value-type="float" office:value="39473" calcext:value-type="float">
            <text:p>39473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ie reiche Person wird mit größerer Wahrscheinlichkeit für schuldig befunden</text:p>
          </table:table-cell>
          <table:table-cell office:value-type="float" office:value="39480" calcext:value-type="float">
            <text:p>39480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string" calcext:value-type="string">
            <text:p>ESS_R05_2010_GER_AT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ie arme Person wird mit größerer Wahrscheinlichkeit für schuldig befunden</text:p>
          </table:table-cell>
          <table:table-cell office:value-type="float" office:value="39481" calcext:value-type="float">
            <text:p>39481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string" calcext:value-type="string">
            <text:p>ESS_R05_2010_GER_AT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beide werden mit gleicher Wahrscheinlichkeit für schuldig befunden</text:p>
          </table:table-cell>
          <table:table-cell office:value-type="float" office:value="39482" calcext:value-type="float">
            <text:p>39482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string" calcext:value-type="string">
            <text:p>ESS_R05_2010_GER_AT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Weiß nicht)</text:p>
          </table:table-cell>
          <table:table-cell office:value-type="float" office:value="39483" calcext:value-type="float">
            <text:p>39483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string" calcext:value-type="string">
            <text:p>ESS_R05_2010_GER_AT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ie Person, die einer anderen Volksgruppe oder ethnischen Gruppe angehört als die Mehrheit der Österreicher, wird mit größerer Wahrscheinlichkeit für schuldig befunden</text:p>
          </table:table-cell>
          <table:table-cell office:value-type="float" office:value="39484" calcext:value-type="float">
            <text:p>39484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string" calcext:value-type="string">
            <text:p>ESS_R05_2010_GER_AT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ie Person, die derselben Volksgruppe oder ethnischen Gruppe angehört wie die Mehrheit der Österreicher, wird mit größerer Wahrscheinlichkeit für schuldig befunden</text:p>
          </table:table-cell>
          <table:table-cell office:value-type="float" office:value="39485" calcext:value-type="float">
            <text:p>39485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string" calcext:value-type="string">
            <text:p>ESS_R05_2010_GER_AT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beide werden mit gleicher Wahrscheinlichkeit für schuldig befunden</text:p>
          </table:table-cell>
          <table:table-cell office:value-type="float" office:value="39486" calcext:value-type="float">
            <text:p>39486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string" calcext:value-type="string">
            <text:p>ESS_R05_2010_GER_AT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Weiß nicht)</text:p>
          </table:table-cell>
          <table:table-cell office:value-type="float" office:value="39487" calcext:value-type="float">
            <text:p>39487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nie</text:p>
          </table:table-cell>
          <table:table-cell office:value-type="float" office:value="39462" calcext:value-type="float">
            <text:p>39462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39463" calcext:value-type="float">
            <text:p>39463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39464" calcext:value-type="float">
            <text:p>39464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39465" calcext:value-type="float">
            <text:p>39465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39466" calcext:value-type="float">
            <text:p>39466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39467" calcext:value-type="float">
            <text:p>39467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39468" calcext:value-type="float">
            <text:p>39468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39469" calcext:value-type="float">
            <text:p>39469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39470" calcext:value-type="float">
            <text:p>39470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39471" calcext:value-type="float">
            <text:p>39471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immer</text:p>
          </table:table-cell>
          <table:table-cell office:value-type="float" office:value="39472" calcext:value-type="float">
            <text:p>39472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Weiß nicht)</text:p>
          </table:table-cell>
          <table:table-cell office:value-type="float" office:value="39473" calcext:value-type="float">
            <text:p>39473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GER_AT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5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6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7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8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stimme stark zu</text:p>
          </table:table-cell>
          <table:table-cell office:value-type="float" office:value="34318" calcext:value-type="float">
            <text:p>3431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stimme zu</text:p>
          </table:table-cell>
          <table:table-cell office:value-type="float" office:value="34319" calcext:value-type="float">
            <text:p>3431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weder noch</text:p>
          </table:table-cell>
          <table:table-cell office:value-type="float" office:value="34320" calcext:value-type="float">
            <text:p>343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lehne ab</text:p>
          </table:table-cell>
          <table:table-cell office:value-type="float" office:value="34321" calcext:value-type="float">
            <text:p>34321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lehne stark ab</text:p>
          </table:table-cell>
          <table:table-cell office:value-type="float" office:value="34322" calcext:value-type="float">
            <text:p>34322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1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Weiß nicht)</text:p>
          </table:table-cell>
          <table:table-cell office:value-type="float" office:value="34323" calcext:value-type="float">
            <text:p>34323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Gefängnisstrafe</text:p>
          </table:table-cell>
          <table:table-cell office:value-type="float" office:value="39488" calcext:value-type="float">
            <text:p>39488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Freiheitsstrafe auf Bewährung</text:p>
          </table:table-cell>
          <table:table-cell office:value-type="float" office:value="39489" calcext:value-type="float">
            <text:p>39489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Geldstrafe</text:p>
          </table:table-cell>
          <table:table-cell office:value-type="float" office:value="39490" calcext:value-type="float">
            <text:p>39490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gemeinnützige Arbeit</text:p>
          </table:table-cell>
          <table:table-cell office:value-type="float" office:value="39491" calcext:value-type="float">
            <text:p>39491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ine andere Strafe</text:p>
          </table:table-cell>
          <table:table-cell office:value-type="float" office:value="39492" calcext:value-type="float">
            <text:p>39492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Weiß nicht)</text:p>
          </table:table-cell>
          <table:table-cell office:value-type="float" office:value="39493" calcext:value-type="float">
            <text:p>39493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1-3 Monate</text:p>
          </table:table-cell>
          <table:table-cell office:value-type="float" office:value="39494" calcext:value-type="float">
            <text:p>39494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4-6 Monate</text:p>
          </table:table-cell>
          <table:table-cell office:value-type="float" office:value="39495" calcext:value-type="float">
            <text:p>39495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7-11 Monate</text:p>
          </table:table-cell>
          <table:table-cell office:value-type="float" office:value="39496" calcext:value-type="float">
            <text:p>39496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twa 1 Jahr</text:p>
          </table:table-cell>
          <table:table-cell office:value-type="float" office:value="39497" calcext:value-type="float">
            <text:p>39497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twa 2 Jahre</text:p>
          </table:table-cell>
          <table:table-cell office:value-type="float" office:value="39498" calcext:value-type="float">
            <text:p>39498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twa 3 Jahre</text:p>
          </table:table-cell>
          <table:table-cell office:value-type="float" office:value="39499" calcext:value-type="float">
            <text:p>39499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twa 4 Jahre</text:p>
          </table:table-cell>
          <table:table-cell office:value-type="float" office:value="39500" calcext:value-type="float">
            <text:p>39500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etwa 5 Jahre</text:p>
          </table:table-cell>
          <table:table-cell office:value-type="float" office:value="39501" calcext:value-type="float">
            <text:p>39501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6-10 Jahre</text:p>
          </table:table-cell>
          <table:table-cell office:value-type="float" office:value="39502" calcext:value-type="float">
            <text:p>39502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ehr als 10 Jahre</text:p>
          </table:table-cell>
          <table:table-cell office:value-type="float" office:value="39503" calcext:value-type="float">
            <text:p>39503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Weiß nicht)</text:p>
          </table:table-cell>
          <table:table-cell office:value-type="float" office:value="39504" calcext:value-type="float">
            <text:p>39504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überhaupt nicht wahrscheinlich,</text:p>
          </table:table-cell>
          <table:table-cell office:value-type="float" office:value="39505" calcext:value-type="float">
            <text:p>39505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nicht sehr wahrscheinlich,</text:p>
          </table:table-cell>
          <table:table-cell office:value-type="float" office:value="39506" calcext:value-type="float">
            <text:p>39506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wahrscheinlich,</text:p>
          </table:table-cell>
          <table:table-cell office:value-type="float" office:value="39507" calcext:value-type="float">
            <text:p>39507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oder sehr wahrscheinlich?</text:p>
          </table:table-cell>
          <table:table-cell office:value-type="float" office:value="39508" calcext:value-type="float">
            <text:p>39508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Weiß nicht)</text:p>
          </table:table-cell>
          <table:table-cell office:value-type="float" office:value="39509" calcext:value-type="float">
            <text:p>39509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5_2010_GER_AT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überhaupt nicht bereit,</text:p>
          </table:table-cell>
          <table:table-cell office:value-type="float" office:value="39510" calcext:value-type="float">
            <text:p>39510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string" calcext:value-type="string">
            <text:p>ESS_R05_2010_GER_AT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nicht sehr bereit,</text:p>
          </table:table-cell>
          <table:table-cell office:value-type="float" office:value="39511" calcext:value-type="float">
            <text:p>39511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string" calcext:value-type="string">
            <text:p>ESS_R05_2010_GER_AT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bereit,</text:p>
          </table:table-cell>
          <table:table-cell office:value-type="float" office:value="39512" calcext:value-type="float">
            <text:p>39512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string" calcext:value-type="string">
            <text:p>ESS_R05_2010_GER_AT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oder sehr bereit</text:p>
          </table:table-cell>
          <table:table-cell office:value-type="float" office:value="39513" calcext:value-type="float">
            <text:p>39513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string" calcext:value-type="string">
            <text:p>ESS_R05_2010_GER_AT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Weiß nicht)</text:p>
          </table:table-cell>
          <table:table-cell office:value-type="float" office:value="39514" calcext:value-type="float">
            <text:p>39514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string" calcext:value-type="string">
            <text:p>ESS_R05_2010_GER_AT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überhaupt nicht bereit,</text:p>
          </table:table-cell>
          <table:table-cell office:value-type="float" office:value="39515" calcext:value-type="float">
            <text:p>39515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string" calcext:value-type="string">
            <text:p>ESS_R05_2010_GER_AT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nicht sehr bereit,</text:p>
          </table:table-cell>
          <table:table-cell office:value-type="float" office:value="39516" calcext:value-type="float">
            <text:p>39516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string" calcext:value-type="string">
            <text:p>ESS_R05_2010_GER_AT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bereit,</text:p>
          </table:table-cell>
          <table:table-cell office:value-type="float" office:value="39517" calcext:value-type="float">
            <text:p>39517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string" calcext:value-type="string">
            <text:p>ESS_R05_2010_GER_AT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oder sehr bereit?</text:p>
          </table:table-cell>
          <table:table-cell office:value-type="float" office:value="39518" calcext:value-type="float">
            <text:p>39518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string" calcext:value-type="string">
            <text:p>ESS_R05_2010_GER_AT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Weiß nicht)</text:p>
          </table:table-cell>
          <table:table-cell office:value-type="float" office:value="39519" calcext:value-type="float">
            <text:p>39519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nie</text:p>
          </table:table-cell>
          <table:table-cell office:value-type="float" office:value="39520" calcext:value-type="float">
            <text:p>39520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einmal</text:p>
          </table:table-cell>
          <table:table-cell office:value-type="float" office:value="39521" calcext:value-type="float">
            <text:p>39521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zweimal</text:p>
          </table:table-cell>
          <table:table-cell office:value-type="float" office:value="39522" calcext:value-type="float">
            <text:p>39522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3- oder 4-mal</text:p>
          </table:table-cell>
          <table:table-cell office:value-type="float" office:value="39523" calcext:value-type="float">
            <text:p>39523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5-mal oder öfter</text:p>
          </table:table-cell>
          <table:table-cell office:value-type="float" office:value="39524" calcext:value-type="float">
            <text:p>39524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Weiß nicht)</text:p>
          </table:table-cell>
          <table:table-cell office:value-type="float" office:value="39525" calcext:value-type="float">
            <text:p>39525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nie</text:p>
          </table:table-cell>
          <table:table-cell office:value-type="float" office:value="39520" calcext:value-type="float">
            <text:p>39520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einmal</text:p>
          </table:table-cell>
          <table:table-cell office:value-type="float" office:value="39521" calcext:value-type="float">
            <text:p>39521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zweimal</text:p>
          </table:table-cell>
          <table:table-cell office:value-type="float" office:value="39522" calcext:value-type="float">
            <text:p>39522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3- oder 4-mal</text:p>
          </table:table-cell>
          <table:table-cell office:value-type="float" office:value="39523" calcext:value-type="float">
            <text:p>39523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5-mal oder öfter</text:p>
          </table:table-cell>
          <table:table-cell office:value-type="float" office:value="39524" calcext:value-type="float">
            <text:p>39524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6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Weiß nicht)</text:p>
          </table:table-cell>
          <table:table-cell office:value-type="float" office:value="39525" calcext:value-type="float">
            <text:p>39525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nie</text:p>
          </table:table-cell>
          <table:table-cell office:value-type="float" office:value="39520" calcext:value-type="float">
            <text:p>39520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einmal</text:p>
          </table:table-cell>
          <table:table-cell office:value-type="float" office:value="39521" calcext:value-type="float">
            <text:p>39521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zweimal</text:p>
          </table:table-cell>
          <table:table-cell office:value-type="float" office:value="39522" calcext:value-type="float">
            <text:p>39522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3- oder 4-mal</text:p>
          </table:table-cell>
          <table:table-cell office:value-type="float" office:value="39523" calcext:value-type="float">
            <text:p>39523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5-mal oder öfter</text:p>
          </table:table-cell>
          <table:table-cell office:value-type="float" office:value="39524" calcext:value-type="float">
            <text:p>39524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Weiß nicht)</text:p>
          </table:table-cell>
          <table:table-cell office:value-type="float" office:value="39525" calcext:value-type="float">
            <text:p>39525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5_2010_GER_AT_1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3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Männlich</text:p>
          </table:table-cell>
          <table:table-cell office:value-type="float" office:value="39526" calcext:value-type="float">
            <text:p>39526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ESS_R05_2010_GER_AT_13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Weiblich</text:p>
          </table:table-cell>
          <table:table-cell office:value-type="float" office:value="39527" calcext:value-type="float">
            <text:p>39527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ESS_R05_2010_GER_AT_13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Weiß nicht)</text:p>
          </table:table-cell>
          <table:table-cell office:value-type="float" office:value="39528" calcext:value-type="float">
            <text:p>39528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ESS_R05_2010_GER_AT_13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hemann/Ehefrau/ Partner/Partnerin</text:p>
          </table:table-cell>
          <table:table-cell office:value-type="float" office:value="39529" calcext:value-type="float">
            <text:p>39529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string" calcext:value-type="string">
            <text:p>ESS_R05_2010_GER_AT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hn/Tochter (auch Stief-, Pflegekinder, adoptierte Kinder)</text:p>
          </table:table-cell>
          <table:table-cell office:value-type="float" office:value="39530" calcext:value-type="float">
            <text:p>39530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string" calcext:value-type="string">
            <text:p>ESS_R05_2010_GER_AT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Schwieger-)Elternteil Eltern d. Partner/in</text:p>
          </table:table-cell>
          <table:table-cell office:value-type="float" office:value="39531" calcext:value-type="float">
            <text:p>39531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string" calcext:value-type="string">
            <text:p>ESS_R05_2010_GER_AT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uder/Schwester (auch Stief-/Adoptiv-/ Pflegegeschwister)</text:p>
          </table:table-cell>
          <table:table-cell office:value-type="float" office:value="39532" calcext:value-type="float">
            <text:p>39532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string" calcext:value-type="string">
            <text:p>ESS_R05_2010_GER_AT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/r Verwandte/r .. andere nichtverwandte Person</text:p>
          </table:table-cell>
          <table:table-cell office:value-type="float" office:value="39533" calcext:value-type="float">
            <text:p>39533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string" calcext:value-type="string">
            <text:p>ESS_R05_2010_GER_AT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Weiß nicht)</text:p>
          </table:table-cell>
          <table:table-cell office:value-type="float" office:value="39534" calcext:value-type="float">
            <text:p>39534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string" calcext:value-type="string">
            <text:p>ESS_R05_2010_GER_AT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erheiratet</text:p>
          </table:table-cell>
          <table:table-cell office:value-type="float" office:value="39535" calcext:value-type="float">
            <text:p>39535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ESS_R05_2010_GER_AT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ingetragene Lebenspartnerschaft</text:p>
          </table:table-cell>
          <table:table-cell office:value-type="float" office:value="39536" calcext:value-type="float">
            <text:p>39536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ESS_R05_2010_GER_AT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ebe mit Partner/in zusammen – ohne gesetzliche Anerkennung</text:p>
          </table:table-cell>
          <table:table-cell office:value-type="float" office:value="39537" calcext:value-type="float">
            <text:p>39537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ESS_R05_2010_GER_AT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esetzlich geschieden</text:p>
          </table:table-cell>
          <table:table-cell office:value-type="float" office:value="39538" calcext:value-type="float">
            <text:p>39538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ESS_R05_2010_GER_AT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ufgelöste eingetragene Lebenspartnerschaft</text:p>
          </table:table-cell>
          <table:table-cell office:value-type="float" office:value="39539" calcext:value-type="float">
            <text:p>39539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ESS_R05_2010_GER_AT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Weiß nicht)</text:p>
          </table:table-cell>
          <table:table-cell office:value-type="float" office:value="39540" calcext:value-type="float">
            <text:p>39540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ESS_R05_2010_GER_AT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erheiratet</text:p>
          </table:table-cell>
          <table:table-cell office:value-type="float" office:value="39541" calcext:value-type="float">
            <text:p>39541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ESS_R05_2010_GER_AT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eingetragene Lebenspartnerschaft</text:p>
          </table:table-cell>
          <table:table-cell office:value-type="float" office:value="39542" calcext:value-type="float">
            <text:p>39542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ESS_R05_2010_GER_AT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getrennt lebend</text:p>
          </table:table-cell>
          <table:table-cell office:value-type="float" office:value="39543" calcext:value-type="float">
            <text:p>39543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ESS_R05_2010_GER_AT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geschieden, aufgelöste eingetragene Lebenspartnerschaft</text:p>
          </table:table-cell>
          <table:table-cell office:value-type="float" office:value="39544" calcext:value-type="float">
            <text:p>39544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ESS_R05_2010_GER_AT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erwitwet, eingetragen(r) Partner/in verstorben</text:p>
          </table:table-cell>
          <table:table-cell office:value-type="float" office:value="39545" calcext:value-type="float">
            <text:p>39545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ESS_R05_2010_GER_AT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ledig (nie verheiratet oder in einer eingetragenen Lebens-partnerschaft)</text:p>
          </table:table-cell>
          <table:table-cell office:value-type="float" office:value="39546" calcext:value-type="float">
            <text:p>39546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ESS_R05_2010_GER_AT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Weiß nicht)</text:p>
          </table:table-cell>
          <table:table-cell office:value-type="float" office:value="39547" calcext:value-type="float">
            <text:p>39547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ESS_R05_2010_GER_AT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8</text:p>
          </table:table-cell>
          <table:table-cell office:value-type="string" calcext:value-type="string">
            <text:p>F13a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Großstadt</text:p>
          </table:table-cell>
          <table:table-cell office:value-type="float" office:value="34610" calcext:value-type="float">
            <text:p>34610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ESS_R05_2010_GER_AT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Vorort oder Randbezirk einer großen Stadt</text:p>
          </table:table-cell>
          <table:table-cell office:value-type="float" office:value="34611" calcext:value-type="float">
            <text:p>34611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ESS_R05_2010_GER_AT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Stadt oder Kleinstadt</text:p>
          </table:table-cell>
          <table:table-cell office:value-type="float" office:value="34612" calcext:value-type="float">
            <text:p>34612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ESS_R05_2010_GER_AT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rf</text:p>
          </table:table-cell>
          <table:table-cell office:value-type="float" office:value="34613" calcext:value-type="float">
            <text:p>34613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ESS_R05_2010_GER_AT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Bauernhof oder Haus auf dem Land</text:p>
          </table:table-cell>
          <table:table-cell office:value-type="float" office:value="34614" calcext:value-type="float">
            <text:p>34614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ESS_R05_2010_GER_AT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Weiß nicht)</text:p>
          </table:table-cell>
          <table:table-cell office:value-type="float" office:value="34615" calcext:value-type="float">
            <text:p>34615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kein Abschluss</text:p>
          </table:table-cell>
          <table:table-cell office:value-type="float" office:value="39548" calcext:value-type="float">
            <text:p>3954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Volksschulabschluss</text:p>
          </table:table-cell>
          <table:table-cell office:value-type="float" office:value="39549" calcext:value-type="float">
            <text:p>39549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Hauptschulabschluss</text:p>
          </table:table-cell>
          <table:table-cell office:value-type="float" office:value="39550" calcext:value-type="float">
            <text:p>3955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bschluss der Pflichtschule</text:p>
          </table:table-cell>
          <table:table-cell office:value-type="float" office:value="39551" calcext:value-type="float">
            <text:p>39551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Unterstufenabschluss</text:p>
          </table:table-cell>
          <table:table-cell office:value-type="float" office:value="39552" calcext:value-type="float">
            <text:p>3955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Mittlerer Bildungs- bzw. Lehrabschluss (BMS, Lehre)</text:p>
          </table:table-cell>
          <table:table-cell office:value-type="float" office:value="39553" calcext:value-type="float">
            <text:p>39553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bschluss mit (allgemeinbildender) Matura (in Schulform oder in Sonderformen)</text:p>
          </table:table-cell>
          <table:table-cell office:value-type="float" office:value="39554" calcext:value-type="float">
            <text:p>39554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bschluss mit (berufsbildender) Matura (in Schulform oder in Sonderformen)</text:p>
          </table:table-cell>
          <table:table-cell office:value-type="float" office:value="39555" calcext:value-type="float">
            <text:p>39555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bschluss mit Matura (in Schulform oder in Sonderformen) als Aufbaulehrgang</text:p>
          </table:table-cell>
          <table:table-cell office:value-type="float" office:value="39556" calcext:value-type="float">
            <text:p>39556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bschluss mit Matura (erweiternd) oder mit fachspezifischen Diplomen</text:p>
          </table:table-cell>
          <table:table-cell office:value-type="float" office:value="39557" calcext:value-type="float">
            <text:p>39557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erufsmeisterdiplome</text:p>
          </table:table-cell>
          <table:table-cell office:value-type="float" office:value="39558" calcext:value-type="float">
            <text:p>3955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ufbau- und Ergänzungsstudien an Universitäten, Lehrgang/Kurs universitären Charakters</text:p>
          </table:table-cell>
          <table:table-cell office:value-type="float" office:value="39559" calcext:value-type="float">
            <text:p>39559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spezielle höhere Diplomausbildungen (inklusive Akademien)</text:p>
          </table:table-cell>
          <table:table-cell office:value-type="float" office:value="39560" calcext:value-type="float">
            <text:p>3956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chelor/Bakkalaureat-Abschluss an einer Fachhochschule (neue Studienordnung)</text:p>
          </table:table-cell>
          <table:table-cell office:value-type="float" office:value="39561" calcext:value-type="float">
            <text:p>39561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chelor/Bakkalaureat-Abschluss an einer Universität (neue Studienordnung)</text:p>
          </table:table-cell>
          <table:table-cell office:value-type="float" office:value="39562" calcext:value-type="float">
            <text:p>3956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iplomstudienabschluss an Fachhochschulen</text:p>
          </table:table-cell>
          <table:table-cell office:value-type="float" office:value="39563" calcext:value-type="float">
            <text:p>39563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iplomstudienabschluss an Universitäten</text:p>
          </table:table-cell>
          <table:table-cell office:value-type="float" office:value="39564" calcext:value-type="float">
            <text:p>39564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postgraduale Universitätslehrgänge (aufbauend auf Diplomstudienabschluss)</text:p>
          </table:table-cell>
          <table:table-cell office:value-type="float" office:value="39565" calcext:value-type="float">
            <text:p>39565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bschluss mit Doktorat (Dr., PhD)</text:p>
          </table:table-cell>
          <table:table-cell office:value-type="float" office:value="39566" calcext:value-type="float">
            <text:p>39566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ndere</text:p>
          </table:table-cell>
          <table:table-cell office:value-type="float" office:value="39567" calcext:value-type="float">
            <text:p>39567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Weiß nicht)</text:p>
          </table:table-cell>
          <table:table-cell office:value-type="float" office:value="39568" calcext:value-type="float">
            <text:p>3956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4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bezahlte Tätigkeit (auch bei vorübergehender Abwesenheit) (unselbständig Beschäftigte/r, Selbständige/r mithelfende/r Familienangehörige/r)</text:p>
          </table:table-cell>
          <table:table-cell office:value-type="float" office:value="39569" calcext:value-type="float">
            <text:p>39569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in Ausbildung, auch in den Ferien oder im Urlaub (nicht von einem Arbeitgeber bezahlt)</text:p>
          </table:table-cell>
          <table:table-cell office:value-type="float" office:value="39570" calcext:value-type="float">
            <text:p>39570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arbeitslos und aktiv auf Arbeitssuche</text:p>
          </table:table-cell>
          <table:table-cell office:value-type="float" office:value="39571" calcext:value-type="float">
            <text:p>39571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arbeitslos, Wunsch nach einem Arbeitsplatz,</text:p>
          </table:table-cell>
          <table:table-cell office:value-type="float" office:value="39572" calcext:value-type="float">
            <text:p>39572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aber nicht aktiv auf Arbeitssuche</text:p>
          </table:table-cell>
          <table:table-cell office:value-type="float" office:value="39573" calcext:value-type="float">
            <text:p>39573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9574" calcext:value-type="float">
            <text:p>39574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pensioniert</text:p>
          </table:table-cell>
          <table:table-cell office:value-type="float" office:value="39575" calcext:value-type="float">
            <text:p>39575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Zivil- oder Militärdienst</text:p>
          </table:table-cell>
          <table:table-cell office:value-type="float" office:value="39576" calcext:value-type="float">
            <text:p>39576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39577" calcext:value-type="float">
            <text:p>39577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andere)</text:p>
          </table:table-cell>
          <table:table-cell office:value-type="float" office:value="39578" calcext:value-type="float">
            <text:p>39578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Weiß nicht)</text:p>
          </table:table-cell>
          <table:table-cell office:value-type="float" office:value="39579" calcext:value-type="float">
            <text:p>39579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bezahlte Tätigkeit (auch bei vorübergehender Abwesenheit) (unselbständig Beschäftigte/r, Selbständige/r mithelfende/r Familienangehörige/r)</text:p>
          </table:table-cell>
          <table:table-cell office:value-type="float" office:value="39569" calcext:value-type="float">
            <text:p>39569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in Ausbildung, auch in den Ferien oder im Urlaub (nicht von einem Arbeitgeber bezahlt)</text:p>
          </table:table-cell>
          <table:table-cell office:value-type="float" office:value="39570" calcext:value-type="float">
            <text:p>39570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arbeitslos und aktiv auf Arbeitssuche</text:p>
          </table:table-cell>
          <table:table-cell office:value-type="float" office:value="39571" calcext:value-type="float">
            <text:p>39571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arbeitslos, Wunsch nach einem Arbeitsplatz,</text:p>
          </table:table-cell>
          <table:table-cell office:value-type="float" office:value="39572" calcext:value-type="float">
            <text:p>39572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aber nicht aktiv auf Arbeitssuche</text:p>
          </table:table-cell>
          <table:table-cell office:value-type="float" office:value="39573" calcext:value-type="float">
            <text:p>39573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9574" calcext:value-type="float">
            <text:p>39574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pensioniert</text:p>
          </table:table-cell>
          <table:table-cell office:value-type="float" office:value="39575" calcext:value-type="float">
            <text:p>39575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Zivil- oder Militärdienst</text:p>
          </table:table-cell>
          <table:table-cell office:value-type="float" office:value="39576" calcext:value-type="float">
            <text:p>39576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39577" calcext:value-type="float">
            <text:p>39577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(andere)</text:p>
          </table:table-cell>
          <table:table-cell office:value-type="float" office:value="39578" calcext:value-type="float">
            <text:p>39578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(Weiß nicht)</text:p>
          </table:table-cell>
          <table:table-cell office:value-type="float" office:value="39579" calcext:value-type="float">
            <text:p>39579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bezahlte Tätigkeit (auch bei vorübergehender Abwesenheit) (unselbständig Beschäftigte/r, Selbständige/r mithelfende/r Familienangehörige/r)</text:p>
          </table:table-cell>
          <table:table-cell office:value-type="float" office:value="39569" calcext:value-type="float">
            <text:p>39569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in Ausbildung, auch in den Ferien oder im Urlaub (nicht von einem Arbeitgeber bezahlt)</text:p>
          </table:table-cell>
          <table:table-cell office:value-type="float" office:value="39570" calcext:value-type="float">
            <text:p>39570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arbeitslos und aktiv auf Arbeitssuche</text:p>
          </table:table-cell>
          <table:table-cell office:value-type="float" office:value="39571" calcext:value-type="float">
            <text:p>39571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arbeitslos, Wunsch nach einem Arbeitsplatz,</text:p>
          </table:table-cell>
          <table:table-cell office:value-type="float" office:value="39572" calcext:value-type="float">
            <text:p>39572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aber nicht aktiv auf Arbeitssuche</text:p>
          </table:table-cell>
          <table:table-cell office:value-type="float" office:value="39573" calcext:value-type="float">
            <text:p>39573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9574" calcext:value-type="float">
            <text:p>39574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pensioniert</text:p>
          </table:table-cell>
          <table:table-cell office:value-type="float" office:value="39575" calcext:value-type="float">
            <text:p>39575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Zivil- oder Militärdienst</text:p>
          </table:table-cell>
          <table:table-cell office:value-type="float" office:value="39576" calcext:value-type="float">
            <text:p>39576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39577" calcext:value-type="float">
            <text:p>39577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(andere)</text:p>
          </table:table-cell>
          <table:table-cell office:value-type="float" office:value="39578" calcext:value-type="float">
            <text:p>39578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4</text:p>
          </table:table-cell>
          <table:table-cell office:value-type="string" calcext:value-type="string">
            <text:p>F17d</text:p>
          </table:table-cell>
          <table:table-cell office:value-type="string" calcext:value-type="string">
            <text:p>(Weiß nicht)</text:p>
          </table:table-cell>
          <table:table-cell office:value-type="float" office:value="39579" calcext:value-type="float">
            <text:p>39579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5_2010_GER_AT_14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4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4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46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46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46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47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4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unselbständig beschäftigt</text:p>
          </table:table-cell>
          <table:table-cell office:value-type="float" office:value="34650" calcext:value-type="float">
            <text:p>34650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ESS_R05_2010_GER_AT_14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selbständig</text:p>
          </table:table-cell>
          <table:table-cell office:value-type="float" office:value="34651" calcext:value-type="float">
            <text:p>34651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ESS_R05_2010_GER_AT_14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oder im Familienunternehmen tätig</text:p>
          </table:table-cell>
          <table:table-cell office:value-type="float" office:value="34652" calcext:value-type="float">
            <text:p>34652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ESS_R05_2010_GER_AT_14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Weiß nicht)</text:p>
          </table:table-cell>
          <table:table-cell office:value-type="float" office:value="34653" calcext:value-type="float">
            <text:p>34653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ESS_R05_2010_GER_AT_149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5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zeitlich unbefristet,</text:p>
          </table:table-cell>
          <table:table-cell office:value-type="float" office:value="39580" calcext:value-type="float">
            <text:p>39580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ESS_R05_2010_GER_AT_15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oder zeitlich befristet,</text:p>
          </table:table-cell>
          <table:table-cell office:value-type="float" office:value="39581" calcext:value-type="float">
            <text:p>39581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ESS_R05_2010_GER_AT_15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oder haben (hatten) Sie keinen Arbeitsvertrag</text:p>
          </table:table-cell>
          <table:table-cell office:value-type="float" office:value="39582" calcext:value-type="float">
            <text:p>39582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ESS_R05_2010_GER_AT_15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Weiß nicht)</text:p>
          </table:table-cell>
          <table:table-cell office:value-type="float" office:value="39583" calcext:value-type="float">
            <text:p>39583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ESS_R05_2010_GER_AT_151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eine zeitlich befristete Tätigkeit, die weniger als 12 Monate andauert</text:p>
          </table:table-cell>
          <table:table-cell office:value-type="float" office:value="39584" calcext:value-type="float">
            <text:p>39584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string" calcext:value-type="string">
            <text:p>ESS_R05_2010_GER_AT_151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eine zeitlich befristete Tätigkeit, die 12 Monate oder mehr andauert</text:p>
          </table:table-cell>
          <table:table-cell office:value-type="float" office:value="39585" calcext:value-type="float">
            <text:p>39585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string" calcext:value-type="string">
            <text:p>ESS_R05_2010_GER_AT_151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oder als eine dauerhafte Beschäftigung</text:p>
          </table:table-cell>
          <table:table-cell office:value-type="float" office:value="39586" calcext:value-type="float">
            <text:p>39586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string" calcext:value-type="string">
            <text:p>ESS_R05_2010_GER_AT_151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(Sonstiges)</text:p>
          </table:table-cell>
          <table:table-cell office:value-type="float" office:value="39587" calcext:value-type="float">
            <text:p>39587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string" calcext:value-type="string">
            <text:p>ESS_R05_2010_GER_AT_151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(Weiß nicht)</text:p>
          </table:table-cell>
          <table:table-cell office:value-type="float" office:value="39588" calcext:value-type="float">
            <text:p>39588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string" calcext:value-type="string">
            <text:p>ESS_R05_2010_GER_AT_15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weniger als 10</text:p>
          </table:table-cell>
          <table:table-cell office:value-type="float" office:value="34658" calcext:value-type="float">
            <text:p>34658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5_2010_GER_AT_15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10 bis 24</text:p>
          </table:table-cell>
          <table:table-cell office:value-type="float" office:value="34659" calcext:value-type="float">
            <text:p>34659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5_2010_GER_AT_15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25 bis 99</text:p>
          </table:table-cell>
          <table:table-cell office:value-type="float" office:value="34660" calcext:value-type="float">
            <text:p>34660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5_2010_GER_AT_15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100 bis 499</text:p>
          </table:table-cell>
          <table:table-cell office:value-type="float" office:value="34661" calcext:value-type="float">
            <text:p>34661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5_2010_GER_AT_15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oder 500 und mehr</text:p>
          </table:table-cell>
          <table:table-cell office:value-type="float" office:value="34662" calcext:value-type="float">
            <text:p>34662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5_2010_GER_AT_15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Weiß nicht)</text:p>
          </table:table-cell>
          <table:table-cell office:value-type="float" office:value="34663" calcext:value-type="float">
            <text:p>34663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5_2010_GER_AT_15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5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5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5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ich habe (hatte) keinen Einfluss</text:p>
          </table:table-cell>
          <table:table-cell office:value-type="float" office:value="39589" calcext:value-type="float">
            <text:p>39589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float" office:value="1" calcext:value-type="float">
            <text:p>1</text:p>
          </table:table-cell>
          <table:table-cell office:value-type="float" office:value="39590" calcext:value-type="float">
            <text:p>39590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float" office:value="2" calcext:value-type="float">
            <text:p>2</text:p>
          </table:table-cell>
          <table:table-cell office:value-type="float" office:value="39591" calcext:value-type="float">
            <text:p>39591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float" office:value="3" calcext:value-type="float">
            <text:p>3</text:p>
          </table:table-cell>
          <table:table-cell office:value-type="float" office:value="39592" calcext:value-type="float">
            <text:p>39592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float" office:value="4" calcext:value-type="float">
            <text:p>4</text:p>
          </table:table-cell>
          <table:table-cell office:value-type="float" office:value="39593" calcext:value-type="float">
            <text:p>39593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float" office:value="5" calcext:value-type="float">
            <text:p>5</text:p>
          </table:table-cell>
          <table:table-cell office:value-type="float" office:value="39594" calcext:value-type="float">
            <text:p>39594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float" office:value="6" calcext:value-type="float">
            <text:p>6</text:p>
          </table:table-cell>
          <table:table-cell office:value-type="float" office:value="39595" calcext:value-type="float">
            <text:p>39595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float" office:value="7" calcext:value-type="float">
            <text:p>7</text:p>
          </table:table-cell>
          <table:table-cell office:value-type="float" office:value="39596" calcext:value-type="float">
            <text:p>39596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float" office:value="8" calcext:value-type="float">
            <text:p>8</text:p>
          </table:table-cell>
          <table:table-cell office:value-type="float" office:value="39597" calcext:value-type="float">
            <text:p>39597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float" office:value="9" calcext:value-type="float">
            <text:p>9</text:p>
          </table:table-cell>
          <table:table-cell office:value-type="float" office:value="39598" calcext:value-type="float">
            <text:p>39598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ich (hatte) völlige Kontrolle</text:p>
          </table:table-cell>
          <table:table-cell office:value-type="float" office:value="39599" calcext:value-type="float">
            <text:p>39599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Weiß nicht)</text:p>
          </table:table-cell>
          <table:table-cell office:value-type="float" office:value="39600" calcext:value-type="float">
            <text:p>39600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ich habe (hatte) keinen Einfluss</text:p>
          </table:table-cell>
          <table:table-cell office:value-type="float" office:value="39589" calcext:value-type="float">
            <text:p>39589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float" office:value="1" calcext:value-type="float">
            <text:p>1</text:p>
          </table:table-cell>
          <table:table-cell office:value-type="float" office:value="39590" calcext:value-type="float">
            <text:p>39590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float" office:value="2" calcext:value-type="float">
            <text:p>2</text:p>
          </table:table-cell>
          <table:table-cell office:value-type="float" office:value="39591" calcext:value-type="float">
            <text:p>39591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float" office:value="3" calcext:value-type="float">
            <text:p>3</text:p>
          </table:table-cell>
          <table:table-cell office:value-type="float" office:value="39592" calcext:value-type="float">
            <text:p>39592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float" office:value="4" calcext:value-type="float">
            <text:p>4</text:p>
          </table:table-cell>
          <table:table-cell office:value-type="float" office:value="39593" calcext:value-type="float">
            <text:p>39593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float" office:value="5" calcext:value-type="float">
            <text:p>5</text:p>
          </table:table-cell>
          <table:table-cell office:value-type="float" office:value="39594" calcext:value-type="float">
            <text:p>39594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float" office:value="6" calcext:value-type="float">
            <text:p>6</text:p>
          </table:table-cell>
          <table:table-cell office:value-type="float" office:value="39595" calcext:value-type="float">
            <text:p>39595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float" office:value="7" calcext:value-type="float">
            <text:p>7</text:p>
          </table:table-cell>
          <table:table-cell office:value-type="float" office:value="39596" calcext:value-type="float">
            <text:p>39596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float" office:value="8" calcext:value-type="float">
            <text:p>8</text:p>
          </table:table-cell>
          <table:table-cell office:value-type="float" office:value="39597" calcext:value-type="float">
            <text:p>39597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float" office:value="9" calcext:value-type="float">
            <text:p>9</text:p>
          </table:table-cell>
          <table:table-cell office:value-type="float" office:value="39598" calcext:value-type="float">
            <text:p>39598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ich (hatte) völlige Kontrolle</text:p>
          </table:table-cell>
          <table:table-cell office:value-type="float" office:value="39599" calcext:value-type="float">
            <text:p>39599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Weiß nicht)</text:p>
          </table:table-cell>
          <table:table-cell office:value-type="float" office:value="39600" calcext:value-type="float">
            <text:p>39600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<text:s/>ich habe (hatte) keinen Einfluss</text:p>
          </table:table-cell>
          <table:table-cell office:value-type="float" office:value="39589" calcext:value-type="float">
            <text:p>39589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float" office:value="1" calcext:value-type="float">
            <text:p>1</text:p>
          </table:table-cell>
          <table:table-cell office:value-type="float" office:value="39590" calcext:value-type="float">
            <text:p>39590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float" office:value="2" calcext:value-type="float">
            <text:p>2</text:p>
          </table:table-cell>
          <table:table-cell office:value-type="float" office:value="39591" calcext:value-type="float">
            <text:p>39591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float" office:value="3" calcext:value-type="float">
            <text:p>3</text:p>
          </table:table-cell>
          <table:table-cell office:value-type="float" office:value="39592" calcext:value-type="float">
            <text:p>39592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float" office:value="4" calcext:value-type="float">
            <text:p>4</text:p>
          </table:table-cell>
          <table:table-cell office:value-type="float" office:value="39593" calcext:value-type="float">
            <text:p>39593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float" office:value="5" calcext:value-type="float">
            <text:p>5</text:p>
          </table:table-cell>
          <table:table-cell office:value-type="float" office:value="39594" calcext:value-type="float">
            <text:p>39594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float" office:value="6" calcext:value-type="float">
            <text:p>6</text:p>
          </table:table-cell>
          <table:table-cell office:value-type="float" office:value="39595" calcext:value-type="float">
            <text:p>39595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float" office:value="7" calcext:value-type="float">
            <text:p>7</text:p>
          </table:table-cell>
          <table:table-cell office:value-type="float" office:value="39596" calcext:value-type="float">
            <text:p>39596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float" office:value="8" calcext:value-type="float">
            <text:p>8</text:p>
          </table:table-cell>
          <table:table-cell office:value-type="float" office:value="39597" calcext:value-type="float">
            <text:p>39597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float" office:value="9" calcext:value-type="float">
            <text:p>9</text:p>
          </table:table-cell>
          <table:table-cell office:value-type="float" office:value="39598" calcext:value-type="float">
            <text:p>39598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<text:s/>ich (hatte) völlige Kontrolle</text:p>
          </table:table-cell>
          <table:table-cell office:value-type="float" office:value="39599" calcext:value-type="float">
            <text:p>39599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7</text:p>
          </table:table-cell>
          <table:table-cell office:value-type="string" calcext:value-type="string">
            <text:p>F28a</text:p>
          </table:table-cell>
          <table:table-cell office:value-type="string" calcext:value-type="string">
            <text:p>(Weiß nicht)</text:p>
          </table:table-cell>
          <table:table-cell office:value-type="float" office:value="39600" calcext:value-type="float">
            <text:p>39600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5_2010_GER_AT_158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59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60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6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Bundes- oder Lokalbehörde</text:p>
          </table:table-cell>
          <table:table-cell office:value-type="float" office:value="34676" calcext:value-type="float">
            <text:p>34676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ESS_R05_2010_GER_AT_16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andere öffentliche Dienste (wie Unterrichts- oder Gesundheitswesen)</text:p>
          </table:table-cell>
          <table:table-cell office:value-type="float" office:value="34677" calcext:value-type="float">
            <text:p>34677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ESS_R05_2010_GER_AT_16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ein verstaatlichtes Unternehmen</text:p>
          </table:table-cell>
          <table:table-cell office:value-type="float" office:value="34678" calcext:value-type="float">
            <text:p>34678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ESS_R05_2010_GER_AT_16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ein Privatunternehmen</text:p>
          </table:table-cell>
          <table:table-cell office:value-type="float" office:value="34679" calcext:value-type="float">
            <text:p>34679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ESS_R05_2010_GER_AT_16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als Selbständige/r</text:p>
          </table:table-cell>
          <table:table-cell office:value-type="float" office:value="34680" calcext:value-type="float">
            <text:p>34680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ESS_R05_2010_GER_AT_16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anderes</text:p>
          </table:table-cell>
          <table:table-cell office:value-type="float" office:value="34681" calcext:value-type="float">
            <text:p>34681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ESS_R05_2010_GER_AT_16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Weiß nicht)</text:p>
          </table:table-cell>
          <table:table-cell office:value-type="float" office:value="34682" calcext:value-type="float">
            <text:p>34682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ESS_R05_2010_GER_AT_162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63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64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ich habe eine bessere Stelle gefunden</text:p>
          </table:table-cell>
          <table:table-cell office:value-type="float" office:value="39601" calcext:value-type="float">
            <text:p>39601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ich habe beschlossen, ein eigenes Geschäft zu gründen / mich selbständig zu machen</text:p>
          </table:table-cell>
          <table:table-cell office:value-type="float" office:value="39602" calcext:value-type="float">
            <text:p>39602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ein Arbeitsvertrag lief aus</text:p>
          </table:table-cell>
          <table:table-cell office:value-type="float" office:value="39603" calcext:value-type="float">
            <text:p>39603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eine Stelle wurde gestrichen oder es wurde mir gekündigt</text:p>
          </table:table-cell>
          <table:table-cell office:value-type="float" office:value="39604" calcext:value-type="float">
            <text:p>39604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ein Arbeitgeber stellte den Betrieb ein</text:p>
          </table:table-cell>
          <table:table-cell office:value-type="float" office:value="39605" calcext:value-type="float">
            <text:p>39605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mein eigenes Unternehmen / Familienunternehmen wurde aufgelöst oder verkauft</text:p>
          </table:table-cell>
          <table:table-cell office:value-type="float" office:value="39606" calcext:value-type="float">
            <text:p>39606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Krankheit oder Behinderung</text:p>
          </table:table-cell>
          <table:table-cell office:value-type="float" office:value="39607" calcext:value-type="float">
            <text:p>39607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ich ging in Ruhestand</text:p>
          </table:table-cell>
          <table:table-cell office:value-type="float" office:value="39608" calcext:value-type="float">
            <text:p>39608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persönliche oder familiäre Gründe</text:p>
          </table:table-cell>
          <table:table-cell office:value-type="float" office:value="39609" calcext:value-type="float">
            <text:p>39609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andere Gründe</text:p>
          </table:table-cell>
          <table:table-cell office:value-type="float" office:value="39610" calcext:value-type="float">
            <text:p>39610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habe nie den Arbeitgeber gewechselt</text:p>
          </table:table-cell>
          <table:table-cell office:value-type="float" office:value="39611" calcext:value-type="float">
            <text:p>39611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(Weiß nicht)</text:p>
          </table:table-cell>
          <table:table-cell office:value-type="float" office:value="39612" calcext:value-type="float">
            <text:p>39612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5_2010_GER_AT_166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6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6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8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8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8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6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7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ja, zurzeit</text:p>
          </table:table-cell>
          <table:table-cell office:value-type="float" office:value="39613" calcext:value-type="float">
            <text:p>39613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string" calcext:value-type="string">
            <text:p>ESS_R05_2010_GER_AT_17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ja, früher</text:p>
          </table:table-cell>
          <table:table-cell office:value-type="float" office:value="39614" calcext:value-type="float">
            <text:p>39614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string" calcext:value-type="string">
            <text:p>ESS_R05_2010_GER_AT_17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nein</text:p>
          </table:table-cell>
          <table:table-cell office:value-type="float" office:value="39615" calcext:value-type="float">
            <text:p>39615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string" calcext:value-type="string">
            <text:p>ESS_R05_2010_GER_AT_17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Weiß nicht)</text:p>
          </table:table-cell>
          <table:table-cell office:value-type="float" office:value="39616" calcext:value-type="float">
            <text:p>39616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Gehälter oder Löhne</text:p>
          </table:table-cell>
          <table:table-cell office:value-type="float" office:value="39617" calcext:value-type="float">
            <text:p>39617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inkommen aus selbständiger Tätigkeit (Landwirtschaft ausgenommen) Einkommen aus Landwirtschaft</text:p>
          </table:table-cell>
          <table:table-cell office:value-type="float" office:value="39618" calcext:value-type="float">
            <text:p>39618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Pensionen oder Renten</text:p>
          </table:table-cell>
          <table:table-cell office:value-type="float" office:value="39619" calcext:value-type="float">
            <text:p>39619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Arbeitslosengeld oder Abfertigung</text:p>
          </table:table-cell>
          <table:table-cell office:value-type="float" office:value="39620" calcext:value-type="float">
            <text:p>39620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sonstige Sozialleistungen oder Subventionen</text:p>
          </table:table-cell>
          <table:table-cell office:value-type="float" office:value="39621" calcext:value-type="float">
            <text:p>39621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inkommen aus Vermögensanlagen, Ersparnissen, Versicherungen oder Eigentum</text:p>
          </table:table-cell>
          <table:table-cell office:value-type="float" office:value="39622" calcext:value-type="float">
            <text:p>39622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inkommen aus anderen Quellen</text:p>
          </table:table-cell>
          <table:table-cell office:value-type="float" office:value="39623" calcext:value-type="float">
            <text:p>39623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Weiß nicht)</text:p>
          </table:table-cell>
          <table:table-cell office:value-type="float" office:value="39624" calcext:value-type="float">
            <text:p>39624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weniger als € 70</text:p>
          </table:table-cell>
          <table:table-cell office:value-type="float" office:value="39625" calcext:value-type="float">
            <text:p>39625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€70 bis unter €120</text:p>
          </table:table-cell>
          <table:table-cell office:value-type="float" office:value="39626" calcext:value-type="float">
            <text:p>39626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€ 120 bis unter € 230</text:p>
          </table:table-cell>
          <table:table-cell office:value-type="float" office:value="39627" calcext:value-type="float">
            <text:p>39627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€ 230 bis unter € 350</text:p>
          </table:table-cell>
          <table:table-cell office:value-type="float" office:value="39628" calcext:value-type="float">
            <text:p>39628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€ 350 bis unter € 460</text:p>
          </table:table-cell>
          <table:table-cell office:value-type="float" office:value="39629" calcext:value-type="float">
            <text:p>39629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€ 460 bis unter € 580</text:p>
          </table:table-cell>
          <table:table-cell office:value-type="float" office:value="39630" calcext:value-type="float">
            <text:p>39630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€ 580 bis unter € 690</text:p>
          </table:table-cell>
          <table:table-cell office:value-type="float" office:value="39631" calcext:value-type="float">
            <text:p>39631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€ 690 bis unter € 1.150</text:p>
          </table:table-cell>
          <table:table-cell office:value-type="float" office:value="39632" calcext:value-type="float">
            <text:p>39632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€ 1.150 bis unter € 1.730</text:p>
          </table:table-cell>
          <table:table-cell office:value-type="float" office:value="39633" calcext:value-type="float">
            <text:p>39633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€ 1.730 oder mehr</text:p>
          </table:table-cell>
          <table:table-cell office:value-type="float" office:value="39634" calcext:value-type="float">
            <text:p>39634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(Weiß nicht)</text:p>
          </table:table-cell>
          <table:table-cell office:value-type="float" office:value="39635" calcext:value-type="float">
            <text:p>39635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weniger als € 300</text:p>
          </table:table-cell>
          <table:table-cell office:value-type="float" office:value="34707" calcext:value-type="float">
            <text:p>34707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€ 300 bis unter € 500</text:p>
          </table:table-cell>
          <table:table-cell office:value-type="float" office:value="34708" calcext:value-type="float">
            <text:p>34708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€ 500 bis unter € 1.000</text:p>
          </table:table-cell>
          <table:table-cell office:value-type="float" office:value="34709" calcext:value-type="float">
            <text:p>34709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€ 1.000 bis unter € 1.500</text:p>
          </table:table-cell>
          <table:table-cell office:value-type="float" office:value="34710" calcext:value-type="float">
            <text:p>34710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€ 1.500 bis unter € 2.000</text:p>
          </table:table-cell>
          <table:table-cell office:value-type="float" office:value="34711" calcext:value-type="float">
            <text:p>34711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€ 2.000 bis unter € 2.500</text:p>
          </table:table-cell>
          <table:table-cell office:value-type="float" office:value="34712" calcext:value-type="float">
            <text:p>34712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€ 2.500 bis unter € 3.000</text:p>
          </table:table-cell>
          <table:table-cell office:value-type="float" office:value="34713" calcext:value-type="float">
            <text:p>34713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€ 3.000 bis unter € 5.000</text:p>
          </table:table-cell>
          <table:table-cell office:value-type="float" office:value="34714" calcext:value-type="float">
            <text:p>34714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€ 5.000 bis unter € 7.500</text:p>
          </table:table-cell>
          <table:table-cell office:value-type="float" office:value="34715" calcext:value-type="float">
            <text:p>34715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€ 7.500 oder mehr</text:p>
          </table:table-cell>
          <table:table-cell office:value-type="float" office:value="34716" calcext:value-type="float">
            <text:p>34716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(Weiß nicht)</text:p>
          </table:table-cell>
          <table:table-cell office:value-type="float" office:value="34717" calcext:value-type="float">
            <text:p>34717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weniger als € 3.600</text:p>
          </table:table-cell>
          <table:table-cell office:value-type="float" office:value="34718" calcext:value-type="float">
            <text:p>34718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€ 3.600 bis unter € 6.000</text:p>
          </table:table-cell>
          <table:table-cell office:value-type="float" office:value="34719" calcext:value-type="float">
            <text:p>34719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€ 6.000 bis unter € 12.000</text:p>
          </table:table-cell>
          <table:table-cell office:value-type="float" office:value="34720" calcext:value-type="float">
            <text:p>34720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€ 12.000 bis unter € 18.000</text:p>
          </table:table-cell>
          <table:table-cell office:value-type="float" office:value="34721" calcext:value-type="float">
            <text:p>34721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€ 18.000 bis unter € 24.000</text:p>
          </table:table-cell>
          <table:table-cell office:value-type="float" office:value="34722" calcext:value-type="float">
            <text:p>34722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€ 24.000 bis unter € 30.000</text:p>
          </table:table-cell>
          <table:table-cell office:value-type="float" office:value="34723" calcext:value-type="float">
            <text:p>34723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€ 30.000 bis unter € 36.000</text:p>
          </table:table-cell>
          <table:table-cell office:value-type="float" office:value="34724" calcext:value-type="float">
            <text:p>34724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€ 36.000 bis unter € 60.000</text:p>
          </table:table-cell>
          <table:table-cell office:value-type="float" office:value="34725" calcext:value-type="float">
            <text:p>3472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€ 60.000 bis unter € 90.000</text:p>
          </table:table-cell>
          <table:table-cell office:value-type="float" office:value="34726" calcext:value-type="float">
            <text:p>34726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€ 90.000 oder mehr</text:p>
          </table:table-cell>
          <table:table-cell office:value-type="float" office:value="34727" calcext:value-type="float">
            <text:p>34727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(Weiß nicht)</text:p>
          </table:table-cell>
          <table:table-cell office:value-type="float" office:value="34728" calcext:value-type="float">
            <text:p>34728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nichts</text:p>
          </table:table-cell>
          <table:table-cell office:value-type="float" office:value="39636" calcext:value-type="float">
            <text:p>39636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sehr wenig</text:p>
          </table:table-cell>
          <table:table-cell office:value-type="float" office:value="39637" calcext:value-type="float">
            <text:p>39637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weniger als die Hälfte</text:p>
          </table:table-cell>
          <table:table-cell office:value-type="float" office:value="39638" calcext:value-type="float">
            <text:p>39638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etwa die Hälfte</text:p>
          </table:table-cell>
          <table:table-cell office:value-type="float" office:value="39639" calcext:value-type="float">
            <text:p>39639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mehr als die Hälfte</text:p>
          </table:table-cell>
          <table:table-cell office:value-type="float" office:value="39640" calcext:value-type="float">
            <text:p>39640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sehr viel</text:p>
          </table:table-cell>
          <table:table-cell office:value-type="float" office:value="39641" calcext:value-type="float">
            <text:p>39641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alles</text:p>
          </table:table-cell>
          <table:table-cell office:value-type="float" office:value="39642" calcext:value-type="float">
            <text:p>39642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Weiß nicht)</text:p>
          </table:table-cell>
          <table:table-cell office:value-type="float" office:value="39643" calcext:value-type="float">
            <text:p>39643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GER_AT_17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können bequem leben</text:p>
          </table:table-cell>
          <table:table-cell office:value-type="float" office:value="39644" calcext:value-type="float">
            <text:p>39644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5_2010_GER_AT_17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kommen zurecht</text:p>
          </table:table-cell>
          <table:table-cell office:value-type="float" office:value="39645" calcext:value-type="float">
            <text:p>39645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5_2010_GER_AT_17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kommen nur schwer zurecht</text:p>
          </table:table-cell>
          <table:table-cell office:value-type="float" office:value="39646" calcext:value-type="float">
            <text:p>39646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5_2010_GER_AT_17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kommen nur sehr schwer zurecht</text:p>
          </table:table-cell>
          <table:table-cell office:value-type="float" office:value="39647" calcext:value-type="float">
            <text:p>39647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5_2010_GER_AT_17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Weiß nicht)</text:p>
          </table:table-cell>
          <table:table-cell office:value-type="float" office:value="39648" calcext:value-type="float">
            <text:p>39648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5_2010_GER_AT_17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sehr schwierig</text:p>
          </table:table-cell>
          <table:table-cell office:value-type="float" office:value="33619" calcext:value-type="float">
            <text:p>33619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ESS_R05_2010_GER_AT_17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ziemlich schwierig</text:p>
          </table:table-cell>
          <table:table-cell office:value-type="float" office:value="33620" calcext:value-type="float">
            <text:p>33620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ESS_R05_2010_GER_AT_17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weder schwierig noch leicht</text:p>
          </table:table-cell>
          <table:table-cell office:value-type="float" office:value="33621" calcext:value-type="float">
            <text:p>33621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ESS_R05_2010_GER_AT_17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ziemlich leicht</text:p>
          </table:table-cell>
          <table:table-cell office:value-type="float" office:value="33622" calcext:value-type="float">
            <text:p>33622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ESS_R05_2010_GER_AT_17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sehr leicht</text:p>
          </table:table-cell>
          <table:table-cell office:value-type="float" office:value="33623" calcext:value-type="float">
            <text:p>33623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ESS_R05_2010_GER_AT_17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Weiß nicht)</text:p>
          </table:table-cell>
          <table:table-cell office:value-type="float" office:value="33624" calcext:value-type="float">
            <text:p>33624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kein Abschluss</text:p>
          </table:table-cell>
          <table:table-cell office:value-type="float" office:value="39548" calcext:value-type="float">
            <text:p>3954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Volksschulabschluss</text:p>
          </table:table-cell>
          <table:table-cell office:value-type="float" office:value="39549" calcext:value-type="float">
            <text:p>39549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Hauptschulabschluss</text:p>
          </table:table-cell>
          <table:table-cell office:value-type="float" office:value="39550" calcext:value-type="float">
            <text:p>3955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bschluss der Pflichtschule</text:p>
          </table:table-cell>
          <table:table-cell office:value-type="float" office:value="39551" calcext:value-type="float">
            <text:p>39551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Unterstufenabschluss</text:p>
          </table:table-cell>
          <table:table-cell office:value-type="float" office:value="39552" calcext:value-type="float">
            <text:p>3955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Mittlerer Bildungs- bzw. Lehrabschluss (BMS, Lehre)</text:p>
          </table:table-cell>
          <table:table-cell office:value-type="float" office:value="39553" calcext:value-type="float">
            <text:p>39553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bschluss mit (allgemeinbildender) Matura (in Schulform oder in Sonderformen)</text:p>
          </table:table-cell>
          <table:table-cell office:value-type="float" office:value="39554" calcext:value-type="float">
            <text:p>39554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bschluss mit (berufsbildender) Matura (in Schulform oder in Sonderformen)</text:p>
          </table:table-cell>
          <table:table-cell office:value-type="float" office:value="39555" calcext:value-type="float">
            <text:p>39555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bschluss mit Matura (in Schulform oder in Sonderformen) als Aufbaulehrgang</text:p>
          </table:table-cell>
          <table:table-cell office:value-type="float" office:value="39556" calcext:value-type="float">
            <text:p>39556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bschluss mit Matura (erweiternd) oder mit fachspezifischen Diplomen</text:p>
          </table:table-cell>
          <table:table-cell office:value-type="float" office:value="39557" calcext:value-type="float">
            <text:p>39557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erufsmeisterdiplome</text:p>
          </table:table-cell>
          <table:table-cell office:value-type="float" office:value="39558" calcext:value-type="float">
            <text:p>3955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ufbau- und Ergänzungsstudien an Universitäten, Lehrgang/Kurs universitären Charakters</text:p>
          </table:table-cell>
          <table:table-cell office:value-type="float" office:value="39559" calcext:value-type="float">
            <text:p>39559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spezielle höhere Diplomausbildungen (inklusive Akademien)</text:p>
          </table:table-cell>
          <table:table-cell office:value-type="float" office:value="39560" calcext:value-type="float">
            <text:p>3956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chelor/Bakkalaureat-Abschluss an einer Fachhochschule (neue Studienordnung)</text:p>
          </table:table-cell>
          <table:table-cell office:value-type="float" office:value="39561" calcext:value-type="float">
            <text:p>39561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chelor/Bakkalaureat-Abschluss an einer Universität (neue Studienordnung)</text:p>
          </table:table-cell>
          <table:table-cell office:value-type="float" office:value="39562" calcext:value-type="float">
            <text:p>3956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iplomstudienabschluss an Fachhochschulen</text:p>
          </table:table-cell>
          <table:table-cell office:value-type="float" office:value="39563" calcext:value-type="float">
            <text:p>39563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iplomstudienabschluss an Universitäten</text:p>
          </table:table-cell>
          <table:table-cell office:value-type="float" office:value="39564" calcext:value-type="float">
            <text:p>39564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postgraduale Universitätslehrgänge (aufbauend auf Diplomstudienabschluss)</text:p>
          </table:table-cell>
          <table:table-cell office:value-type="float" office:value="39565" calcext:value-type="float">
            <text:p>39565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bschluss mit Doktorat (Dr., PhD)</text:p>
          </table:table-cell>
          <table:table-cell office:value-type="float" office:value="39566" calcext:value-type="float">
            <text:p>39566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ndere</text:p>
          </table:table-cell>
          <table:table-cell office:value-type="float" office:value="39567" calcext:value-type="float">
            <text:p>39567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Weiß nicht)</text:p>
          </table:table-cell>
          <table:table-cell office:value-type="float" office:value="39568" calcext:value-type="float">
            <text:p>3956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bezahlte Tätigkeit (auch bei vorübergehender Abwesenheit) (unselbständig Beschäftigte/r, Selbständige/r mithelfende/r Familienangehörige/r)</text:p>
          </table:table-cell>
          <table:table-cell office:value-type="float" office:value="39649" calcext:value-type="float">
            <text:p>39649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in Ausbildung, auch in den Ferien oder im Urlaub (nicht von einem Arbeitgeber bezahlt)</text:p>
          </table:table-cell>
          <table:table-cell office:value-type="float" office:value="39650" calcext:value-type="float">
            <text:p>39650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arbeitslos und aktiv auf Arbeitssuche</text:p>
          </table:table-cell>
          <table:table-cell office:value-type="float" office:value="39651" calcext:value-type="float">
            <text:p>39651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arbeitslos, Wunsch nach einem Arbeitsplatz, aber nicht aktiv auf Arbeitssuche</text:p>
          </table:table-cell>
          <table:table-cell office:value-type="float" office:value="39652" calcext:value-type="float">
            <text:p>39652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9653" calcext:value-type="float">
            <text:p>39653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pensioniert</text:p>
          </table:table-cell>
          <table:table-cell office:value-type="float" office:value="39654" calcext:value-type="float">
            <text:p>39654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leistet Zivil- oder Militärdienst</text:p>
          </table:table-cell>
          <table:table-cell office:value-type="float" office:value="39655" calcext:value-type="float">
            <text:p>3965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39656" calcext:value-type="float">
            <text:p>39656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andere)</text:p>
          </table:table-cell>
          <table:table-cell office:value-type="float" office:value="39657" calcext:value-type="float">
            <text:p>39657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Weiß nicht)</text:p>
          </table:table-cell>
          <table:table-cell office:value-type="float" office:value="39658" calcext:value-type="float">
            <text:p>39658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bezahlte Tätigkeit (auch bei vorübergehender Abwesenheit) (unselbständig Beschäftigte/r, Selbständige/r mithelfende/r Familienangehörige/r)</text:p>
          </table:table-cell>
          <table:table-cell office:value-type="float" office:value="39649" calcext:value-type="float">
            <text:p>39649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in Ausbildung, auch in den Ferien oder im Urlaub (nicht von einem Arbeitgeber bezahlt)</text:p>
          </table:table-cell>
          <table:table-cell office:value-type="float" office:value="39650" calcext:value-type="float">
            <text:p>39650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arbeitslos und aktiv auf Arbeitssuche</text:p>
          </table:table-cell>
          <table:table-cell office:value-type="float" office:value="39651" calcext:value-type="float">
            <text:p>39651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arbeitslos, Wunsch nach einem Arbeitsplatz, aber nicht aktiv auf Arbeitssuche</text:p>
          </table:table-cell>
          <table:table-cell office:value-type="float" office:value="39652" calcext:value-type="float">
            <text:p>39652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39653" calcext:value-type="float">
            <text:p>39653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pensioniert</text:p>
          </table:table-cell>
          <table:table-cell office:value-type="float" office:value="39654" calcext:value-type="float">
            <text:p>39654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leistet Zivil- oder Militärdienst</text:p>
          </table:table-cell>
          <table:table-cell office:value-type="float" office:value="39655" calcext:value-type="float">
            <text:p>3965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39656" calcext:value-type="float">
            <text:p>39656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andere)</text:p>
          </table:table-cell>
          <table:table-cell office:value-type="float" office:value="39657" calcext:value-type="float">
            <text:p>39657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Weiß nicht)</text:p>
          </table:table-cell>
          <table:table-cell office:value-type="float" office:value="39658" calcext:value-type="float">
            <text:p>39658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5_2010_GER_AT_18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8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8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8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8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8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8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Angestellte/r</text:p>
          </table:table-cell>
          <table:table-cell office:value-type="float" office:value="34753" calcext:value-type="float">
            <text:p>34753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string" calcext:value-type="string">
            <text:p>ESS_R05_2010_GER_AT_18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Selbständige/r</text:p>
          </table:table-cell>
          <table:table-cell office:value-type="float" office:value="34754" calcext:value-type="float">
            <text:p>34754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string" calcext:value-type="string">
            <text:p>ESS_R05_2010_GER_AT_18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oder im Familienunternehmen tätig</text:p>
          </table:table-cell>
          <table:table-cell office:value-type="float" office:value="34755" calcext:value-type="float">
            <text:p>34755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string" calcext:value-type="string">
            <text:p>ESS_R05_2010_GER_AT_18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Weiß nicht)</text:p>
          </table:table-cell>
          <table:table-cell office:value-type="float" office:value="34756" calcext:value-type="float">
            <text:p>34756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string" calcext:value-type="string">
            <text:p>ESS_R05_2010_GER_AT_18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8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8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8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8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89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kein Abschluss</text:p>
          </table:table-cell>
          <table:table-cell office:value-type="float" office:value="39548" calcext:value-type="float">
            <text:p>3954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Volksschulabschluss</text:p>
          </table:table-cell>
          <table:table-cell office:value-type="float" office:value="39549" calcext:value-type="float">
            <text:p>39549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Hauptschulabschluss</text:p>
          </table:table-cell>
          <table:table-cell office:value-type="float" office:value="39550" calcext:value-type="float">
            <text:p>3955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bschluss der Pflichtschule</text:p>
          </table:table-cell>
          <table:table-cell office:value-type="float" office:value="39551" calcext:value-type="float">
            <text:p>39551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Unterstufenabschluss</text:p>
          </table:table-cell>
          <table:table-cell office:value-type="float" office:value="39552" calcext:value-type="float">
            <text:p>3955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Mittlerer Bildungs- bzw. Lehrabschluss (BMS, Lehre)</text:p>
          </table:table-cell>
          <table:table-cell office:value-type="float" office:value="39553" calcext:value-type="float">
            <text:p>39553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bschluss mit (allgemeinbildender) Matura (in Schulform oder in Sonderformen)</text:p>
          </table:table-cell>
          <table:table-cell office:value-type="float" office:value="39554" calcext:value-type="float">
            <text:p>39554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bschluss mit (berufsbildender) Matura (in Schulform oder in Sonderformen)</text:p>
          </table:table-cell>
          <table:table-cell office:value-type="float" office:value="39555" calcext:value-type="float">
            <text:p>39555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bschluss mit Matura (in Schulform oder in Sonderformen) als Aufbaulehrgang</text:p>
          </table:table-cell>
          <table:table-cell office:value-type="float" office:value="39556" calcext:value-type="float">
            <text:p>39556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bschluss mit Matura (erweiternd) oder mit fachspezifischen Diplomen</text:p>
          </table:table-cell>
          <table:table-cell office:value-type="float" office:value="39557" calcext:value-type="float">
            <text:p>39557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erufsmeisterdiplome</text:p>
          </table:table-cell>
          <table:table-cell office:value-type="float" office:value="39558" calcext:value-type="float">
            <text:p>3955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ufbau- und Ergänzungsstudien an Universitäten, Lehrgang/Kurs universitären Charakters</text:p>
          </table:table-cell>
          <table:table-cell office:value-type="float" office:value="39559" calcext:value-type="float">
            <text:p>39559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spezielle höhere Diplomausbildungen (inklusive Akademien)</text:p>
          </table:table-cell>
          <table:table-cell office:value-type="float" office:value="39560" calcext:value-type="float">
            <text:p>3956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achelor/Bakkalaureat-Abschluss an einer Fachhochschule (neue Studienordnung)</text:p>
          </table:table-cell>
          <table:table-cell office:value-type="float" office:value="39561" calcext:value-type="float">
            <text:p>39561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Bachelor/Bakkalaureat-Abschluss an einer Universität (neue Studienordnung)</text:p>
          </table:table-cell>
          <table:table-cell office:value-type="float" office:value="39562" calcext:value-type="float">
            <text:p>3956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plomstudienabschluss an Fachhochschulen</text:p>
          </table:table-cell>
          <table:table-cell office:value-type="float" office:value="39563" calcext:value-type="float">
            <text:p>39563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plomstudienabschluss an Universitäten</text:p>
          </table:table-cell>
          <table:table-cell office:value-type="float" office:value="39564" calcext:value-type="float">
            <text:p>39564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postgraduale Universitätslehrgänge (aufbauend auf Diplomstudienabschluss)</text:p>
          </table:table-cell>
          <table:table-cell office:value-type="float" office:value="39565" calcext:value-type="float">
            <text:p>39565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bschluss mit Doktorat (Dr., PhD)</text:p>
          </table:table-cell>
          <table:table-cell office:value-type="float" office:value="39566" calcext:value-type="float">
            <text:p>39566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ndere</text:p>
          </table:table-cell>
          <table:table-cell office:value-type="float" office:value="39567" calcext:value-type="float">
            <text:p>39567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Weiß nicht)</text:p>
          </table:table-cell>
          <table:table-cell office:value-type="float" office:value="39568" calcext:value-type="float">
            <text:p>3956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1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unselbständig beschäftigt</text:p>
          </table:table-cell>
          <table:table-cell office:value-type="float" office:value="39659" calcext:value-type="float">
            <text:p>39659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string" calcext:value-type="string">
            <text:p>ESS_R05_2010_GER_AT_191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selbständig</text:p>
          </table:table-cell>
          <table:table-cell office:value-type="float" office:value="39660" calcext:value-type="float">
            <text:p>39660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string" calcext:value-type="string">
            <text:p>ESS_R05_2010_GER_AT_191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nicht erwerbstätig</text:p>
          </table:table-cell>
          <table:table-cell office:value-type="float" office:value="39661" calcext:value-type="float">
            <text:p>39661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string" calcext:value-type="string">
            <text:p>ESS_R05_2010_GER_AT_191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Vater starb bzw. lebte nicht im selben Haushalt, als Befragte/r 14 war</text:p>
          </table:table-cell>
          <table:table-cell office:value-type="float" office:value="39662" calcext:value-type="float">
            <text:p>39662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string" calcext:value-type="string">
            <text:p>ESS_R05_2010_GER_AT_191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Weiß nicht)</text:p>
          </table:table-cell>
          <table:table-cell office:value-type="float" office:value="39663" calcext:value-type="float">
            <text:p>39663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string" calcext:value-type="string">
            <text:p>ESS_R05_2010_GER_AT_192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keine</text:p>
          </table:table-cell>
          <table:table-cell office:value-type="float" office:value="33652" calcext:value-type="float">
            <text:p>33652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ESS_R05_2010_GER_AT_192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1 bis 24</text:p>
          </table:table-cell>
          <table:table-cell office:value-type="float" office:value="33653" calcext:value-type="float">
            <text:p>33653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ESS_R05_2010_GER_AT_192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25 oder mehr</text:p>
          </table:table-cell>
          <table:table-cell office:value-type="float" office:value="33654" calcext:value-type="float">
            <text:p>33654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ESS_R05_2010_GER_AT_192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Weiß nicht)</text:p>
          </table:table-cell>
          <table:table-cell office:value-type="float" office:value="33655" calcext:value-type="float">
            <text:p>33655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ESS_R05_2010_GER_AT_193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93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93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94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Freie und technische Berufe wie z.B.: Arzt – Lehrer – Ingenieur oder Konstrukteur – Künstler – Buchprüfer</text:p>
          </table:table-cell>
          <table:table-cell office:value-type="float" office:value="39664" calcext:value-type="float">
            <text:p>39664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Höhere Management- oder Verwaltungsberufe wie z.B.: Banker – Manager in einem Großunternehmen – hoher Regierungsbeamter - Gewerkschaftsfunktionär.</text:p>
          </table:table-cell>
          <table:table-cell office:value-type="float" office:value="39665" calcext:value-type="float">
            <text:p>39665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Büroberufe wie z.B.: Sekretär/-in – Bürokraft – Büroleiter – Buchhalter</text:p>
          </table:table-cell>
          <table:table-cell office:value-type="float" office:value="39666" calcext:value-type="float">
            <text:p>39666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Verkaufsberufe wie z.B.: Verkaufsleiter – Geschäftsinhaber – Verkäufer – Versicherungsvertreter</text:p>
          </table:table-cell>
          <table:table-cell office:value-type="float" office:value="39667" calcext:value-type="float">
            <text:p>39667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Dienstleistungsberufe wie z.B.: Restaurantbesitzer – Polizist – Kellner – Pfleger – Friseur – Militär</text:p>
          </table:table-cell>
          <table:table-cell office:value-type="float" office:value="39668" calcext:value-type="float">
            <text:p>39668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Facharbeiter wie z.B.: Vorarbeiter – KFZ-Mechaniker – Drucker – Werkzeugmacher – Elektriker</text:p>
          </table:table-cell>
          <table:table-cell office:value-type="float" office:value="39669" calcext:value-type="float">
            <text:p>39669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ngelernte Arbeiter wie z.B.: Maurergehilfe – Bäckergehilfe – Busfahrer – Arbeiter in einer Dosenfabrik – Tischlergehilfe</text:p>
          </table:table-cell>
          <table:table-cell office:value-type="float" office:value="39670" calcext:value-type="float">
            <text:p>39670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Ungelernte Arbeiter wie z.B.: Hilfsarbeiter – Gepäckträger – ungelernte Fabrikarbeiter</text:p>
          </table:table-cell>
          <table:table-cell office:value-type="float" office:value="39671" calcext:value-type="float">
            <text:p>39671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Landwirtschaft und Forstwirtschaft wie z.B.: Bauer – landwirtschaftliche Arbeiter – Traktorfahrer – Fischer</text:p>
          </table:table-cell>
          <table:table-cell office:value-type="float" office:value="39672" calcext:value-type="float">
            <text:p>39672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Weiß nicht)</text:p>
          </table:table-cell>
          <table:table-cell office:value-type="float" office:value="39673" calcext:value-type="float">
            <text:p>39673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kein Abschluss</text:p>
          </table:table-cell>
          <table:table-cell office:value-type="float" office:value="39548" calcext:value-type="float">
            <text:p>3954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Volksschulabschluss</text:p>
          </table:table-cell>
          <table:table-cell office:value-type="float" office:value="39549" calcext:value-type="float">
            <text:p>39549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Hauptschulabschluss</text:p>
          </table:table-cell>
          <table:table-cell office:value-type="float" office:value="39550" calcext:value-type="float">
            <text:p>3955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bschluss der Pflichtschule</text:p>
          </table:table-cell>
          <table:table-cell office:value-type="float" office:value="39551" calcext:value-type="float">
            <text:p>39551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Unterstufenabschluss</text:p>
          </table:table-cell>
          <table:table-cell office:value-type="float" office:value="39552" calcext:value-type="float">
            <text:p>3955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Mittlerer Bildungs- bzw. Lehrabschluss (BMS, Lehre)</text:p>
          </table:table-cell>
          <table:table-cell office:value-type="float" office:value="39553" calcext:value-type="float">
            <text:p>39553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bschluss mit (allgemeinbildender) Matura (in Schulform oder in Sonderformen)</text:p>
          </table:table-cell>
          <table:table-cell office:value-type="float" office:value="39554" calcext:value-type="float">
            <text:p>39554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bschluss mit (berufsbildender) Matura (in Schulform oder in Sonderformen)</text:p>
          </table:table-cell>
          <table:table-cell office:value-type="float" office:value="39555" calcext:value-type="float">
            <text:p>39555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bschluss mit Matura (in Schulform oder in Sonderformen) als Aufbaulehrgang</text:p>
          </table:table-cell>
          <table:table-cell office:value-type="float" office:value="39556" calcext:value-type="float">
            <text:p>39556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bschluss mit Matura (erweiternd) oder mit fachspezifischen Diplomen</text:p>
          </table:table-cell>
          <table:table-cell office:value-type="float" office:value="39557" calcext:value-type="float">
            <text:p>39557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erufsmeisterdiplome</text:p>
          </table:table-cell>
          <table:table-cell office:value-type="float" office:value="39558" calcext:value-type="float">
            <text:p>3955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ufbau- und Ergänzungsstudien an Universitäten, Lehrgang/Kurs universitären Charakters</text:p>
          </table:table-cell>
          <table:table-cell office:value-type="float" office:value="39559" calcext:value-type="float">
            <text:p>39559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spezielle höhere Diplomausbildungen (inklusive Akademien)</text:p>
          </table:table-cell>
          <table:table-cell office:value-type="float" office:value="39560" calcext:value-type="float">
            <text:p>3956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achelor/Bakkalaureat-Abschluss an einer Fachhochschule (neue Studienordnung)</text:p>
          </table:table-cell>
          <table:table-cell office:value-type="float" office:value="39561" calcext:value-type="float">
            <text:p>39561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achelor/Bakkalaureat-Abschluss an einer Universität (neue Studienordnung)</text:p>
          </table:table-cell>
          <table:table-cell office:value-type="float" office:value="39562" calcext:value-type="float">
            <text:p>3956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Diplomstudienabschluss an Fachhochschulen</text:p>
          </table:table-cell>
          <table:table-cell office:value-type="float" office:value="39563" calcext:value-type="float">
            <text:p>39563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Diplomstudienabschluss an Universitäten</text:p>
          </table:table-cell>
          <table:table-cell office:value-type="float" office:value="39564" calcext:value-type="float">
            <text:p>39564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postgraduale Universitätslehrgänge (aufbauend auf Diplomstudienabschluss)</text:p>
          </table:table-cell>
          <table:table-cell office:value-type="float" office:value="39565" calcext:value-type="float">
            <text:p>39565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bschluss mit Doktorat (Dr., PhD)</text:p>
          </table:table-cell>
          <table:table-cell office:value-type="float" office:value="39566" calcext:value-type="float">
            <text:p>39566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ndere</text:p>
          </table:table-cell>
          <table:table-cell office:value-type="float" office:value="39567" calcext:value-type="float">
            <text:p>39567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Weiß nicht)</text:p>
          </table:table-cell>
          <table:table-cell office:value-type="float" office:value="39568" calcext:value-type="float">
            <text:p>3956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5_2010_GER_AT_197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unselbständig beschäftigt</text:p>
          </table:table-cell>
          <table:table-cell office:value-type="float" office:value="39674" calcext:value-type="float">
            <text:p>39674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string" calcext:value-type="string">
            <text:p>ESS_R05_2010_GER_AT_197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selbständig</text:p>
          </table:table-cell>
          <table:table-cell office:value-type="float" office:value="39675" calcext:value-type="float">
            <text:p>39675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string" calcext:value-type="string">
            <text:p>ESS_R05_2010_GER_AT_197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icht erwerbstätig</text:p>
          </table:table-cell>
          <table:table-cell office:value-type="float" office:value="39676" calcext:value-type="float">
            <text:p>39676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string" calcext:value-type="string">
            <text:p>ESS_R05_2010_GER_AT_197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Mutter starb bzw. lebte nicht im selben Haushalt,als Befragte/r 14 war.</text:p>
          </table:table-cell>
          <table:table-cell office:value-type="float" office:value="39677" calcext:value-type="float">
            <text:p>39677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string" calcext:value-type="string">
            <text:p>ESS_R05_2010_GER_AT_197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Weiß nicht)</text:p>
          </table:table-cell>
          <table:table-cell office:value-type="float" office:value="39678" calcext:value-type="float">
            <text:p>39678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string" calcext:value-type="string">
            <text:p>ESS_R05_2010_GER_AT_198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keine</text:p>
          </table:table-cell>
          <table:table-cell office:value-type="float" office:value="33652" calcext:value-type="float">
            <text:p>33652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ESS_R05_2010_GER_AT_198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1 bis 24</text:p>
          </table:table-cell>
          <table:table-cell office:value-type="float" office:value="33653" calcext:value-type="float">
            <text:p>33653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ESS_R05_2010_GER_AT_198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25 oder mehr</text:p>
          </table:table-cell>
          <table:table-cell office:value-type="float" office:value="33654" calcext:value-type="float">
            <text:p>33654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ESS_R05_2010_GER_AT_198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Weiß nicht)</text:p>
          </table:table-cell>
          <table:table-cell office:value-type="float" office:value="33655" calcext:value-type="float">
            <text:p>33655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ESS_R05_2010_GER_AT_199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99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199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0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Freie und technische Berufe wie z.B.: Arzt – Lehrer – Ingenieur oder Konstrukteur – Künstler – Buchprüfer</text:p>
          </table:table-cell>
          <table:table-cell office:value-type="float" office:value="39679" calcext:value-type="float">
            <text:p>39679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Höhere Management- oder Verwaltungsberufe wie z.B.: Banker – Manager in einem Großunternehmen – hoher Regierungsbeamter - Gewerkschaftsfunktionär</text:p>
          </table:table-cell>
          <table:table-cell office:value-type="float" office:value="39680" calcext:value-type="float">
            <text:p>39680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Büroberufe wie z.B.: Sekretär/-in – Bürokraft – Büroleiter – Buchhalter</text:p>
          </table:table-cell>
          <table:table-cell office:value-type="float" office:value="39681" calcext:value-type="float">
            <text:p>39681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Verkaufsberufe wie z.B.: Verkaufsleiter – Geschäftsinhaber – Verkäufer – Versicherungsvertreter</text:p>
          </table:table-cell>
          <table:table-cell office:value-type="float" office:value="39682" calcext:value-type="float">
            <text:p>39682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Dienstleistungsberufe wie z.B.: Restaurantbesitzer – Polizist – Kellner – Pfleger – Friseur – Militär.</text:p>
          </table:table-cell>
          <table:table-cell office:value-type="float" office:value="39683" calcext:value-type="float">
            <text:p>39683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Facharbeiter wie z.B.: Vorarbeiter – KFZ-Mechaniker – Drucker – Werkzeugmacher – Elektriker</text:p>
          </table:table-cell>
          <table:table-cell office:value-type="float" office:value="39684" calcext:value-type="float">
            <text:p>39684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Angelernte Arbeiter wie z.B.: Maurergehilfe – Bäckergehilfe – Busfahrer – Arbeiter in einer Dosenfabrik – Tischlergehilfe</text:p>
          </table:table-cell>
          <table:table-cell office:value-type="float" office:value="39685" calcext:value-type="float">
            <text:p>39685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Ungelernte Arbeiter wie z.B.: Hilfsarbeiter – Gepäckträger – ungelernte Fabrikarbeiter</text:p>
          </table:table-cell>
          <table:table-cell office:value-type="float" office:value="39686" calcext:value-type="float">
            <text:p>39686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Landwirtschaft und Forstwirtschaft wie z.B.: Bauer – landwirtschaftliche Arbeiter – Traktorfahrer – Fischer.</text:p>
          </table:table-cell>
          <table:table-cell office:value-type="float" office:value="39687" calcext:value-type="float">
            <text:p>39687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(Weiß nicht)</text:p>
          </table:table-cell>
          <table:table-cell office:value-type="float" office:value="39688" calcext:value-type="float">
            <text:p>39688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5_2010_GER_AT_20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ja</text:p>
          </table:table-cell>
          <table:table-cell office:value-type="float" office:value="33101" calcext:value-type="float">
            <text:p>3310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0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ein</text:p>
          </table:table-cell>
          <table:table-cell office:value-type="float" office:value="33102" calcext:value-type="float">
            <text:p>3310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0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Weiß nicht)</text:p>
          </table:table-cell>
          <table:table-cell office:value-type="float" office:value="33103" calcext:value-type="float">
            <text:p>33103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string" calcext:value-type="string">
            <text:p>ESS_R05_2010_GER_AT_20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Ausfüllen)</text:p>
          </table:table-cell>
          <table:table-cell office:value-type="float" office:value="32984" calcext:value-type="float">
            <text:p>32984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SS_R05_2010_GER_AT_20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sehr nützlich</text:p>
          </table:table-cell>
          <table:table-cell office:value-type="float" office:value="39689" calcext:value-type="float">
            <text:p>39689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ESS_R05_2010_GER_AT_20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ziemlich nützlich</text:p>
          </table:table-cell>
          <table:table-cell office:value-type="float" office:value="39690" calcext:value-type="float">
            <text:p>39690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ESS_R05_2010_GER_AT_20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wenig nützlich</text:p>
          </table:table-cell>
          <table:table-cell office:value-type="float" office:value="39691" calcext:value-type="float">
            <text:p>39691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ESS_R05_2010_GER_AT_20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überhaupt nicht nützlich.</text:p>
          </table:table-cell>
          <table:table-cell office:value-type="float" office:value="39692" calcext:value-type="float">
            <text:p>39692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ESS_R05_2010_GER_AT_20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Weiß nicht)</text:p>
          </table:table-cell>
          <table:table-cell office:value-type="float" office:value="39693" calcext:value-type="float">
            <text:p>39693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ESS_R05_2010_GER_AT_205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alles</text:p>
          </table:table-cell>
          <table:table-cell office:value-type="float" office:value="39694" calcext:value-type="float">
            <text:p>39694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string" calcext:value-type="string">
            <text:p>ESS_R05_2010_GER_AT_205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einen hohen Anteil</text:p>
          </table:table-cell>
          <table:table-cell office:value-type="float" office:value="39695" calcext:value-type="float">
            <text:p>39695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string" calcext:value-type="string">
            <text:p>ESS_R05_2010_GER_AT_205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etwa die Hälfte</text:p>
          </table:table-cell>
          <table:table-cell office:value-type="float" office:value="39696" calcext:value-type="float">
            <text:p>39696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string" calcext:value-type="string">
            <text:p>ESS_R05_2010_GER_AT_205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einen geringen Anteil</text:p>
          </table:table-cell>
          <table:table-cell office:value-type="float" office:value="39697" calcext:value-type="float">
            <text:p>39697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string" calcext:value-type="string">
            <text:p>ESS_R05_2010_GER_AT_205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nichts</text:p>
          </table:table-cell>
          <table:table-cell office:value-type="float" office:value="39698" calcext:value-type="float">
            <text:p>39698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string" calcext:value-type="string">
            <text:p>ESS_R05_2010_GER_AT_205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(Weiß nicht)</text:p>
          </table:table-cell>
          <table:table-cell office:value-type="float" office:value="39699" calcext:value-type="float">
            <text:p>39699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gar keine Zeit</text:p>
          </table:table-cell>
          <table:table-cell office:value-type="float" office:value="39700" calcext:value-type="float">
            <text:p>39700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weniger als 1⁄2 Stunde</text:p>
          </table:table-cell>
          <table:table-cell office:value-type="float" office:value="39701" calcext:value-type="float">
            <text:p>39701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02" calcext:value-type="float">
            <text:p>39702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mehr als 1 Stunde bis zu 11⁄2 Stunden</text:p>
          </table:table-cell>
          <table:table-cell office:value-type="float" office:value="39703" calcext:value-type="float">
            <text:p>39703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mehr als 1 1⁄2 Stunden bis zu 2 Stunden</text:p>
          </table:table-cell>
          <table:table-cell office:value-type="float" office:value="39704" calcext:value-type="float">
            <text:p>39704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mehr als 2 Stunden bis zu 2 1⁄2 Stunden</text:p>
          </table:table-cell>
          <table:table-cell office:value-type="float" office:value="39705" calcext:value-type="float">
            <text:p>39705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mehr als 2 1⁄2 Stunden bis zu 3 Stunden</text:p>
          </table:table-cell>
          <table:table-cell office:value-type="float" office:value="39706" calcext:value-type="float">
            <text:p>39706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mehr als 3 Stunden.</text:p>
          </table:table-cell>
          <table:table-cell office:value-type="float" office:value="39707" calcext:value-type="float">
            <text:p>39707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(Weiß nicht)</text:p>
          </table:table-cell>
          <table:table-cell office:value-type="float" office:value="39708" calcext:value-type="float">
            <text:p>39708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gar keine Zeit</text:p>
          </table:table-cell>
          <table:table-cell office:value-type="float" office:value="39700" calcext:value-type="float">
            <text:p>39700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weniger als 1⁄2 Stunde</text:p>
          </table:table-cell>
          <table:table-cell office:value-type="float" office:value="39701" calcext:value-type="float">
            <text:p>39701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02" calcext:value-type="float">
            <text:p>39702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mehr als 1 Stunde bis zu 11⁄2 Stunden</text:p>
          </table:table-cell>
          <table:table-cell office:value-type="float" office:value="39703" calcext:value-type="float">
            <text:p>39703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mehr als 1 1⁄2 Stunden bis zu 2 Stunden</text:p>
          </table:table-cell>
          <table:table-cell office:value-type="float" office:value="39704" calcext:value-type="float">
            <text:p>39704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mehr als 2 Stunden bis zu 2 1⁄2 Stunden</text:p>
          </table:table-cell>
          <table:table-cell office:value-type="float" office:value="39705" calcext:value-type="float">
            <text:p>39705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mehr als 2 1⁄2 Stunden bis zu 3 Stunden</text:p>
          </table:table-cell>
          <table:table-cell office:value-type="float" office:value="39706" calcext:value-type="float">
            <text:p>39706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mehr als 3 Stunden.</text:p>
          </table:table-cell>
          <table:table-cell office:value-type="float" office:value="39707" calcext:value-type="float">
            <text:p>39707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(Weiß nicht)</text:p>
          </table:table-cell>
          <table:table-cell office:value-type="float" office:value="39708" calcext:value-type="float">
            <text:p>39708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gar keine Zeit</text:p>
          </table:table-cell>
          <table:table-cell office:value-type="float" office:value="39700" calcext:value-type="float">
            <text:p>39700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weniger als 1⁄2 Stunde</text:p>
          </table:table-cell>
          <table:table-cell office:value-type="float" office:value="39701" calcext:value-type="float">
            <text:p>39701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02" calcext:value-type="float">
            <text:p>39702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mehr als 1 Stunde bis zu 11⁄2 Stunden</text:p>
          </table:table-cell>
          <table:table-cell office:value-type="float" office:value="39703" calcext:value-type="float">
            <text:p>39703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mehr als 1 1⁄2 Stunden bis zu 2 Stunden</text:p>
          </table:table-cell>
          <table:table-cell office:value-type="float" office:value="39704" calcext:value-type="float">
            <text:p>39704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mehr als 2 Stunden bis zu 2 1⁄2 Stunden</text:p>
          </table:table-cell>
          <table:table-cell office:value-type="float" office:value="39705" calcext:value-type="float">
            <text:p>39705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mehr als 2 1⁄2 Stunden bis zu 3 Stunden</text:p>
          </table:table-cell>
          <table:table-cell office:value-type="float" office:value="39706" calcext:value-type="float">
            <text:p>39706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mehr als 3 Stunden.</text:p>
          </table:table-cell>
          <table:table-cell office:value-type="float" office:value="39707" calcext:value-type="float">
            <text:p>39707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(Weiß nicht)</text:p>
          </table:table-cell>
          <table:table-cell office:value-type="float" office:value="39708" calcext:value-type="float">
            <text:p>39708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5_2010_GER_AT_209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überhaupt nicht</text:p>
          </table:table-cell>
          <table:table-cell office:value-type="float" office:value="39709" calcext:value-type="float">
            <text:p>39709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09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in sehr geringem Ausmaß</text:p>
          </table:table-cell>
          <table:table-cell office:value-type="float" office:value="39710" calcext:value-type="float">
            <text:p>39710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09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ein wenig</text:p>
          </table:table-cell>
          <table:table-cell office:value-type="float" office:value="39711" calcext:value-type="float">
            <text:p>39711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09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in hohem Ausmaß</text:p>
          </table:table-cell>
          <table:table-cell office:value-type="float" office:value="39712" calcext:value-type="float">
            <text:p>39712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09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in sehr hohem Ausmaß</text:p>
          </table:table-cell>
          <table:table-cell office:value-type="float" office:value="39713" calcext:value-type="float">
            <text:p>39713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09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(Weiß nicht)</text:p>
          </table:table-cell>
          <table:table-cell office:value-type="float" office:value="39714" calcext:value-type="float">
            <text:p>39714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10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auf keinen Fall</text:p>
          </table:table-cell>
          <table:table-cell office:value-type="float" office:value="39715" calcext:value-type="float">
            <text:p>39715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ESS_R05_2010_GER_AT_210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eher nicht</text:p>
          </table:table-cell>
          <table:table-cell office:value-type="float" office:value="39716" calcext:value-type="float">
            <text:p>39716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ESS_R05_2010_GER_AT_210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ich bin mir nicht sicher</text:p>
          </table:table-cell>
          <table:table-cell office:value-type="float" office:value="39717" calcext:value-type="float">
            <text:p>39717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ESS_R05_2010_GER_AT_210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eher schon auf jeden Fall.</text:p>
          </table:table-cell>
          <table:table-cell office:value-type="float" office:value="39718" calcext:value-type="float">
            <text:p>39718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ESS_R05_2010_GER_AT_210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(Weiß nicht)</text:p>
          </table:table-cell>
          <table:table-cell office:value-type="float" office:value="39719" calcext:value-type="float">
            <text:p>39719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ESS_R05_2010_GER_AT_211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überhaupt nicht</text:p>
          </table:table-cell>
          <table:table-cell office:value-type="float" office:value="39709" calcext:value-type="float">
            <text:p>39709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11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in sehr geringem Ausmaß</text:p>
          </table:table-cell>
          <table:table-cell office:value-type="float" office:value="39710" calcext:value-type="float">
            <text:p>39710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11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ein wenig</text:p>
          </table:table-cell>
          <table:table-cell office:value-type="float" office:value="39711" calcext:value-type="float">
            <text:p>39711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11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in hohem Ausmaß</text:p>
          </table:table-cell>
          <table:table-cell office:value-type="float" office:value="39712" calcext:value-type="float">
            <text:p>39712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11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in sehr hohem Ausmaß</text:p>
          </table:table-cell>
          <table:table-cell office:value-type="float" office:value="39713" calcext:value-type="float">
            <text:p>39713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11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(Weiß nicht)</text:p>
          </table:table-cell>
          <table:table-cell office:value-type="float" office:value="39714" calcext:value-type="float">
            <text:p>39714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5_2010_GER_AT_212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überhaupt nicht überzeugt</text:p>
          </table:table-cell>
          <table:table-cell office:value-type="float" office:value="39720" calcext:value-type="float">
            <text:p>39720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string" calcext:value-type="string">
            <text:p>ESS_R05_2010_GER_AT_212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ein wenig überzeugt</text:p>
          </table:table-cell>
          <table:table-cell office:value-type="float" office:value="39721" calcext:value-type="float">
            <text:p>39721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string" calcext:value-type="string">
            <text:p>ESS_R05_2010_GER_AT_212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ich bin mir nicht sicher</text:p>
          </table:table-cell>
          <table:table-cell office:value-type="float" office:value="39722" calcext:value-type="float">
            <text:p>39722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string" calcext:value-type="string">
            <text:p>ESS_R05_2010_GER_AT_212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ziemlich überzeugt</text:p>
          </table:table-cell>
          <table:table-cell office:value-type="float" office:value="39723" calcext:value-type="float">
            <text:p>39723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string" calcext:value-type="string">
            <text:p>ESS_R05_2010_GER_AT_212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sehr überzeugt</text:p>
          </table:table-cell>
          <table:table-cell office:value-type="float" office:value="39724" calcext:value-type="float">
            <text:p>39724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string" calcext:value-type="string">
            <text:p>ESS_R05_2010_GER_AT_212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vollkommen überzeugt.</text:p>
          </table:table-cell>
          <table:table-cell office:value-type="float" office:value="39725" calcext:value-type="float">
            <text:p>39725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string" calcext:value-type="string">
            <text:p>ESS_R05_2010_GER_AT_212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(Weiß nicht)</text:p>
          </table:table-cell>
          <table:table-cell office:value-type="float" office:value="39726" calcext:value-type="float">
            <text:p>39726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gar keine Zeit</text:p>
          </table:table-cell>
          <table:table-cell office:value-type="float" office:value="39727" calcext:value-type="float">
            <text:p>397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weniger als 1⁄2 Stunde</text:p>
          </table:table-cell>
          <table:table-cell office:value-type="float" office:value="39728" calcext:value-type="float">
            <text:p>3972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29" calcext:value-type="float">
            <text:p>39729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730" calcext:value-type="float">
            <text:p>39730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31" calcext:value-type="float">
            <text:p>3973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32" calcext:value-type="float">
            <text:p>3973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33" calcext:value-type="float">
            <text:p>39733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39734" calcext:value-type="float">
            <text:p>39734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39735" calcext:value-type="float">
            <text:p>39735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39736" calcext:value-type="float">
            <text:p>3973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mehr als 6 Stunden</text:p>
          </table:table-cell>
          <table:table-cell office:value-type="float" office:value="39737" calcext:value-type="float">
            <text:p>3973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(Weiß nicht)</text:p>
          </table:table-cell>
          <table:table-cell office:value-type="float" office:value="39738" calcext:value-type="float">
            <text:p>3973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gar keine Zeit</text:p>
          </table:table-cell>
          <table:table-cell office:value-type="float" office:value="39727" calcext:value-type="float">
            <text:p>397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weniger als 1⁄2 Stunde</text:p>
          </table:table-cell>
          <table:table-cell office:value-type="float" office:value="39728" calcext:value-type="float">
            <text:p>3972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29" calcext:value-type="float">
            <text:p>39729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730" calcext:value-type="float">
            <text:p>39730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31" calcext:value-type="float">
            <text:p>3973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32" calcext:value-type="float">
            <text:p>3973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33" calcext:value-type="float">
            <text:p>39733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39734" calcext:value-type="float">
            <text:p>39734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39735" calcext:value-type="float">
            <text:p>39735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39736" calcext:value-type="float">
            <text:p>3973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mehr als 6 Stunden</text:p>
          </table:table-cell>
          <table:table-cell office:value-type="float" office:value="39737" calcext:value-type="float">
            <text:p>3973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(Weiß nicht)</text:p>
          </table:table-cell>
          <table:table-cell office:value-type="float" office:value="39738" calcext:value-type="float">
            <text:p>3973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gar keine Zeit</text:p>
          </table:table-cell>
          <table:table-cell office:value-type="float" office:value="39727" calcext:value-type="float">
            <text:p>397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weniger als 1⁄2 Stunde</text:p>
          </table:table-cell>
          <table:table-cell office:value-type="float" office:value="39728" calcext:value-type="float">
            <text:p>3972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29" calcext:value-type="float">
            <text:p>39729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730" calcext:value-type="float">
            <text:p>39730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31" calcext:value-type="float">
            <text:p>3973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32" calcext:value-type="float">
            <text:p>3973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33" calcext:value-type="float">
            <text:p>39733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39734" calcext:value-type="float">
            <text:p>39734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39735" calcext:value-type="float">
            <text:p>39735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39736" calcext:value-type="float">
            <text:p>3973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mehr als 6 Stunden</text:p>
          </table:table-cell>
          <table:table-cell office:value-type="float" office:value="39737" calcext:value-type="float">
            <text:p>3973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(Weiß nicht)</text:p>
          </table:table-cell>
          <table:table-cell office:value-type="float" office:value="39738" calcext:value-type="float">
            <text:p>3973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gar keine Zeit</text:p>
          </table:table-cell>
          <table:table-cell office:value-type="float" office:value="39727" calcext:value-type="float">
            <text:p>397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weniger als 1⁄2 Stunde</text:p>
          </table:table-cell>
          <table:table-cell office:value-type="float" office:value="39728" calcext:value-type="float">
            <text:p>3972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29" calcext:value-type="float">
            <text:p>39729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730" calcext:value-type="float">
            <text:p>39730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31" calcext:value-type="float">
            <text:p>3973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32" calcext:value-type="float">
            <text:p>3973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33" calcext:value-type="float">
            <text:p>39733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39734" calcext:value-type="float">
            <text:p>39734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39735" calcext:value-type="float">
            <text:p>39735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39736" calcext:value-type="float">
            <text:p>3973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mehr als 6 Stunden</text:p>
          </table:table-cell>
          <table:table-cell office:value-type="float" office:value="39737" calcext:value-type="float">
            <text:p>3973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(Weiß nicht)</text:p>
          </table:table-cell>
          <table:table-cell office:value-type="float" office:value="39738" calcext:value-type="float">
            <text:p>3973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gar keine Zeit</text:p>
          </table:table-cell>
          <table:table-cell office:value-type="float" office:value="39739" calcext:value-type="float">
            <text:p>39739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weniger als 15 Minuten</text:p>
          </table:table-cell>
          <table:table-cell office:value-type="float" office:value="39740" calcext:value-type="float">
            <text:p>39740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15 Minuten bis 1⁄2 Stunde</text:p>
          </table:table-cell>
          <table:table-cell office:value-type="float" office:value="39741" calcext:value-type="float">
            <text:p>39741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mehr als 1⁄2 Stunde, bis zu 45 Minuten</text:p>
          </table:table-cell>
          <table:table-cell office:value-type="float" office:value="39742" calcext:value-type="float">
            <text:p>39742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mehr als 45 Minuten, bis zu 1 Stunde</text:p>
          </table:table-cell>
          <table:table-cell office:value-type="float" office:value="39743" calcext:value-type="float">
            <text:p>39743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mehr als 1 Stunde, bis zu 11⁄2 Stunden</text:p>
          </table:table-cell>
          <table:table-cell office:value-type="float" office:value="39744" calcext:value-type="float">
            <text:p>39744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45" calcext:value-type="float">
            <text:p>39745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46" calcext:value-type="float">
            <text:p>39746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47" calcext:value-type="float">
            <text:p>39747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mehr als 3 Stunden.</text:p>
          </table:table-cell>
          <table:table-cell office:value-type="float" office:value="39748" calcext:value-type="float">
            <text:p>39748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(Weiß nicht)</text:p>
          </table:table-cell>
          <table:table-cell office:value-type="float" office:value="39749" calcext:value-type="float">
            <text:p>39749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gar keine Zeit</text:p>
          </table:table-cell>
          <table:table-cell office:value-type="float" office:value="39739" calcext:value-type="float">
            <text:p>39739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weniger als 15 Minuten</text:p>
          </table:table-cell>
          <table:table-cell office:value-type="float" office:value="39740" calcext:value-type="float">
            <text:p>39740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15 Minuten bis 1⁄2 Stunde</text:p>
          </table:table-cell>
          <table:table-cell office:value-type="float" office:value="39741" calcext:value-type="float">
            <text:p>39741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mehr als 1⁄2 Stunde, bis zu 45 Minuten</text:p>
          </table:table-cell>
          <table:table-cell office:value-type="float" office:value="39742" calcext:value-type="float">
            <text:p>39742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mehr als 45 Minuten, bis zu 1 Stunde</text:p>
          </table:table-cell>
          <table:table-cell office:value-type="float" office:value="39743" calcext:value-type="float">
            <text:p>39743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mehr als 1 Stunde, bis zu 11⁄2 Stunden</text:p>
          </table:table-cell>
          <table:table-cell office:value-type="float" office:value="39744" calcext:value-type="float">
            <text:p>39744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45" calcext:value-type="float">
            <text:p>39745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46" calcext:value-type="float">
            <text:p>39746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47" calcext:value-type="float">
            <text:p>39747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mehr als 3 Stunden.</text:p>
          </table:table-cell>
          <table:table-cell office:value-type="float" office:value="39748" calcext:value-type="float">
            <text:p>39748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(Weiß nicht)</text:p>
          </table:table-cell>
          <table:table-cell office:value-type="float" office:value="39749" calcext:value-type="float">
            <text:p>39749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gar keine Zeit</text:p>
          </table:table-cell>
          <table:table-cell office:value-type="float" office:value="39727" calcext:value-type="float">
            <text:p>397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weniger als 1⁄2 Stunde</text:p>
          </table:table-cell>
          <table:table-cell office:value-type="float" office:value="39728" calcext:value-type="float">
            <text:p>3972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29" calcext:value-type="float">
            <text:p>39729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730" calcext:value-type="float">
            <text:p>39730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31" calcext:value-type="float">
            <text:p>3973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32" calcext:value-type="float">
            <text:p>3973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33" calcext:value-type="float">
            <text:p>39733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39734" calcext:value-type="float">
            <text:p>39734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39735" calcext:value-type="float">
            <text:p>39735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39736" calcext:value-type="float">
            <text:p>3973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mehr als 6 Stunden</text:p>
          </table:table-cell>
          <table:table-cell office:value-type="float" office:value="39737" calcext:value-type="float">
            <text:p>3973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(Weiß nicht)</text:p>
          </table:table-cell>
          <table:table-cell office:value-type="float" office:value="39738" calcext:value-type="float">
            <text:p>3973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gar keine Zeit</text:p>
          </table:table-cell>
          <table:table-cell office:value-type="float" office:value="39727" calcext:value-type="float">
            <text:p>397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weniger als 1⁄2 Stunde</text:p>
          </table:table-cell>
          <table:table-cell office:value-type="float" office:value="39728" calcext:value-type="float">
            <text:p>3972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29" calcext:value-type="float">
            <text:p>39729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730" calcext:value-type="float">
            <text:p>39730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31" calcext:value-type="float">
            <text:p>3973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32" calcext:value-type="float">
            <text:p>3973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33" calcext:value-type="float">
            <text:p>39733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39734" calcext:value-type="float">
            <text:p>39734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39735" calcext:value-type="float">
            <text:p>39735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39736" calcext:value-type="float">
            <text:p>3973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mehr als 6 Stunden</text:p>
          </table:table-cell>
          <table:table-cell office:value-type="float" office:value="39737" calcext:value-type="float">
            <text:p>3973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(Weiß nicht)</text:p>
          </table:table-cell>
          <table:table-cell office:value-type="float" office:value="39738" calcext:value-type="float">
            <text:p>3973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gar keine Zeit</text:p>
          </table:table-cell>
          <table:table-cell office:value-type="float" office:value="39727" calcext:value-type="float">
            <text:p>397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weniger als 1⁄2 Stunde</text:p>
          </table:table-cell>
          <table:table-cell office:value-type="float" office:value="39728" calcext:value-type="float">
            <text:p>3972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29" calcext:value-type="float">
            <text:p>39729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730" calcext:value-type="float">
            <text:p>39730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31" calcext:value-type="float">
            <text:p>3973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32" calcext:value-type="float">
            <text:p>3973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33" calcext:value-type="float">
            <text:p>39733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39734" calcext:value-type="float">
            <text:p>39734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39735" calcext:value-type="float">
            <text:p>39735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39736" calcext:value-type="float">
            <text:p>3973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mehr als 6 Stunden</text:p>
          </table:table-cell>
          <table:table-cell office:value-type="float" office:value="39737" calcext:value-type="float">
            <text:p>3973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(Weiß nicht)</text:p>
          </table:table-cell>
          <table:table-cell office:value-type="float" office:value="39738" calcext:value-type="float">
            <text:p>3973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gar keine Zeit</text:p>
          </table:table-cell>
          <table:table-cell office:value-type="float" office:value="39727" calcext:value-type="float">
            <text:p>397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weniger als 1⁄2 Stunde</text:p>
          </table:table-cell>
          <table:table-cell office:value-type="float" office:value="39728" calcext:value-type="float">
            <text:p>3972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29" calcext:value-type="float">
            <text:p>39729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730" calcext:value-type="float">
            <text:p>39730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31" calcext:value-type="float">
            <text:p>3973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32" calcext:value-type="float">
            <text:p>3973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33" calcext:value-type="float">
            <text:p>39733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39734" calcext:value-type="float">
            <text:p>39734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39735" calcext:value-type="float">
            <text:p>39735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39736" calcext:value-type="float">
            <text:p>3973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mehr als 6 Stunden</text:p>
          </table:table-cell>
          <table:table-cell office:value-type="float" office:value="39737" calcext:value-type="float">
            <text:p>3973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(Weiß nicht)</text:p>
          </table:table-cell>
          <table:table-cell office:value-type="float" office:value="39738" calcext:value-type="float">
            <text:p>3973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gar keine Zeit</text:p>
          </table:table-cell>
          <table:table-cell office:value-type="float" office:value="39739" calcext:value-type="float">
            <text:p>39739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weniger als 15 Minuten</text:p>
          </table:table-cell>
          <table:table-cell office:value-type="float" office:value="39740" calcext:value-type="float">
            <text:p>39740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15 Minuten bis 1⁄2 Stunde</text:p>
          </table:table-cell>
          <table:table-cell office:value-type="float" office:value="39741" calcext:value-type="float">
            <text:p>39741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mehr als 1⁄2 Stunde, bis zu 45 Minuten</text:p>
          </table:table-cell>
          <table:table-cell office:value-type="float" office:value="39742" calcext:value-type="float">
            <text:p>39742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mehr als 45 Minuten, bis zu 1 Stunde</text:p>
          </table:table-cell>
          <table:table-cell office:value-type="float" office:value="39743" calcext:value-type="float">
            <text:p>39743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mehr als 1 Stunde, bis zu 11⁄2 Stunden</text:p>
          </table:table-cell>
          <table:table-cell office:value-type="float" office:value="39744" calcext:value-type="float">
            <text:p>39744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45" calcext:value-type="float">
            <text:p>39745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46" calcext:value-type="float">
            <text:p>39746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47" calcext:value-type="float">
            <text:p>39747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mehr als 3 Stunden.</text:p>
          </table:table-cell>
          <table:table-cell office:value-type="float" office:value="39748" calcext:value-type="float">
            <text:p>39748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(Weiß nicht)</text:p>
          </table:table-cell>
          <table:table-cell office:value-type="float" office:value="39749" calcext:value-type="float">
            <text:p>39749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gar keine Zeit</text:p>
          </table:table-cell>
          <table:table-cell office:value-type="float" office:value="39739" calcext:value-type="float">
            <text:p>39739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weniger als 15 Minuten</text:p>
          </table:table-cell>
          <table:table-cell office:value-type="float" office:value="39740" calcext:value-type="float">
            <text:p>39740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15 Minuten bis 1⁄2 Stunde</text:p>
          </table:table-cell>
          <table:table-cell office:value-type="float" office:value="39741" calcext:value-type="float">
            <text:p>39741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mehr als 1⁄2 Stunde, bis zu 45 Minuten</text:p>
          </table:table-cell>
          <table:table-cell office:value-type="float" office:value="39742" calcext:value-type="float">
            <text:p>39742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mehr als 45 Minuten, bis zu 1 Stunde</text:p>
          </table:table-cell>
          <table:table-cell office:value-type="float" office:value="39743" calcext:value-type="float">
            <text:p>39743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mehr als 1 Stunde, bis zu 11⁄2 Stunden</text:p>
          </table:table-cell>
          <table:table-cell office:value-type="float" office:value="39744" calcext:value-type="float">
            <text:p>39744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45" calcext:value-type="float">
            <text:p>39745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46" calcext:value-type="float">
            <text:p>39746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47" calcext:value-type="float">
            <text:p>39747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mehr als 3 Stunden.</text:p>
          </table:table-cell>
          <table:table-cell office:value-type="float" office:value="39748" calcext:value-type="float">
            <text:p>39748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(Weiß nicht)</text:p>
          </table:table-cell>
          <table:table-cell office:value-type="float" office:value="39749" calcext:value-type="float">
            <text:p>39749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gar keine Zeit</text:p>
          </table:table-cell>
          <table:table-cell office:value-type="float" office:value="39727" calcext:value-type="float">
            <text:p>397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weniger als 1⁄2 Stunde</text:p>
          </table:table-cell>
          <table:table-cell office:value-type="float" office:value="39728" calcext:value-type="float">
            <text:p>3972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29" calcext:value-type="float">
            <text:p>39729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730" calcext:value-type="float">
            <text:p>39730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31" calcext:value-type="float">
            <text:p>3973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32" calcext:value-type="float">
            <text:p>3973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33" calcext:value-type="float">
            <text:p>39733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39734" calcext:value-type="float">
            <text:p>39734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39735" calcext:value-type="float">
            <text:p>39735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39736" calcext:value-type="float">
            <text:p>3973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mehr als 6 Stunden</text:p>
          </table:table-cell>
          <table:table-cell office:value-type="float" office:value="39737" calcext:value-type="float">
            <text:p>3973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(Weiß nicht)</text:p>
          </table:table-cell>
          <table:table-cell office:value-type="float" office:value="39738" calcext:value-type="float">
            <text:p>3973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gar keine Zeit</text:p>
          </table:table-cell>
          <table:table-cell office:value-type="float" office:value="39727" calcext:value-type="float">
            <text:p>397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weniger als 1⁄2 Stunde</text:p>
          </table:table-cell>
          <table:table-cell office:value-type="float" office:value="39728" calcext:value-type="float">
            <text:p>3972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1⁄2 Stunde bis 1 Stunde</text:p>
          </table:table-cell>
          <table:table-cell office:value-type="float" office:value="39729" calcext:value-type="float">
            <text:p>39729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mehr als 1 Stunde, bis zu 1 1⁄2 Stunden</text:p>
          </table:table-cell>
          <table:table-cell office:value-type="float" office:value="39730" calcext:value-type="float">
            <text:p>39730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mehr als 11⁄2 Stunden, bis zu 2 Stunden</text:p>
          </table:table-cell>
          <table:table-cell office:value-type="float" office:value="39731" calcext:value-type="float">
            <text:p>3973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mehr als 2 Stunden, bis zu 21⁄2 Stunden</text:p>
          </table:table-cell>
          <table:table-cell office:value-type="float" office:value="39732" calcext:value-type="float">
            <text:p>3973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mehr als 21⁄2 Stunden, bis zu 3 Stunden</text:p>
          </table:table-cell>
          <table:table-cell office:value-type="float" office:value="39733" calcext:value-type="float">
            <text:p>39733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mehr als 3 Stunden, bis zu 4 Stunden</text:p>
          </table:table-cell>
          <table:table-cell office:value-type="float" office:value="39734" calcext:value-type="float">
            <text:p>39734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mehr als 4 Stunden, bis zu 5 Stunden</text:p>
          </table:table-cell>
          <table:table-cell office:value-type="float" office:value="39735" calcext:value-type="float">
            <text:p>39735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mehr als 5 Stunden, bis zu 6 Stunden</text:p>
          </table:table-cell>
          <table:table-cell office:value-type="float" office:value="39736" calcext:value-type="float">
            <text:p>3973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mehr als 6 Stunden</text:p>
          </table:table-cell>
          <table:table-cell office:value-type="float" office:value="39737" calcext:value-type="float">
            <text:p>3973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(Weiß nicht)</text:p>
          </table:table-cell>
          <table:table-cell office:value-type="float" office:value="39738" calcext:value-type="float">
            <text:p>39738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äußerst erfolglos</text:p>
          </table:table-cell>
          <table:table-cell office:value-type="float" office:value="39750" calcext:value-type="float">
            <text:p>39750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39751" calcext:value-type="float">
            <text:p>39751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39752" calcext:value-type="float">
            <text:p>39752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39753" calcext:value-type="float">
            <text:p>39753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39754" calcext:value-type="float">
            <text:p>39754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39755" calcext:value-type="float">
            <text:p>39755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39756" calcext:value-type="float">
            <text:p>39756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39757" calcext:value-type="float">
            <text:p>39757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39758" calcext:value-type="float">
            <text:p>39758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39759" calcext:value-type="float">
            <text:p>39759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äußerst erfolgreich</text:p>
          </table:table-cell>
          <table:table-cell office:value-type="float" office:value="39760" calcext:value-type="float">
            <text:p>39760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Weiß nicht)</text:p>
          </table:table-cell>
          <table:table-cell office:value-type="float" office:value="39761" calcext:value-type="float">
            <text:p>39761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äußerst erfolglos</text:p>
          </table:table-cell>
          <table:table-cell office:value-type="float" office:value="39762" calcext:value-type="float">
            <text:p>39762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39763" calcext:value-type="float">
            <text:p>3976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39764" calcext:value-type="float">
            <text:p>39764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39765" calcext:value-type="float">
            <text:p>39765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39766" calcext:value-type="float">
            <text:p>39766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39767" calcext:value-type="float">
            <text:p>39767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39768" calcext:value-type="float">
            <text:p>39768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39769" calcext:value-type="float">
            <text:p>39769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39770" calcext:value-type="float">
            <text:p>39770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39771" calcext:value-type="float">
            <text:p>39771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äußerst erfolgreich</text:p>
          </table:table-cell>
          <table:table-cell office:value-type="float" office:value="39772" calcext:value-type="float">
            <text:p>39772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Weiß nicht)</text:p>
          </table:table-cell>
          <table:table-cell office:value-type="float" office:value="39773" calcext:value-type="float">
            <text:p>3977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äußerst langsam</text:p>
          </table:table-cell>
          <table:table-cell office:value-type="float" office:value="39774" calcext:value-type="float">
            <text:p>39774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39775" calcext:value-type="float">
            <text:p>39775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39776" calcext:value-type="float">
            <text:p>39776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39777" calcext:value-type="float">
            <text:p>39777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39778" calcext:value-type="float">
            <text:p>39778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39779" calcext:value-type="float">
            <text:p>39779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39780" calcext:value-type="float">
            <text:p>39780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39781" calcext:value-type="float">
            <text:p>39781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39782" calcext:value-type="float">
            <text:p>39782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39783" calcext:value-type="float">
            <text:p>39783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äußerst schnell</text:p>
          </table:table-cell>
          <table:table-cell office:value-type="float" office:value="39784" calcext:value-type="float">
            <text:p>39784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2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Weiß nicht)</text:p>
          </table:table-cell>
          <table:table-cell office:value-type="float" office:value="39785" calcext:value-type="float">
            <text:p>39785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5_2010_GER_AT_23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überhaupt nicht oft</text:p>
          </table:table-cell>
          <table:table-cell office:value-type="float" office:value="39786" calcext:value-type="float">
            <text:p>39786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nicht sehr oft</text:p>
          </table:table-cell>
          <table:table-cell office:value-type="float" office:value="39787" calcext:value-type="float">
            <text:p>39787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oft</text:p>
          </table:table-cell>
          <table:table-cell office:value-type="float" office:value="39788" calcext:value-type="float">
            <text:p>39788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oder sehr oft</text:p>
          </table:table-cell>
          <table:table-cell office:value-type="float" office:value="39789" calcext:value-type="float">
            <text:p>39789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Weiß nicht)</text:p>
          </table:table-cell>
          <table:table-cell office:value-type="float" office:value="39790" calcext:value-type="float">
            <text:p>39790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überhaupt nicht oft</text:p>
          </table:table-cell>
          <table:table-cell office:value-type="float" office:value="39786" calcext:value-type="float">
            <text:p>39786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nicht sehr oft</text:p>
          </table:table-cell>
          <table:table-cell office:value-type="float" office:value="39787" calcext:value-type="float">
            <text:p>39787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oft</text:p>
          </table:table-cell>
          <table:table-cell office:value-type="float" office:value="39788" calcext:value-type="float">
            <text:p>39788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oder sehr oft</text:p>
          </table:table-cell>
          <table:table-cell office:value-type="float" office:value="39789" calcext:value-type="float">
            <text:p>39789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Weiß nicht)</text:p>
          </table:table-cell>
          <table:table-cell office:value-type="float" office:value="39790" calcext:value-type="float">
            <text:p>39790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überhaupt nicht oft</text:p>
          </table:table-cell>
          <table:table-cell office:value-type="float" office:value="39786" calcext:value-type="float">
            <text:p>39786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nicht sehr oft</text:p>
          </table:table-cell>
          <table:table-cell office:value-type="float" office:value="39787" calcext:value-type="float">
            <text:p>39787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oft</text:p>
          </table:table-cell>
          <table:table-cell office:value-type="float" office:value="39788" calcext:value-type="float">
            <text:p>39788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oder sehr oft</text:p>
          </table:table-cell>
          <table:table-cell office:value-type="float" office:value="39789" calcext:value-type="float">
            <text:p>39789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Weiß nicht)</text:p>
          </table:table-cell>
          <table:table-cell office:value-type="float" office:value="39790" calcext:value-type="float">
            <text:p>39790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5_2010_GER_AT_23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<text:s/>überhaupt nicht wahrscheinlich</text:p>
          </table:table-cell>
          <table:table-cell office:value-type="float" office:value="39791" calcext:value-type="float">
            <text:p>39791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<text:s/>nicht sehr wahrscheinlich</text:p>
          </table:table-cell>
          <table:table-cell office:value-type="float" office:value="39792" calcext:value-type="float">
            <text:p>39792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<text:s/>eher wahrscheinlich</text:p>
          </table:table-cell>
          <table:table-cell office:value-type="float" office:value="39793" calcext:value-type="float">
            <text:p>39793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9794" calcext:value-type="float">
            <text:p>39794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Weiß nicht)</text:p>
          </table:table-cell>
          <table:table-cell office:value-type="float" office:value="39795" calcext:value-type="float">
            <text:p>39795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<text:s/>überhaupt nicht wahrscheinlich</text:p>
          </table:table-cell>
          <table:table-cell office:value-type="float" office:value="39791" calcext:value-type="float">
            <text:p>39791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<text:s/>nicht sehr wahrscheinlich</text:p>
          </table:table-cell>
          <table:table-cell office:value-type="float" office:value="39792" calcext:value-type="float">
            <text:p>39792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<text:s/>eher wahrscheinlich</text:p>
          </table:table-cell>
          <table:table-cell office:value-type="float" office:value="39793" calcext:value-type="float">
            <text:p>39793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9794" calcext:value-type="float">
            <text:p>39794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Weiß nicht)</text:p>
          </table:table-cell>
          <table:table-cell office:value-type="float" office:value="39795" calcext:value-type="float">
            <text:p>39795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<text:s/>überhaupt nicht wahrscheinlich</text:p>
          </table:table-cell>
          <table:table-cell office:value-type="float" office:value="39791" calcext:value-type="float">
            <text:p>39791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<text:s/>nicht sehr wahrscheinlich</text:p>
          </table:table-cell>
          <table:table-cell office:value-type="float" office:value="39792" calcext:value-type="float">
            <text:p>39792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<text:s/>eher wahrscheinlich</text:p>
          </table:table-cell>
          <table:table-cell office:value-type="float" office:value="39793" calcext:value-type="float">
            <text:p>39793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9794" calcext:value-type="float">
            <text:p>39794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Weiß nicht)</text:p>
          </table:table-cell>
          <table:table-cell office:value-type="float" office:value="39795" calcext:value-type="float">
            <text:p>39795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5_2010_GER_AT_236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gar nicht wahrscheinlich</text:p>
          </table:table-cell>
          <table:table-cell office:value-type="float" office:value="39796" calcext:value-type="float">
            <text:p>39796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6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wenig wahrscheinlich</text:p>
          </table:table-cell>
          <table:table-cell office:value-type="float" office:value="39797" calcext:value-type="float">
            <text:p>39797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6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wahrscheinlich</text:p>
          </table:table-cell>
          <table:table-cell office:value-type="float" office:value="39798" calcext:value-type="float">
            <text:p>39798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6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9799" calcext:value-type="float">
            <text:p>39799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6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(Weiß nicht)</text:p>
          </table:table-cell>
          <table:table-cell office:value-type="float" office:value="39800" calcext:value-type="float">
            <text:p>39800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7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<text:s/>gar nicht wahrscheinlich</text:p>
          </table:table-cell>
          <table:table-cell office:value-type="float" office:value="39796" calcext:value-type="float">
            <text:p>39796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7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<text:s/>wenig wahrscheinlich</text:p>
          </table:table-cell>
          <table:table-cell office:value-type="float" office:value="39797" calcext:value-type="float">
            <text:p>39797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7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<text:s/>wahrscheinlich</text:p>
          </table:table-cell>
          <table:table-cell office:value-type="float" office:value="39798" calcext:value-type="float">
            <text:p>39798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7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9799" calcext:value-type="float">
            <text:p>39799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7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(Weiß nicht)</text:p>
          </table:table-cell>
          <table:table-cell office:value-type="float" office:value="39800" calcext:value-type="float">
            <text:p>39800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8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<text:s/>gar nicht wahrscheinlich</text:p>
          </table:table-cell>
          <table:table-cell office:value-type="float" office:value="39796" calcext:value-type="float">
            <text:p>39796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8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<text:s/>wenig wahrscheinlich</text:p>
          </table:table-cell>
          <table:table-cell office:value-type="float" office:value="39797" calcext:value-type="float">
            <text:p>39797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8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<text:s/>wahrscheinlich</text:p>
          </table:table-cell>
          <table:table-cell office:value-type="float" office:value="39798" calcext:value-type="float">
            <text:p>39798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8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<text:s/>sehr wahrscheinlich</text:p>
          </table:table-cell>
          <table:table-cell office:value-type="float" office:value="39799" calcext:value-type="float">
            <text:p>39799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8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(Weiß nicht)</text:p>
          </table:table-cell>
          <table:table-cell office:value-type="float" office:value="39800" calcext:value-type="float">
            <text:p>39800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5_2010_GER_AT_239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<text:s/>sehr erfolglos</text:p>
          </table:table-cell>
          <table:table-cell office:value-type="float" office:value="39801" calcext:value-type="float">
            <text:p>39801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39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<text:s/>ziemlich erfolglos</text:p>
          </table:table-cell>
          <table:table-cell office:value-type="float" office:value="39802" calcext:value-type="float">
            <text:p>39802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39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<text:s/>weder erfolglos noch erfolgreich</text:p>
          </table:table-cell>
          <table:table-cell office:value-type="float" office:value="39803" calcext:value-type="float">
            <text:p>39803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39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<text:s/>ziemlich erfolgreich</text:p>
          </table:table-cell>
          <table:table-cell office:value-type="float" office:value="39804" calcext:value-type="float">
            <text:p>39804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39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<text:s/>sehr erfolgreich</text:p>
          </table:table-cell>
          <table:table-cell office:value-type="float" office:value="39805" calcext:value-type="float">
            <text:p>39805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39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(Weiß nicht)</text:p>
          </table:table-cell>
          <table:table-cell office:value-type="float" office:value="39806" calcext:value-type="float">
            <text:p>39806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40</text:p>
          </table:table-cell>
          <table:table-cell office:value-type="string" calcext:value-type="string">
            <text:p>IS14</text:p>
          </table:table-cell>
          <table:table-cell office:value-type="string" calcext:value-type="string">
            <text:p><text:s/>sehr erfolglos</text:p>
          </table:table-cell>
          <table:table-cell office:value-type="float" office:value="39801" calcext:value-type="float">
            <text:p>39801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40</text:p>
          </table:table-cell>
          <table:table-cell office:value-type="string" calcext:value-type="string">
            <text:p>IS14</text:p>
          </table:table-cell>
          <table:table-cell office:value-type="string" calcext:value-type="string">
            <text:p><text:s/>ziemlich erfolglos</text:p>
          </table:table-cell>
          <table:table-cell office:value-type="float" office:value="39802" calcext:value-type="float">
            <text:p>39802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40</text:p>
          </table:table-cell>
          <table:table-cell office:value-type="string" calcext:value-type="string">
            <text:p>IS14</text:p>
          </table:table-cell>
          <table:table-cell office:value-type="string" calcext:value-type="string">
            <text:p><text:s/>weder erfolglos noch erfolgreich</text:p>
          </table:table-cell>
          <table:table-cell office:value-type="float" office:value="39803" calcext:value-type="float">
            <text:p>39803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40</text:p>
          </table:table-cell>
          <table:table-cell office:value-type="string" calcext:value-type="string">
            <text:p>IS14</text:p>
          </table:table-cell>
          <table:table-cell office:value-type="string" calcext:value-type="string">
            <text:p><text:s/>ziemlich erfolgreich</text:p>
          </table:table-cell>
          <table:table-cell office:value-type="float" office:value="39804" calcext:value-type="float">
            <text:p>39804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40</text:p>
          </table:table-cell>
          <table:table-cell office:value-type="string" calcext:value-type="string">
            <text:p>IS14</text:p>
          </table:table-cell>
          <table:table-cell office:value-type="string" calcext:value-type="string">
            <text:p><text:s/>sehr erfolgreich</text:p>
          </table:table-cell>
          <table:table-cell office:value-type="float" office:value="39805" calcext:value-type="float">
            <text:p>39805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40</text:p>
          </table:table-cell>
          <table:table-cell office:value-type="string" calcext:value-type="string">
            <text:p>IS14</text:p>
          </table:table-cell>
          <table:table-cell office:value-type="string" calcext:value-type="string">
            <text:p>(Weiß nicht)</text:p>
          </table:table-cell>
          <table:table-cell office:value-type="float" office:value="39806" calcext:value-type="float">
            <text:p>39806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5_2010_GER_AT_241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<text:s/>sehr langsam</text:p>
          </table:table-cell>
          <table:table-cell office:value-type="float" office:value="39807" calcext:value-type="float">
            <text:p>39807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string" calcext:value-type="string">
            <text:p>ESS_R05_2010_GER_AT_241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<text:s/>ziemlich langsam</text:p>
          </table:table-cell>
          <table:table-cell office:value-type="float" office:value="39808" calcext:value-type="float">
            <text:p>39808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string" calcext:value-type="string">
            <text:p>ESS_R05_2010_GER_AT_241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<text:s/>weder langsam noch schnell</text:p>
          </table:table-cell>
          <table:table-cell office:value-type="float" office:value="39809" calcext:value-type="float">
            <text:p>39809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string" calcext:value-type="string">
            <text:p>ESS_R05_2010_GER_AT_241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<text:s/>ziemlich schnell</text:p>
          </table:table-cell>
          <table:table-cell office:value-type="float" office:value="39810" calcext:value-type="float">
            <text:p>39810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string" calcext:value-type="string">
            <text:p>ESS_R05_2010_GER_AT_241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<text:s/>sehr schnell</text:p>
          </table:table-cell>
          <table:table-cell office:value-type="float" office:value="39811" calcext:value-type="float">
            <text:p>39811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string" calcext:value-type="string">
            <text:p>ESS_R05_2010_GER_AT_241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(Weiß nicht)</text:p>
          </table:table-cell>
          <table:table-cell office:value-type="float" office:value="39812" calcext:value-type="float">
            <text:p>39812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fast nie</text:p>
          </table:table-cell>
          <table:table-cell office:value-type="float" office:value="39813" calcext:value-type="float">
            <text:p>39813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float" office:value="1" calcext:value-type="float">
            <text:p>1</text:p>
          </table:table-cell>
          <table:table-cell office:value-type="float" office:value="39814" calcext:value-type="float">
            <text:p>39814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float" office:value="2" calcext:value-type="float">
            <text:p>2</text:p>
          </table:table-cell>
          <table:table-cell office:value-type="float" office:value="39815" calcext:value-type="float">
            <text:p>39815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float" office:value="3" calcext:value-type="float">
            <text:p>3</text:p>
          </table:table-cell>
          <table:table-cell office:value-type="float" office:value="39816" calcext:value-type="float">
            <text:p>39816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float" office:value="4" calcext:value-type="float">
            <text:p>4</text:p>
          </table:table-cell>
          <table:table-cell office:value-type="float" office:value="39817" calcext:value-type="float">
            <text:p>39817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float" office:value="5" calcext:value-type="float">
            <text:p>5</text:p>
          </table:table-cell>
          <table:table-cell office:value-type="float" office:value="39818" calcext:value-type="float">
            <text:p>39818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float" office:value="6" calcext:value-type="float">
            <text:p>6</text:p>
          </table:table-cell>
          <table:table-cell office:value-type="float" office:value="39819" calcext:value-type="float">
            <text:p>39819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float" office:value="7" calcext:value-type="float">
            <text:p>7</text:p>
          </table:table-cell>
          <table:table-cell office:value-type="float" office:value="39820" calcext:value-type="float">
            <text:p>39820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float" office:value="8" calcext:value-type="float">
            <text:p>8</text:p>
          </table:table-cell>
          <table:table-cell office:value-type="float" office:value="39821" calcext:value-type="float">
            <text:p>39821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float" office:value="9" calcext:value-type="float">
            <text:p>9</text:p>
          </table:table-cell>
          <table:table-cell office:value-type="float" office:value="39822" calcext:value-type="float">
            <text:p>39822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fast immer</text:p>
          </table:table-cell>
          <table:table-cell office:value-type="float" office:value="39823" calcext:value-type="float">
            <text:p>39823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(Weiß nicht)</text:p>
          </table:table-cell>
          <table:table-cell office:value-type="float" office:value="39824" calcext:value-type="float">
            <text:p>39824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fast nie</text:p>
          </table:table-cell>
          <table:table-cell office:value-type="float" office:value="39813" calcext:value-type="float">
            <text:p>39813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float" office:value="1" calcext:value-type="float">
            <text:p>1</text:p>
          </table:table-cell>
          <table:table-cell office:value-type="float" office:value="39814" calcext:value-type="float">
            <text:p>39814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float" office:value="2" calcext:value-type="float">
            <text:p>2</text:p>
          </table:table-cell>
          <table:table-cell office:value-type="float" office:value="39815" calcext:value-type="float">
            <text:p>39815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float" office:value="3" calcext:value-type="float">
            <text:p>3</text:p>
          </table:table-cell>
          <table:table-cell office:value-type="float" office:value="39816" calcext:value-type="float">
            <text:p>39816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float" office:value="4" calcext:value-type="float">
            <text:p>4</text:p>
          </table:table-cell>
          <table:table-cell office:value-type="float" office:value="39817" calcext:value-type="float">
            <text:p>39817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float" office:value="5" calcext:value-type="float">
            <text:p>5</text:p>
          </table:table-cell>
          <table:table-cell office:value-type="float" office:value="39818" calcext:value-type="float">
            <text:p>39818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float" office:value="6" calcext:value-type="float">
            <text:p>6</text:p>
          </table:table-cell>
          <table:table-cell office:value-type="float" office:value="39819" calcext:value-type="float">
            <text:p>39819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float" office:value="7" calcext:value-type="float">
            <text:p>7</text:p>
          </table:table-cell>
          <table:table-cell office:value-type="float" office:value="39820" calcext:value-type="float">
            <text:p>39820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float" office:value="8" calcext:value-type="float">
            <text:p>8</text:p>
          </table:table-cell>
          <table:table-cell office:value-type="float" office:value="39821" calcext:value-type="float">
            <text:p>39821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float" office:value="9" calcext:value-type="float">
            <text:p>9</text:p>
          </table:table-cell>
          <table:table-cell office:value-type="float" office:value="39822" calcext:value-type="float">
            <text:p>39822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fast immer</text:p>
          </table:table-cell>
          <table:table-cell office:value-type="float" office:value="39823" calcext:value-type="float">
            <text:p>39823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(Weiß nicht)</text:p>
          </table:table-cell>
          <table:table-cell office:value-type="float" office:value="39824" calcext:value-type="float">
            <text:p>39824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string" calcext:value-type="string">
            <text:p>fast nie</text:p>
          </table:table-cell>
          <table:table-cell office:value-type="float" office:value="39813" calcext:value-type="float">
            <text:p>39813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float" office:value="1" calcext:value-type="float">
            <text:p>1</text:p>
          </table:table-cell>
          <table:table-cell office:value-type="float" office:value="39814" calcext:value-type="float">
            <text:p>39814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float" office:value="2" calcext:value-type="float">
            <text:p>2</text:p>
          </table:table-cell>
          <table:table-cell office:value-type="float" office:value="39815" calcext:value-type="float">
            <text:p>39815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float" office:value="3" calcext:value-type="float">
            <text:p>3</text:p>
          </table:table-cell>
          <table:table-cell office:value-type="float" office:value="39816" calcext:value-type="float">
            <text:p>39816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float" office:value="4" calcext:value-type="float">
            <text:p>4</text:p>
          </table:table-cell>
          <table:table-cell office:value-type="float" office:value="39817" calcext:value-type="float">
            <text:p>39817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float" office:value="5" calcext:value-type="float">
            <text:p>5</text:p>
          </table:table-cell>
          <table:table-cell office:value-type="float" office:value="39818" calcext:value-type="float">
            <text:p>39818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float" office:value="6" calcext:value-type="float">
            <text:p>6</text:p>
          </table:table-cell>
          <table:table-cell office:value-type="float" office:value="39819" calcext:value-type="float">
            <text:p>39819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float" office:value="7" calcext:value-type="float">
            <text:p>7</text:p>
          </table:table-cell>
          <table:table-cell office:value-type="float" office:value="39820" calcext:value-type="float">
            <text:p>39820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float" office:value="8" calcext:value-type="float">
            <text:p>8</text:p>
          </table:table-cell>
          <table:table-cell office:value-type="float" office:value="39821" calcext:value-type="float">
            <text:p>39821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float" office:value="9" calcext:value-type="float">
            <text:p>9</text:p>
          </table:table-cell>
          <table:table-cell office:value-type="float" office:value="39822" calcext:value-type="float">
            <text:p>39822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string" calcext:value-type="string">
            <text:p>fast immer</text:p>
          </table:table-cell>
          <table:table-cell office:value-type="float" office:value="39823" calcext:value-type="float">
            <text:p>39823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string" calcext:value-type="string">
            <text:p>(Weiß nicht)</text:p>
          </table:table-cell>
          <table:table-cell office:value-type="float" office:value="39824" calcext:value-type="float">
            <text:p>39824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5_2010_GER_AT_245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sehr unwahrscheinlich</text:p>
          </table:table-cell>
          <table:table-cell office:value-type="float" office:value="39825" calcext:value-type="float">
            <text:p>39825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5</text:p>
          </table:table-cell>
          <table:table-cell office:value-type="string" calcext:value-type="string">
            <text:p>IS19</text:p>
          </table:table-cell>
          <table:table-cell office:value-type="float" office:value="1" calcext:value-type="float">
            <text:p>1</text:p>
          </table:table-cell>
          <table:table-cell office:value-type="float" office:value="39826" calcext:value-type="float">
            <text:p>39826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5</text:p>
          </table:table-cell>
          <table:table-cell office:value-type="string" calcext:value-type="string">
            <text:p>IS19</text:p>
          </table:table-cell>
          <table:table-cell office:value-type="float" office:value="2" calcext:value-type="float">
            <text:p>2</text:p>
          </table:table-cell>
          <table:table-cell office:value-type="float" office:value="39827" calcext:value-type="float">
            <text:p>39827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5</text:p>
          </table:table-cell>
          <table:table-cell office:value-type="string" calcext:value-type="string">
            <text:p>IS19</text:p>
          </table:table-cell>
          <table:table-cell office:value-type="float" office:value="3" calcext:value-type="float">
            <text:p>3</text:p>
          </table:table-cell>
          <table:table-cell office:value-type="float" office:value="39828" calcext:value-type="float">
            <text:p>39828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5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sehr wahrscheinlich</text:p>
          </table:table-cell>
          <table:table-cell office:value-type="float" office:value="39829" calcext:value-type="float">
            <text:p>39829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5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(Weiß nicht)</text:p>
          </table:table-cell>
          <table:table-cell office:value-type="float" office:value="39830" calcext:value-type="float">
            <text:p>39830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6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sehr unwahrscheinlich</text:p>
          </table:table-cell>
          <table:table-cell office:value-type="float" office:value="39825" calcext:value-type="float">
            <text:p>39825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6</text:p>
          </table:table-cell>
          <table:table-cell office:value-type="string" calcext:value-type="string">
            <text:p>IS20</text:p>
          </table:table-cell>
          <table:table-cell office:value-type="float" office:value="1" calcext:value-type="float">
            <text:p>1</text:p>
          </table:table-cell>
          <table:table-cell office:value-type="float" office:value="39826" calcext:value-type="float">
            <text:p>39826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6</text:p>
          </table:table-cell>
          <table:table-cell office:value-type="string" calcext:value-type="string">
            <text:p>IS20</text:p>
          </table:table-cell>
          <table:table-cell office:value-type="float" office:value="2" calcext:value-type="float">
            <text:p>2</text:p>
          </table:table-cell>
          <table:table-cell office:value-type="float" office:value="39827" calcext:value-type="float">
            <text:p>39827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6</text:p>
          </table:table-cell>
          <table:table-cell office:value-type="string" calcext:value-type="string">
            <text:p>IS20</text:p>
          </table:table-cell>
          <table:table-cell office:value-type="float" office:value="3" calcext:value-type="float">
            <text:p>3</text:p>
          </table:table-cell>
          <table:table-cell office:value-type="float" office:value="39828" calcext:value-type="float">
            <text:p>39828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6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sehr wahrscheinlich</text:p>
          </table:table-cell>
          <table:table-cell office:value-type="float" office:value="39829" calcext:value-type="float">
            <text:p>39829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6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(Weiß nicht)</text:p>
          </table:table-cell>
          <table:table-cell office:value-type="float" office:value="39830" calcext:value-type="float">
            <text:p>39830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7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sehr unwahrscheinlich</text:p>
          </table:table-cell>
          <table:table-cell office:value-type="float" office:value="39825" calcext:value-type="float">
            <text:p>39825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7</text:p>
          </table:table-cell>
          <table:table-cell office:value-type="string" calcext:value-type="string">
            <text:p>IS21</text:p>
          </table:table-cell>
          <table:table-cell office:value-type="float" office:value="1" calcext:value-type="float">
            <text:p>1</text:p>
          </table:table-cell>
          <table:table-cell office:value-type="float" office:value="39826" calcext:value-type="float">
            <text:p>39826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7</text:p>
          </table:table-cell>
          <table:table-cell office:value-type="string" calcext:value-type="string">
            <text:p>IS21</text:p>
          </table:table-cell>
          <table:table-cell office:value-type="float" office:value="2" calcext:value-type="float">
            <text:p>2</text:p>
          </table:table-cell>
          <table:table-cell office:value-type="float" office:value="39827" calcext:value-type="float">
            <text:p>39827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7</text:p>
          </table:table-cell>
          <table:table-cell office:value-type="string" calcext:value-type="string">
            <text:p>IS21</text:p>
          </table:table-cell>
          <table:table-cell office:value-type="float" office:value="3" calcext:value-type="float">
            <text:p>3</text:p>
          </table:table-cell>
          <table:table-cell office:value-type="float" office:value="39828" calcext:value-type="float">
            <text:p>39828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7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sehr wahrscheinlich</text:p>
          </table:table-cell>
          <table:table-cell office:value-type="float" office:value="39829" calcext:value-type="float">
            <text:p>39829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7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(Weiß nicht)</text:p>
          </table:table-cell>
          <table:table-cell office:value-type="float" office:value="39830" calcext:value-type="float">
            <text:p>39830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<text:s/>äußerst erfolglos</text:p>
          </table:table-cell>
          <table:table-cell office:value-type="float" office:value="39831" calcext:value-type="float">
            <text:p>39831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<text:s/>sehr erfolglos</text:p>
          </table:table-cell>
          <table:table-cell office:value-type="float" office:value="39832" calcext:value-type="float">
            <text:p>39832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<text:s/>ziemlich erfolglos</text:p>
          </table:table-cell>
          <table:table-cell office:value-type="float" office:value="39833" calcext:value-type="float">
            <text:p>39833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<text:s/>weder erfolglos noch erfolgreich</text:p>
          </table:table-cell>
          <table:table-cell office:value-type="float" office:value="39834" calcext:value-type="float">
            <text:p>39834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<text:s/>ziemlich erfolgreich</text:p>
          </table:table-cell>
          <table:table-cell office:value-type="float" office:value="39835" calcext:value-type="float">
            <text:p>39835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<text:s/>sehr erfolgreich</text:p>
          </table:table-cell>
          <table:table-cell office:value-type="float" office:value="39836" calcext:value-type="float">
            <text:p>39836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<text:s/>äußerst erfolgreich</text:p>
          </table:table-cell>
          <table:table-cell office:value-type="float" office:value="39837" calcext:value-type="float">
            <text:p>39837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(Weiß nicht)</text:p>
          </table:table-cell>
          <table:table-cell office:value-type="float" office:value="39838" calcext:value-type="float">
            <text:p>39838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9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äußerst erfolglos</text:p>
          </table:table-cell>
          <table:table-cell office:value-type="float" office:value="39831" calcext:value-type="float">
            <text:p>39831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9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sehr erfolglos</text:p>
          </table:table-cell>
          <table:table-cell office:value-type="float" office:value="39832" calcext:value-type="float">
            <text:p>39832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9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ziemlich erfolglos</text:p>
          </table:table-cell>
          <table:table-cell office:value-type="float" office:value="39833" calcext:value-type="float">
            <text:p>39833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9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weder erfolglos noch erfolgreich</text:p>
          </table:table-cell>
          <table:table-cell office:value-type="float" office:value="39834" calcext:value-type="float">
            <text:p>39834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9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ziemlich erfolgreich</text:p>
          </table:table-cell>
          <table:table-cell office:value-type="float" office:value="39835" calcext:value-type="float">
            <text:p>39835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9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sehr erfolgreich</text:p>
          </table:table-cell>
          <table:table-cell office:value-type="float" office:value="39836" calcext:value-type="float">
            <text:p>39836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9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äußerst erfolgreich</text:p>
          </table:table-cell>
          <table:table-cell office:value-type="float" office:value="39837" calcext:value-type="float">
            <text:p>39837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49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(Weiß nicht)</text:p>
          </table:table-cell>
          <table:table-cell office:value-type="float" office:value="39838" calcext:value-type="float">
            <text:p>39838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5_2010_GER_AT_250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äußerst langsam</text:p>
          </table:table-cell>
          <table:table-cell office:value-type="float" office:value="39839" calcext:value-type="float">
            <text:p>39839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ESS_R05_2010_GER_AT_250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sehr langsam</text:p>
          </table:table-cell>
          <table:table-cell office:value-type="float" office:value="39840" calcext:value-type="float">
            <text:p>39840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ESS_R05_2010_GER_AT_250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ziemlich langsam</text:p>
          </table:table-cell>
          <table:table-cell office:value-type="float" office:value="39841" calcext:value-type="float">
            <text:p>39841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ESS_R05_2010_GER_AT_250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weder langsam noch schnell</text:p>
          </table:table-cell>
          <table:table-cell office:value-type="float" office:value="39842" calcext:value-type="float">
            <text:p>39842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ESS_R05_2010_GER_AT_250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ziemlich schnell</text:p>
          </table:table-cell>
          <table:table-cell office:value-type="float" office:value="39843" calcext:value-type="float">
            <text:p>39843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ESS_R05_2010_GER_AT_250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sehr schnell</text:p>
          </table:table-cell>
          <table:table-cell office:value-type="float" office:value="39844" calcext:value-type="float">
            <text:p>39844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ESS_R05_2010_GER_AT_250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äußerst schnell</text:p>
          </table:table-cell>
          <table:table-cell office:value-type="float" office:value="39845" calcext:value-type="float">
            <text:p>39845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ESS_R05_2010_GER_AT_250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(Weiß nicht)</text:p>
          </table:table-cell>
          <table:table-cell office:value-type="float" office:value="39846" calcext:value-type="float">
            <text:p>39846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ESS_R05_2010_GER_AT_251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(Ausfüllen)</text:p>
          </table:table-cell>
          <table:table-cell office:value-type="float" office:value="33959" calcext:value-type="float">
            <text:p>33959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string" calcext:value-type="string">
            <text:p>ESS_R05_2010_GER_AT_251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(Weiß nicht)</text:p>
          </table:table-cell>
          <table:table-cell office:value-type="float" office:value="33960" calcext:value-type="float">
            <text:p>33960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string" calcext:value-type="string">
            <text:p>ESS_R05_2010_GER_AT_252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(Ausfüllen)</text:p>
          </table:table-cell>
          <table:table-cell office:value-type="float" office:value="33959" calcext:value-type="float">
            <text:p>33959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string" calcext:value-type="string">
            <text:p>ESS_R05_2010_GER_AT_252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(Weiß nicht)</text:p>
          </table:table-cell>
          <table:table-cell office:value-type="float" office:value="33960" calcext:value-type="float">
            <text:p>33960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string" calcext:value-type="string">
            <text:p>ESS_R05_2010_GER_AT_253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(Ausfüllen)</text:p>
          </table:table-cell>
          <table:table-cell office:value-type="float" office:value="33959" calcext:value-type="float">
            <text:p>33959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string" calcext:value-type="string">
            <text:p>ESS_R05_2010_GER_AT_253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(Weiß nicht)</text:p>
          </table:table-cell>
          <table:table-cell office:value-type="float" office:value="33960" calcext:value-type="float">
            <text:p>33960</text:p>
          </table:table-cell>
          <table:table-cell office:value-type="float" office:value="4204" calcext:value-type="float">
            <text:p>4204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GER_AT_5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Und nun ein paar Fragen zu Ihnen und Ihrem Leben.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S_R05_2010_GER_AT_12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Und nun würde ich Ihnen gerne noch ein paar Fragen über Sie und andere Personen in Ihrem Haushalt stellen.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5_2010_GER_AT_23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un ein paar Fragen dazu, wie die Polizei mit Straftaten wie Einbruch und körperlicher Gewalt umgeht.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5_2010_GER_AT_23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un stellen Sie sich vor, Sie würden folgende Dinge in Österreich tun.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5_2010_GER_AT_236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Nun einige Fragen darüber, wie wahrscheinlich es ist, dass Sie erwischt und bestraft werden, wenn Sie bestimmte Dinge in Österreich tun würden.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5_2010_GER_AT_239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Die ersten paar Fragen beziehen sich auf die Polizei in Österreich.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Nun ein paar Fragen dazu, wie die Polizei mit Straftaten wie Einbruch und körperlicher Gewalt umgeht.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5_2010_GER_AT_245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Jetzt einige Fragen darüber, wie wahrscheinlich es ist, dass Sie erwischt oder bestraft werden, wenn Sie bestimmte Dinge in Österreich tun würden.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Bei den nächsten paar Fragen geht es um die Polizei in Österreich.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5_2010_GER_AT_251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Nun ein paar Fragen dazu, wie die Polizei mit Straftaten wie Einbruch und körperlicher Gewalt umgeht.</text:p>
          </table:table-cell>
          <table:table-cell office:value-type="float" office:value="477" calcext:value-type="float">
            <text:p>477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Karte 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ESS_R05_2010_GER_A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itte verwenden Sie diese Karte zur Beantwortung.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eiter Karte 1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ESS_R05_2010_GER_A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erwenden Sie weiterhin diese Karte.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n alle.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eiter Karte 1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ESS_R05_2010_GER_A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wenden Sie dieselbe Karte.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eiter Karte 1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ESS_R05_2010_GER_A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erwenden Sie wieder diese Karte.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n Alle.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ESS_R05_2010_GER_A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erwenden Sie wieder diese Karte.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Weiter Karte 1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ESS_R05_2010_GER_A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erwenden Sie wiederum diese Karte.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n alle.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arte 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ESS_R05_2010_GER_A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erwenden Sie jetzt bitte diese Karte.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Karte 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SS_R05_2010_GER_A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itte benutzen Sie diese Karte.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Karte 4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ESS_R05_2010_GER_A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enützen Sie diese Karte.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ESS_R05_2010_GER_A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Karte 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Karte 8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string" calcext:value-type="string">
            <text:p>ESS_R05_2010_GER_AT_1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erwenden Sie diese Karte.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ESS_R05_2010_GER_AT_3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Karte 1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ESS_R05_2010_GER_AT_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Weiter Karte 1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Weiter Karte 1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5_2010_GER_AT_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Verwenden Sie noch einmal diese Karte.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ESS_R05_2010_GER_AT_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Weiter Karte 1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Karte 11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ESS_R05_2010_GER_AT_3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Verwenden Sie bitte diese Karte.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Weiter Karte 11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ESS_R05_2010_GER_AT_3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Verwenden Sie weiterhin diese Karte.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ESS_R05_2010_GER_AT_3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Karte 12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ESS_R05_2010_GER_AT_43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Karte 13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5_2010_GER_AT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Karte 14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ESS_R05_2010_GER_AT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Verwenden Sie nun diese Karte.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ESS_R05_2010_GER_AT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Weiter Karte 1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5_2010_GER_AT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Weiter Karte 1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ESS_R05_2010_GER_AT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Karte 15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Karte 16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SS_R05_2010_GER_AT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Verwenden Sie bitte diese Karte.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Karte 17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ESS_R05_2010_GER_AT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Bitte verwenden Sie diese Karte.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5_2010_GER_AT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arte 18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Karte 19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ESS_R05_2010_GER_AT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erwenden Sie bitte diese Karte.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5_2010_GER_AT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Karte 2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ESS_R05_2010_GER_AT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Karte 21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ESS_R05_2010_GER_AT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itte wählen Sie eine Antwort von dieser Karte.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ESS_R05_2010_GER_AT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Weiter Karte 21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ESS_R05_2010_GER_AT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itte wählen Sie eine Antwort von dieser Karte.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Karte 23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ESS_R05_2010_GER_AT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Bitte verwenden Sie diese Karte für Ihre Antwort.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Karte 24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ESS_R05_2010_GER_AT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Bitte benutzen Sie diese Karte.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eiter Karte 2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ESS_R05_2010_GER_AT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Verwenden Sie dieselbe Karte.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ESS_R05_2010_GER_AT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arte 2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ESS_R05_2010_GER_AT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Karte 26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ESS_R05_2010_GER_AT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Karte 27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ESS_R05_2010_GER_AT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ählen Sie Ihre Antwort auf dieser Karte.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5_2010_GER_AT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Karte 28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ESS_R05_2010_GER_AT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ählen Sie Ihre Antwort auf dieser Karte.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5_2010_GER_AT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Karte 29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ESS_R05_2010_GER_AT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Wählen Sie Ihre Antwort auf dieser Karte.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5_2010_GER_AT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Karte 30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ESS_R05_2010_GER_AT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Wählen Sie Ihre Antwort auf dieser Karte.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Karte 31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ESS_R05_2010_GER_AT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ählen Sie Ihre Antwort auf dieser Karte.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5_2010_GER_AT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eiter Karte 31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Karte 32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ESS_R05_2010_GER_AT_9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ählen Sie Ihre Antwort auf dieser Karte.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ESS_R05_2010_GER_AT_9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9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Karte 33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ESS_R05_2010_GER_AT_1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Verwenden Sie diese Karte.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string" calcext:value-type="string">
            <text:p>ESS_R05_2010_GER_AT_1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Karte 34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ESS_R05_2010_GER_AT_10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Karte 35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ESS_R05_2010_GER_AT_10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Karte 36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ESS_R05_2010_GER_AT_10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Karte 37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Weiter Karte 37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string" calcext:value-type="string">
            <text:p>ESS_R05_2010_GER_AT_11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Verwenden Sie dieselbe Karte.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ESS_R05_2010_GER_AT_111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Karte 38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ESS_R05_2010_GER_AT_1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Karte 39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ESS_R05_2010_GER_AT_11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Karte 40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ESS_R05_2010_GER_AT_114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Karte 41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Karte 42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ESS_R05_2010_GER_AT_120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<text:s/>Bitte verwenden Sie diese Karte.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string" calcext:value-type="string">
            <text:p>ESS_R05_2010_GER_AT_121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Karte 43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ESS_R05_2010_GER_AT_122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23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24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25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Karte 44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ESS_R05_2010_GER_AT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Karte 46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ESS_R05_2010_GER_AT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Karte 47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ESS_R05_2010_GER_AT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Karte 49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ESS_R05_2010_GER_AT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Karte 50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ESS_R05_2010_GER_AT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Weiter Karte 50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ESS_R05_2010_GER_AT_14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49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5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51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5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5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Karte 51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string" calcext:value-type="string">
            <text:p>ESS_R05_2010_GER_AT_161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Karte 52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string" calcext:value-type="string">
            <text:p>ESS_R05_2010_GER_AT_165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Karte 53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Karte 54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ESS_R05_2010_GER_AT_17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Bitte verwenden Sie diese Karte.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Karte 55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5_2010_GER_AT_172</text:p>
          </table:table-cell>
          <table:table-cell office:value-type="string" calcext:value-type="string">
            <text:p>F41w</text:p>
          </table:table-cell>
          <table:table-cell office:value-type="string" calcext:value-type="string">
            <text:p>Verwenden Sie bitte diese Karte.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Karte 55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5_2010_GER_AT_173</text:p>
          </table:table-cell>
          <table:table-cell office:value-type="string" calcext:value-type="string">
            <text:p>F41m</text:p>
          </table:table-cell>
          <table:table-cell office:value-type="string" calcext:value-type="string">
            <text:p>Verwenden Sie bitte diese Karte.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Karte 55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ESS_R05_2010_GER_AT_174</text:p>
          </table:table-cell>
          <table:table-cell office:value-type="string" calcext:value-type="string">
            <text:p>F41y</text:p>
          </table:table-cell>
          <table:table-cell office:value-type="string" calcext:value-type="string">
            <text:p>Verwenden Sie bitte diese Karte.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75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Karte 56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S_R05_2010_GER_AT_17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Karte 57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ESS_R05_2010_GER_AT_17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Karte 58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ESS_R05_2010_GER_AT_17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Bitte verwenden Sie diese Karte.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Karte 59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ESS_R05_2010_GER_AT_178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itte verwenden Sie diese Karte.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ESS_R05_2010_GER_AT_179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Karte 60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Weiter Karte 60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ESS_R05_2010_GER_AT_180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Bitte wählen Sie nur eine Antwortvorgabe.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ESS_R05_2010_GER_AT_18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Vorlesen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ESS_R05_2010_GER_AT_190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An alle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string" calcext:value-type="string">
            <text:p>ESS_R05_2010_GER_AT_195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Karte 62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ESS_R05_2010_GER_AT_196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Karte 63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string" calcext:value-type="string">
            <text:p>ESS_R05_2010_GER_AT_201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Karte 64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ESS_R05_2010_GER_AT_20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Karte 65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ESS_R05_2010_GER_AT_205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Karte 66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ESS_R05_2010_GER_AT_206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07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08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09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10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11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12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13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14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15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16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17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18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19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20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21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22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23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24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25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26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36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37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38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39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40</text:p>
          </table:table-cell>
          <table:table-cell office:value-type="string" calcext:value-type="string">
            <text:p>IS14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41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42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43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44</text:p>
          </table:table-cell>
          <table:table-cell office:value-type="string" calcext:value-type="string">
            <text:p>IS18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45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46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47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48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49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50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51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52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ESS_R05_2010_GER_AT_253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Bitte ringeln Sie eine Antwortzahl.</text:p>
          </table:table-cell>
          <table:table-cell office:value-type="float" office:value="2459" calcext:value-type="float">
            <text:p>2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43:34.245472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44:37.156150242</dc:date>
    <meta:editing-duration>PT1M58S</meta:editing-duration>
    <meta:editing-cycles>2</meta:editing-cycles>
    <meta:generator>LibreOffice/6.0.7.3$Linux_X86_64 LibreOffice_project/00m0$Build-3</meta:generator>
    <meta:document-statistic meta:table-count="4" meta:cell-count="10954" meta:object-count="0"/>
  </office:meta>
</office:document-meta>
</file>